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DC7CCDFB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3.41cm"/>
    </style:style>
    <style:style style:name="co3" style:family="table-column">
      <style:table-column-properties fo:break-before="auto" style:column-width="6.551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2.6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173cm"/>
    </style:style>
    <style:style style:name="co8" style:family="table-column">
      <style:table-column-properties fo:break-before="auto" style:column-width="5.946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.656cm"/>
    </style:style>
    <style:style style:name="co12" style:family="table-column">
      <style:table-column-properties fo:break-before="auto" style:column-width="3.279cm"/>
    </style:style>
    <style:style style:name="co13" style:family="table-column">
      <style:table-column-properties fo:break-before="auto" style:column-width="5.516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1.515cm"/>
    </style:style>
    <style:style style:name="co17" style:family="table-column">
      <style:table-column-properties fo:break-before="auto" style:column-width="3.54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color="#ff0000"/>
    </style:style>
    <style:style style:name="ce4" style:family="table-cell" style:parent-style-name="Default" style:data-style-name="N108">
      <style:text-properties fo:color="#0000ff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60"/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 style:data-style-name="N60">
      <style:text-properties fo:color="#ff0000"/>
    </style:style>
    <style:style style:name="ce9" style:family="table-cell" style:parent-style-name="Default" style:data-style-name="N60">
      <style:text-properties fo:color="#0000ff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8">
      <style:text-properties fo:color="#ff0000" fo:font-weight="bold" style:font-weight-asian="bold" style:font-weight-complex="bold"/>
    </style:style>
    <style:style style:name="ce12" style:family="table-cell" style:parent-style-name="Default" style:data-style-name="N60">
      <style:text-properties fo:color="#ff0000" fo:font-weight="bold" style:font-weight-asian="bold" style:font-weight-complex="bold"/>
    </style:style>
    <style:style style:name="ce13" style:family="table-cell" style:parent-style-name="Default" style:data-style-name="N108">
      <style:text-properties fo:color="#0000ff" fo:font-weight="bold" style:font-weight-asian="bold" style:font-weight-complex="bold"/>
    </style:style>
    <style:style style:name="ce14" style:family="table-cell" style:parent-style-name="Default" style:data-style-name="N60">
      <style:text-properties fo:color="#0000ff" fo:font-weight="bold" style:font-weight-asian="bold" style:font-weight-complex="bold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0000ff" fo:font-weight="bold" style:font-weight-asian="bold" style:font-weight-complex="bold"/>
    </style:style>
    <style:style style:name="ce17" style:family="table-cell" style:parent-style-name="Default" style:data-style-name="N108">
      <style:text-properties style:use-window-font-color="true"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angle-0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Default"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table:style-name="Default" office:value-type="string">
            <text:p>[init_seed]</text:p>
          </table:table-cell>
          <table:table-cell table:style-name="Default" office:value-type="string">
            <text:p>[rndgen_seed]</text:p>
          </table:table-cell>
          <table:table-cell office:value-type="string">
            <text:p>num 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9529787189">
            <text:p>46.952979</text:p>
          </table:table-cell>
          <table:table-cell office:value-type="float" office:value="0.000197728">
            <text:p>1.98E-004</text:p>
          </table:table-cell>
          <table:table-cell office:value-type="float" office:value="14099">
            <text:p>1.41E+004</text:p>
          </table:table-cell>
          <table:table-cell office:value-type="float" office:value="0">
            <text:p>0.00E+000</text:p>
          </table:table-cell>
          <table:table-cell office:value-type="float" office:value="1301">
            <text:p>13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8217734958">
            <text:p>46.821773</text:p>
          </table:table-cell>
          <table:table-cell office:value-type="float" office:value="0.0002056502">
            <text:p>2.06E-004</text:p>
          </table:table-cell>
          <table:table-cell office:value-type="float" office:value="29321">
            <text:p>2.93E+004</text:p>
          </table:table-cell>
          <table:table-cell office:value-type="float" office:value="1">
            <text:p>1.00E+00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392330854">
            <text:p>46.839233</text:p>
          </table:table-cell>
          <table:table-cell office:value-type="float" office:value="0.0002009047">
            <text:p>2.01E-004</text:p>
          </table:table-cell>
          <table:table-cell office:value-type="float" office:value="10898">
            <text:p>1.09E+004</text:p>
          </table:table-cell>
          <table:table-cell office:value-type="float" office:value="2">
            <text:p>2.00E+00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8802059526">
            <text:p>46.880206</text:p>
          </table:table-cell>
          <table:table-cell office:value-type="float" office:value="0.000201407">
            <text:p>2.01E-004</text:p>
          </table:table-cell>
          <table:table-cell office:value-type="float" office:value="19310">
            <text:p>1.93E+004</text:p>
          </table:table-cell>
          <table:table-cell office:value-type="float" office:value="3">
            <text:p>3.00E+00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141783878">
            <text:p>46.914178</text:p>
          </table:table-cell>
          <table:table-cell office:value-type="float" office:value="0.0002010549">
            <text:p>2.01E-004</text:p>
          </table:table-cell>
          <table:table-cell office:value-type="float" office:value="24397">
            <text:p>2.44E+004</text:p>
          </table:table-cell>
          <table:table-cell office:value-type="float" office:value="4">
            <text:p>4.00E+00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9285646523">
            <text:p>46.928565</text:p>
          </table:table-cell>
          <table:table-cell office:value-type="float" office:value="0.0002254344">
            <text:p>2.25E-004</text:p>
          </table:table-cell>
          <table:table-cell office:value-type="float" office:value="20838">
            <text:p>2.08E+004</text:p>
          </table:table-cell>
          <table:table-cell office:value-type="float" office:value="5">
            <text:p>5.00E+00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6.9901584706">
            <text:p>46.990158</text:p>
          </table:table-cell>
          <table:table-cell office:value-type="float" office:value="0.0001995596">
            <text:p>2.00E-004</text:p>
          </table:table-cell>
          <table:table-cell office:value-type="float" office:value="25995">
            <text:p>2.60E+004</text:p>
          </table:table-cell>
          <table:table-cell office:value-type="float" office:value="6">
            <text:p>6.00E+00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float" office:value="46.8066538701">
            <text:p>46.806654</text:p>
          </table:table-cell>
          <table:table-cell office:value-type="float" office:value="0.0002192556">
            <text:p>2.19E-004</text:p>
          </table:table-cell>
          <table:table-cell office:value-type="float" office:value="8533">
            <text:p>8.53E+003</text:p>
          </table:table-cell>
          <table:table-cell office:value-type="float" office:value="7">
            <text:p>7.00E+00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9835584069">
            <text:p>46.983558</text:p>
          </table:table-cell>
          <table:table-cell office:value-type="float" office:value="0.0002280496">
            <text:p>2.28E-004</text:p>
          </table:table-cell>
          <table:table-cell office:value-type="float" office:value="5113">
            <text:p>5.11E+003</text:p>
          </table:table-cell>
          <table:table-cell office:value-type="float" office:value="8">
            <text:p>8.00E+00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9285130497">
            <text:p>46.928513</text:p>
          </table:table-cell>
          <table:table-cell office:value-type="float" office:value="0.0002005735">
            <text:p>2.01E-004</text:p>
          </table:table-cell>
          <table:table-cell office:value-type="float" office:value="31941">
            <text:p>3.19E+004</text:p>
          </table:table-cell>
          <table:table-cell office:value-type="float" office:value="9">
            <text:p>9.00E+000</text:p>
          </table:table-cell>
          <table:table-cell/>
        </table:table-row>
        <table:table-row table:style-name="ro1">
          <table:table-cell table:style-name="Default"/>
          <table:table-cell table:style-name="ce5" table:formula="of:=MIN([.B2:.B11])" office:value-type="float" office:value="46.8066538701">
            <text:p>46.806654</text:p>
          </table:table-cell>
          <table:table-cell table:style-name="ce7" table:formula="of:=MIN([.C2:.C11])" office:value-type="float" office:value="0.000197728">
            <text:p>1.98E-004</text:p>
          </table:table-cell>
          <table:table-cell table:style-name="Default" table:number-columns-repeated="2"/>
          <table:table-cell office:value-type="string">
            <text:p>disclinations in slightly different positions</text:p>
          </table:table-cell>
        </table:table-row>
        <table:table-row table:style-name="ro2">
          <table:table-cell table:style-name="Default"/>
          <table:table-cell table:style-name="ce5" table:formula="of:=MAX([.B2:.B11])" office:value-type="float" office:value="46.9901584706">
            <text:p>46.990158</text:p>
          </table:table-cell>
          <table:table-cell table:style-name="ce7" table:formula="of:=MAX([.C2:.C11])" office:value-type="float" office:value="0.0002280496">
            <text:p>2.28E-004</text:p>
          </table:table-cell>
          <table:table-cell table:style-name="Default" table:number-columns-repeated="2"/>
          <table:table-cell/>
        </table:table-row>
      </table:table>
      <table:table table:name="angle-5" table:style-name="ta1" table:print="false">
        <table:table-column table:style-name="co7" table:default-cell-style-name="Default"/>
        <table:table-column table:style-name="co2" table:default-cell-style-name="ce2"/>
        <table:table-column table:style-name="co8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num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0210393446">
            <text:p>42.021039</text:p>
          </table:table-cell>
          <table:table-cell office:value-type="float" office:value="0.000217313">
            <text:p>2.17E-004</text:p>
          </table:table-cell>
          <table:table-cell office:value-type="float" office:value="5999">
            <text:p>599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07645536">
            <text:p>42.107646</text:p>
          </table:table-cell>
          <table:table-cell office:value-type="float" office:value="0.0001935969">
            <text:p>1.94E-004</text:p>
          </table:table-cell>
          <table:table-cell office:value-type="float" office:value="11678">
            <text:p>1167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13457866">
            <text:p>42.134579</text:p>
          </table:table-cell>
          <table:table-cell office:value-type="float" office:value="0.0002134842">
            <text:p>2.13E-004</text:p>
          </table:table-cell>
          <table:table-cell office:value-type="float" office:value="32382">
            <text:p>3238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1517856901">
            <text:p>42.151786</text:p>
          </table:table-cell>
          <table:table-cell office:value-type="float" office:value="0.0002256192">
            <text:p>2.26E-004</text:p>
          </table:table-cell>
          <table:table-cell office:value-type="float" office:value="16734">
            <text:p>1673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float" office:value="41.9636361285">
            <text:p>41.963636</text:p>
          </table:table-cell>
          <table:table-cell office:value-type="float" office:value="0.0002168553">
            <text:p>2.17E-004</text:p>
          </table:table-cell>
          <table:table-cell office:value-type="float" office:value="14526">
            <text:p>14526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013529257">
            <text:p>42.013529</text:p>
          </table:table-cell>
          <table:table-cell office:value-type="float" office:value="0.0002205263">
            <text:p>2.21E-004</text:p>
          </table:table-cell>
          <table:table-cell office:value-type="float" office:value="7573">
            <text:p>757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.1526526859">
            <text:p>42.152653</text:p>
          </table:table-cell>
          <table:table-cell office:value-type="float" office:value="0.0002089828">
            <text:p>2.09E-004</text:p>
          </table:table-cell>
          <table:table-cell office:value-type="float" office:value="15804">
            <text:p>1580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1201708031">
            <text:p>42.120171</text:p>
          </table:table-cell>
          <table:table-cell office:value-type="float" office:value="0.0001863599">
            <text:p>1.86E-004</text:p>
          </table:table-cell>
          <table:table-cell office:value-type="float" office:value="6321">
            <text:p>632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42.1691554343">
            <text:p>42.169155</text:p>
          </table:table-cell>
          <table:table-cell office:value-type="float" office:value="0.0002289594">
            <text:p>2.29E-004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.1265512208">
            <text:p>42.126551</text:p>
          </table:table-cell>
          <table:table-cell office:value-type="float" office:value="0.0002245943">
            <text:p>2.25E-004</text:p>
          </table:table-cell>
          <table:table-cell office:value-type="float" office:value="2318">
            <text:p>231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5" table:formula="of:=MIN([.B2:.B11])" office:value-type="float" office:value="41.9636361285">
            <text:p>41.963636</text:p>
          </table:table-cell>
          <table:table-cell table:style-name="ce7" table:formula="of:=MIN([.C2:.C11])" office:value-type="float" office:value="0.0001863599">
            <text:p>1.86E-004</text:p>
          </table:table-cell>
          <table:table-cell table:number-columns-repeated="2"/>
          <table:table-cell office:value-type="string">
            <text:p>disclinations in slightly different places</text:p>
          </table:table-cell>
        </table:table-row>
        <table:table-row table:style-name="ro2">
          <table:table-cell/>
          <table:table-cell table:style-name="ce5" table:formula="of:=MAX([.B2:.B11])" office:value-type="float" office:value="42.1691554343">
            <text:p>42.169155</text:p>
          </table:table-cell>
          <table:table-cell table:style-name="ce7" table:formula="of:=MAX([.C2:.C11])" office:value-type="float" office:value="0.0002289594">
            <text:p>2.29E-004</text:p>
          </table:table-cell>
          <table:table-cell table:number-columns-repeated="3"/>
        </table:table-row>
      </table:table>
      <table:table table:name="angle-1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numnp cell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float" office:value="39.3512518875">
            <text:p>39.351252</text:p>
          </table:table-cell>
          <table:table-cell office:value-type="float" office:value="0.0002150623">
            <text:p>2.15E-004</text:p>
          </table:table-cell>
          <table:table-cell office:value-type="float" office:value="29969">
            <text:p>29969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4432924213">
            <text:p>39.443292</text:p>
          </table:table-cell>
          <table:table-cell office:value-type="float" office:value="0.0002160955">
            <text:p>2.16E-004</text:p>
          </table:table-cell>
          <table:table-cell office:value-type="float" office:value="27171">
            <text:p>2717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.3809521012">
            <text:p>39.380952</text:p>
          </table:table-cell>
          <table:table-cell office:value-type="float" office:value="0.0002163719">
            <text:p>2.16E-004</text:p>
          </table:table-cell>
          <table:table-cell office:value-type="float" office:value="24953">
            <text:p>2495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.6028199043">
            <text:p>39.602820</text:p>
          </table:table-cell>
          <table:table-cell table:style-name="ce8" office:value-type="float" office:value="0.000230757">
            <text:p>2.31E-004</text:p>
          </table:table-cell>
          <table:table-cell office:value-type="float" office:value="26036">
            <text:p>2603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9.3827208204">
            <text:p>39.382721</text:p>
          </table:table-cell>
          <table:table-cell office:value-type="float" office:value="0.0002162036">
            <text:p>2.16E-004</text:p>
          </table:table-cell>
          <table:table-cell office:value-type="float" office:value="11230">
            <text:p>1123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5867535486">
            <text:p>39.586754</text:p>
          </table:table-cell>
          <table:table-cell office:value-type="float" office:value="0.0002033884">
            <text:p>2.03E-004</text:p>
          </table:table-cell>
          <table:table-cell office:value-type="float" office:value="13742">
            <text:p>1374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39.6293544518">
            <text:p>39.629354</text:p>
          </table:table-cell>
          <table:table-cell office:value-type="float" office:value="0.0002066457">
            <text:p>2.07E-004</text:p>
          </table:table-cell>
          <table:table-cell office:value-type="float" office:value="19051">
            <text:p>1905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.5600209408">
            <text:p>39.560021</text:p>
          </table:table-cell>
          <table:table-cell office:value-type="float" office:value="0.0002245163">
            <text:p>2.25E-004</text:p>
          </table:table-cell>
          <table:table-cell office:value-type="float" office:value="28400">
            <text:p>2840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.4058017276">
            <text:p>39.405802</text:p>
          </table:table-cell>
          <table:table-cell table:style-name="ce9" office:value-type="float" office:value="0.0001992295">
            <text:p>1.99E-004</text:p>
          </table:table-cell>
          <table:table-cell office:value-type="float" office:value="7170">
            <text:p>717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.5164801181">
            <text:p>39.516480</text:p>
          </table:table-cell>
          <table:table-cell office:value-type="float" office:value="0.0002245918">
            <text:p>2.25E-004</text:p>
          </table:table-cell>
          <table:table-cell office:value-type="float" office:value="9659">
            <text:p>9659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39.3512518875">
            <text:p>39.351252</text:p>
          </table:table-cell>
          <table:table-cell table:style-name="ce7" table:formula="of:=MIN([.C2:.C11])" office:value-type="float" office:value="0.0001992295">
            <text:p>1.99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39.6293544518">
            <text:p>39.629354</text:p>
          </table:table-cell>
          <table:table-cell table:style-name="ce7" table:formula="of:=MAX([.C2:.C11])" office:value-type="float" office:value="0.000230757">
            <text:p>2.31E-004</text:p>
          </table:table-cell>
          <table:table-cell table:number-columns-repeated="3"/>
        </table:table-row>
      </table:table>
      <table:table table:name="angle-1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.6366847338">
            <text:p>40.636685</text:p>
          </table:table-cell>
          <table:table-cell table:style-name="ce8" office:value-type="float" office:value="0.0002380127">
            <text:p>2.38E-004</text:p>
          </table:table-cell>
          <table:table-cell office:value-type="float" office:value="15259">
            <text:p>15259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.6409250859">
            <text:p>40.640925</text:p>
          </table:table-cell>
          <table:table-cell office:value-type="float" office:value="0.0002228471">
            <text:p>2.23E-004</text:p>
          </table:table-cell>
          <table:table-cell office:value-type="float" office:value="1496">
            <text:p>1496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.4326475022">
            <text:p>40.432648</text:p>
          </table:table-cell>
          <table:table-cell office:value-type="float" office:value="0.0002126461">
            <text:p>2.13E-004</text:p>
          </table:table-cell>
          <table:table-cell office:value-type="float" office:value="20805">
            <text:p>20805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.3996240959">
            <text:p>40.399624</text:p>
          </table:table-cell>
          <table:table-cell office:value-type="float" office:value="0.0002303604">
            <text:p>2.30E-004</text:p>
          </table:table-cell>
          <table:table-cell office:value-type="float" office:value="14130">
            <text:p>1413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40.7121357416">
            <text:p>40.712136</text:p>
          </table:table-cell>
          <table:table-cell office:value-type="float" office:value="0.0002119242">
            <text:p>2.12E-004</text:p>
          </table:table-cell>
          <table:table-cell office:value-type="float" office:value="4473">
            <text:p>447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.4208617043">
            <text:p>40.420862</text:p>
          </table:table-cell>
          <table:table-cell office:value-type="float" office:value="0.0002188836">
            <text:p>2.19E-004</text:p>
          </table:table-cell>
          <table:table-cell office:value-type="float" office:value="25605">
            <text:p>25605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4435093051">
            <text:p>40.443509</text:p>
          </table:table-cell>
          <table:table-cell office:value-type="float" office:value="0.0002143827">
            <text:p>2.14E-004</text:p>
          </table:table-cell>
          <table:table-cell office:value-type="float" office:value="4631">
            <text:p>4631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40613539">
            <text:p>40.406135</text:p>
          </table:table-cell>
          <table:table-cell office:value-type="float" office:value="0.0002165538">
            <text:p>2.17E-004</text:p>
          </table:table-cell>
          <table:table-cell office:value-type="float" office:value="28288">
            <text:p>2828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float" office:value="40.3373802406">
            <text:p>40.337380</text:p>
          </table:table-cell>
          <table:table-cell office:value-type="float" office:value="0.0002236098">
            <text:p>2.24E-004</text:p>
          </table:table-cell>
          <table:table-cell office:value-type="float" office:value="23632">
            <text:p>23632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3886130279">
            <text:p>40.388613</text:p>
          </table:table-cell>
          <table:table-cell table:style-name="ce9" office:value-type="float" office:value="0.0002099731">
            <text:p>2.10E-004</text:p>
          </table:table-cell>
          <table:table-cell office:value-type="float" office:value="3664">
            <text:p>366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/>
          <table:table-cell table:style-name="ce5" table:formula="of:=MIN([.B2:.B11])" office:value-type="float" office:value="40.3373802406">
            <text:p>40.337380</text:p>
          </table:table-cell>
          <table:table-cell table:style-name="ce7" table:formula="of:=MIN([.C2:.C11])" office:value-type="float" office:value="0.0002099731">
            <text:p>2.10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0.7121357416">
            <text:p>40.712136</text:p>
          </table:table-cell>
          <table:table-cell table:style-name="ce7" table:formula="of:=MAX([.C2:.C12])" office:value-type="float" office:value="0.0002380127">
            <text:p>2.38E-004</text:p>
          </table:table-cell>
          <table:table-cell table:number-columns-repeated="3"/>
        </table:table-row>
      </table:table>
      <table:table table:name="angle-20" table:style-name="ta1" table:print="false">
        <table:table-column table:style-name="co11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2408807907">
            <text:p>42.240881</text:p>
          </table:table-cell>
          <table:table-cell office:value-type="float" office:value="0.000227881">
            <text:p>2.28E-004</text:p>
          </table:table-cell>
          <table:table-cell office:value-type="float" office:value="10044">
            <text:p>10044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4959637275">
            <text:p>42.495964</text:p>
          </table:table-cell>
          <table:table-cell office:value-type="float" office:value="0.000230184">
            <text:p>2.30E-004</text:p>
          </table:table-cell>
          <table:table-cell office:value-type="float" office:value="28902">
            <text:p>28902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4244508232">
            <text:p>42.424451</text:p>
          </table:table-cell>
          <table:table-cell office:value-type="float" office:value="0.0002363024">
            <text:p>2.36E-004</text:p>
          </table:table-cell>
          <table:table-cell office:value-type="float" office:value="17951">
            <text:p>17951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3549020341">
            <text:p>42.354902</text:p>
          </table:table-cell>
          <table:table-cell office:value-type="float" office:value="0.000228195">
            <text:p>2.28E-004</text:p>
          </table:table-cell>
          <table:table-cell office:value-type="float" office:value="31382">
            <text:p>3138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3512266967">
            <text:p>42.351227</text:p>
          </table:table-cell>
          <table:table-cell office:value-type="float" office:value="0.000199746">
            <text:p>2.00E-004</text:p>
          </table:table-cell>
          <table:table-cell office:value-type="float" office:value="19719">
            <text:p>19719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4039914723">
            <text:p>42.403991</text:p>
          </table:table-cell>
          <table:table-cell office:value-type="float" office:value="0.0002403895">
            <text:p>2.40E-004</text:p>
          </table:table-cell>
          <table:table-cell office:value-type="float" office:value="15088">
            <text:p>1508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2.5821947068">
            <text:p>42.582195</text:p>
          </table:table-cell>
          <table:table-cell table:style-name="ce8" office:value-type="float" office:value="0.0002497867">
            <text:p>2.50E-004</text:p>
          </table:table-cell>
          <table:table-cell office:value-type="float" office:value="1710">
            <text:p>1710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3373553972">
            <text:p>42.337355</text:p>
          </table:table-cell>
          <table:table-cell office:value-type="float" office:value="0.0002359136">
            <text:p>2.36E-004</text:p>
          </table:table-cell>
          <table:table-cell office:value-type="float" office:value="18110">
            <text:p>1811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.3507708181">
            <text:p>42.350771</text:p>
          </table:table-cell>
          <table:table-cell office:value-type="float" office:value="0.0002334319">
            <text:p>2.33E-004</text:p>
          </table:table-cell>
          <table:table-cell office:value-type="float" office:value="28029">
            <text:p>28029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float" office:value="42.2375750752">
            <text:p>42.237575</text:p>
          </table:table-cell>
          <table:table-cell table:style-name="ce9" office:value-type="float" office:value="0.0001958641">
            <text:p>1.96E-004</text:p>
          </table:table-cell>
          <table:table-cell office:value-type="float" office:value="11128">
            <text:p>11128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</table:table-row>
        <table:table-row table:style-name="ro2">
          <table:table-cell/>
          <table:table-cell table:style-name="ce5" table:formula="of:=MIN([.B2:.B11])" office:value-type="float" office:value="42.2375750752">
            <text:p>42.237575</text:p>
          </table:table-cell>
          <table:table-cell table:style-name="ce10" table:formula="of:=MIN([.C2:.C11])" office:value-type="float" office:value="0.0001958641">
            <text:p>1.96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2.5821947068">
            <text:p>42.582195</text:p>
          </table:table-cell>
          <table:table-cell table:style-name="ce10" table:formula="of:=MAX([.C2:.C11])" office:value-type="float" office:value="0.0002497867">
            <text:p>2.50E-004</text:p>
          </table:table-cell>
          <table:table-cell table:number-columns-repeated="3"/>
        </table:table-row>
      </table:table>
      <table:table table:name="angle-2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.7373492958">
            <text:p>43.737349</text:p>
          </table:table-cell>
          <table:table-cell office:value-type="float" office:value="0.0002200775">
            <text:p>2.20E-00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float" office:value="43.5217913344">
            <text:p>43.521791</text:p>
          </table:table-cell>
          <table:table-cell table:style-name="ce9" office:value-type="float" office:value="0.0002197083">
            <text:p>2.20E-004</text:p>
          </table:table-cell>
          <table:table-cell office:value-type="float" office:value="4301">
            <text:p>4301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1" office:value-type="float" office:value="45.9105993312">
            <text:p>45.910599</text:p>
          </table:table-cell>
          <table:table-cell table:style-name="ce12" office:value-type="float" office:value="0.0003566024">
            <text:p>3.57E-004</text:p>
          </table:table-cell>
          <table:table-cell table:style-name="ce10" office:value-type="float" office:value="13232">
            <text:p>1323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99">
            <text:p>1299</text:p>
          </table:table-cell>
          <table:table-cell office:value-type="string">
            <text:p>Right disclination formed far away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.5260644113">
            <text:p>43.526064</text:p>
          </table:table-cell>
          <table:table-cell office:value-type="float" office:value="0.0002245234">
            <text:p>2.25E-004</text:p>
          </table:table-cell>
          <table:table-cell office:value-type="float" office:value="31016">
            <text:p>31016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6949573468">
            <text:p>43.694957</text:p>
          </table:table-cell>
          <table:table-cell office:value-type="float" office:value="0.0002413454">
            <text:p>2.41E-004</text:p>
          </table:table-cell>
          <table:table-cell office:value-type="float" office:value="20937">
            <text:p>20937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9357121422">
            <text:p>43.935712</text:p>
          </table:table-cell>
          <table:table-cell office:value-type="float" office:value="0.0002463927">
            <text:p>2.46E-004</text:p>
          </table:table-cell>
          <table:table-cell office:value-type="float" office:value="27334">
            <text:p>2733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left disclination slightly off surfa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.5833920607">
            <text:p>43.583392</text:p>
          </table:table-cell>
          <table:table-cell office:value-type="float" office:value="0.0002266472">
            <text:p>2.27E-004</text:p>
          </table:table-cell>
          <table:table-cell office:value-type="float" office:value="7548">
            <text:p>754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.572417728">
            <text:p>43.572418</text:p>
          </table:table-cell>
          <table:table-cell office:value-type="float" office:value="0.0002231279">
            <text:p>2.23E-004</text:p>
          </table:table-cell>
          <table:table-cell office:value-type="float" office:value="18547">
            <text:p>1854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6410014086">
            <text:p>43.641001</text:p>
          </table:table-cell>
          <table:table-cell office:value-type="float" office:value="0.0002478488">
            <text:p>2.48E-004</text:p>
          </table:table-cell>
          <table:table-cell office:value-type="float" office:value="27720">
            <text:p>27720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3.7991433633">
            <text:p>43.799143</text:p>
          </table:table-cell>
          <table:table-cell office:value-type="float" office:value="0.0002222638">
            <text:p>2.22E-004</text:p>
          </table:table-cell>
          <table:table-cell office:value-type="float" office:value="12479">
            <text:p>12479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3.5217913344">
            <text:p>43.521791</text:p>
          </table:table-cell>
          <table:table-cell table:style-name="ce7" table:formula="of:=MIN([.C2:.C11])" office:value-type="float" office:value="0.0002197083">
            <text:p>2.20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9105993312">
            <text:p>45.910599</text:p>
          </table:table-cell>
          <table:table-cell table:style-name="ce7" table:formula="of:=MAX([.C2:.C11])" office:value-type="float" office:value="0.0003566024">
            <text:p>3.57E-004</text:p>
          </table:table-cell>
          <table:table-cell table:number-columns-repeated="4"/>
        </table:table-row>
      </table:table>
      <table:table table:name="angle-3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.3714356517">
            <text:p>45.371436</text:p>
          </table:table-cell>
          <table:table-cell office:value-type="float" office:value="0.0002792512">
            <text:p>2.79E-004</text:p>
          </table:table-cell>
          <table:table-cell office:value-type="float" office:value="16450">
            <text:p>16450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7374636148">
            <text:p>44.737464</text:p>
          </table:table-cell>
          <table:table-cell office:value-type="float" office:value="0.0002257712">
            <text:p>2.26E-004</text:p>
          </table:table-cell>
          <table:table-cell office:value-type="float" office:value="1566">
            <text:p>1566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4.5657016388">
            <text:p>44.565702</text:p>
          </table:table-cell>
          <table:table-cell office:value-type="float" office:value="0.0002258176">
            <text:p>2.26E-004</text:p>
          </table:table-cell>
          <table:table-cell office:value-type="float" office:value="29381">
            <text:p>2938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right disclination has funny flat bit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1" office:value-type="float" office:value="46.3346069422">
            <text:p>46.334607</text:p>
          </table:table-cell>
          <table:table-cell table:style-name="ce12" office:value-type="float" office:value="0.0003276864">
            <text:p>3.28E-004</text:p>
          </table:table-cell>
          <table:table-cell table:style-name="ce10" office:value-type="float" office:value="29075">
            <text:p>2907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303">
            <text:p>1303</text:p>
          </table:table-cell>
          <table:table-cell office:value-type="string">
            <text:p>disclination fo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7656829743">
            <text:p>44.765683</text:p>
          </table:table-cell>
          <table:table-cell office:value-type="float" office:value="0.00024046">
            <text:p>2.40E-004</text:p>
          </table:table-cell>
          <table:table-cell office:value-type="float" office:value="10262">
            <text:p>10262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.6075020343">
            <text:p>44.607502</text:p>
          </table:table-cell>
          <table:table-cell office:value-type="float" office:value="0.0002303592">
            <text:p>2.30E-004</text:p>
          </table:table-cell>
          <table:table-cell office:value-type="float" office:value="21265">
            <text:p>21265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7834911307">
            <text:p>44.783491</text:p>
          </table:table-cell>
          <table:table-cell office:value-type="float" office:value="0.0002463308">
            <text:p>2.46E-004</text:p>
          </table:table-cell>
          <table:table-cell office:value-type="float" office:value="13405">
            <text:p>1340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.7452184515">
            <text:p>44.745218</text:p>
          </table:table-cell>
          <table:table-cell table:style-name="ce9" office:value-type="float" office:value="0.0002207563">
            <text:p>2.21E-004</text:p>
          </table:table-cell>
          <table:table-cell office:value-type="float" office:value="11795">
            <text:p>11795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.8557462496">
            <text:p>44.855746</text:p>
          </table:table-cell>
          <table:table-cell office:value-type="float" office:value="0.0002572604">
            <text:p>2.57E-004</text:p>
          </table:table-cell>
          <table:table-cell office:value-type="float" office:value="17780">
            <text:p>17780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5.0791619725">
            <text:p>45.079162</text:p>
          </table:table-cell>
          <table:table-cell office:value-type="float" office:value="0.000265721">
            <text:p>2.66E-004</text:p>
          </table:table-cell>
          <table:table-cell office:value-type="float" office:value="26025">
            <text:p>26025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5657016388">
            <text:p>44.565702</text:p>
          </table:table-cell>
          <table:table-cell table:style-name="ce7" table:formula="of:=MIN([.C2:.C10])" office:value-type="float" office:value="0.0002207563">
            <text:p>2.2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6.3346069422">
            <text:p>46.334607</text:p>
          </table:table-cell>
          <table:table-cell table:style-name="ce7" table:formula="of:=MAX([.C2:.C11])" office:value-type="float" office:value="0.0003276864">
            <text:p>3.28E-004</text:p>
          </table:table-cell>
          <table:table-cell table:number-columns-repeated="4"/>
        </table:table-row>
      </table:table>
      <table:table table:name="angle-35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6.9749979253">
            <text:p>46.974998</text:p>
          </table:table-cell>
          <table:table-cell table:style-name="ce12" office:value-type="float" office:value="0.0003847758">
            <text:p>3.85E-004</text:p>
          </table:table-cell>
          <table:table-cell office:value-type="float" office:value="3469">
            <text:p>346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left disclination far from np</text:p>
          </table:table-cell>
          <table:table-cell/>
          <table:table-cell office:value-type="string">
            <text:p>something funny is happening! Lowest min en run not same as lowest non np av en ru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3211700727">
            <text:p>44.321170</text:p>
          </table:table-cell>
          <table:table-cell office:value-type="float" office:value="0.0002459513">
            <text:p>2.46E-004</text:p>
          </table:table-cell>
          <table:table-cell office:value-type="float" office:value="27604">
            <text:p>27604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.4497377261">
            <text:p>44.449738</text:p>
          </table:table-cell>
          <table:table-cell table:style-name="ce14" office:value-type="float" office:value="0.0002193484">
            <text:p>2.19E-004</text:p>
          </table:table-cell>
          <table:table-cell office:value-type="float" office:value="11941">
            <text:p>11941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3490562522">
            <text:p>44.349056</text:p>
          </table:table-cell>
          <table:table-cell office:value-type="float" office:value="0.0002456291">
            <text:p>2.46E-004</text:p>
          </table:table-cell>
          <table:table-cell office:value-type="float" office:value="12083">
            <text:p>12083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5535254326">
            <text:p>44.553525</text:p>
          </table:table-cell>
          <table:table-cell office:value-type="float" office:value="0.0002759287">
            <text:p>2.76E-004</text:p>
          </table:table-cell>
          <table:table-cell office:value-type="float" office:value="3347">
            <text:p>3347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4.2443201831">
            <text:p>44.244320</text:p>
          </table:table-cell>
          <table:table-cell office:value-type="float" office:value="0.000255072">
            <text:p>2.55E-004</text:p>
          </table:table-cell>
          <table:table-cell office:value-type="float" office:value="15553">
            <text:p>15553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np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46.3639691275">
            <text:p>46.363969</text:p>
          </table:table-cell>
          <table:table-cell office:value-type="float" office:value="0.0003565783">
            <text:p>3.57E-004</text:p>
          </table:table-cell>
          <table:table-cell office:value-type="float" office:value="7649">
            <text:p>7649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449545888">
            <text:p>44.449546</text:p>
          </table:table-cell>
          <table:table-cell office:value-type="float" office:value="0.0002632603">
            <text:p>2.63E-004</text:p>
          </table:table-cell>
          <table:table-cell office:value-type="float" office:value="26947">
            <text:p>26947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np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45.3911720946">
            <text:p>45.391172</text:p>
          </table:table-cell>
          <table:table-cell office:value-type="float" office:value="0.0003109622">
            <text:p>3.11E-004</text:p>
          </table:table-cell>
          <table:table-cell office:value-type="float" office:value="20875">
            <text:p>2087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.3595627917">
            <text:p>44.359563</text:p>
          </table:table-cell>
          <table:table-cell office:value-type="float" office:value="0.0002613706">
            <text:p>2.61E-004</text:p>
          </table:table-cell>
          <table:table-cell office:value-type="float" office:value="21325">
            <text:p>21325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IN([.B2:.B11])" office:value-type="float" office:value="44.2443201831">
            <text:p>44.244320</text:p>
          </table:table-cell>
          <table:table-cell table:style-name="ce7" table:formula="of:=MIN([.C2:.C11])" office:value-type="float" office:value="0.0002193484">
            <text:p>2.19E-004</text:p>
          </table:table-cell>
          <table:table-cell table:number-columns-repeated="6"/>
        </table:table-row>
        <table:table-row table:style-name="ro2">
          <table:table-cell/>
          <table:table-cell table:style-name="ce5" table:formula="of:=MAX([.B2:.B11])" office:value-type="float" office:value="46.9749979253">
            <text:p>46.974998</text:p>
          </table:table-cell>
          <table:table-cell table:style-name="ce7" table:formula="of:=MAX([.C2:.C11])" office:value-type="float" office:value="0.0003847758">
            <text:p>3.85E-004</text:p>
          </table:table-cell>
          <table:table-cell table:number-columns-repeated="6"/>
        </table:table-row>
      </table:table>
      <table:table table:name="angle-4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8702062762">
            <text:p>46.870206</text:p>
          </table:table-cell>
          <table:table-cell office:value-type="float" office:value="0.0002798018">
            <text:p>2.80E-004</text:p>
          </table:table-cell>
          <table:table-cell office:value-type="float" office:value="7528">
            <text:p>752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734733184">
            <text:p>46.734733</text:p>
          </table:table-cell>
          <table:table-cell office:value-type="float" office:value="0.0002559125">
            <text:p>2.56E-004</text:p>
          </table:table-cell>
          <table:table-cell office:value-type="float" office:value="16375">
            <text:p>16375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20779841">
            <text:p>46.820780</text:p>
          </table:table-cell>
          <table:table-cell office:value-type="float" office:value="0.0002679183">
            <text:p>2.68E-004</text:p>
          </table:table-cell>
          <table:table-cell office:value-type="float" office:value="1124">
            <text:p>1124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627887353">
            <text:p>46.627887</text:p>
          </table:table-cell>
          <table:table-cell office:value-type="float" office:value="0.0002645143">
            <text:p>2.65E-004</text:p>
          </table:table-cell>
          <table:table-cell office:value-type="float" office:value="5087">
            <text:p>5087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1" office:value-type="float" office:value="46.8990318501">
            <text:p>46.899032</text:p>
          </table:table-cell>
          <table:table-cell table:style-name="ce12" office:value-type="float" office:value="0.000286695">
            <text:p>2.87E-004</text:p>
          </table:table-cell>
          <table:table-cell office:value-type="float" office:value="1033">
            <text:p>103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8146987752">
            <text:p>46.814699</text:p>
          </table:table-cell>
          <table:table-cell office:value-type="float" office:value="0.0002635877">
            <text:p>2.64E-004</text:p>
          </table:table-cell>
          <table:table-cell office:value-type="float" office:value="17334">
            <text:p>17334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6.6143099179">
            <text:p>46.614310</text:p>
          </table:table-cell>
          <table:table-cell office:value-type="float" office:value="0.0002559655">
            <text:p>2.56E-004</text:p>
          </table:table-cell>
          <table:table-cell office:value-type="float" office:value="23584">
            <text:p>23584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.6559693997">
            <text:p>46.655969</text:p>
          </table:table-cell>
          <table:table-cell office:value-type="float" office:value="0.0002725829">
            <text:p>2.73E-004</text:p>
          </table:table-cell>
          <table:table-cell office:value-type="float" office:value="13026">
            <text:p>13026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6229877566">
            <text:p>46.622988</text:p>
          </table:table-cell>
          <table:table-cell table:style-name="ce14" office:value-type="float" office:value="0.0002378212">
            <text:p>2.38E-004</text:p>
          </table:table-cell>
          <table:table-cell office:value-type="float" office:value="8323">
            <text:p>832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7249676697">
            <text:p>46.724968</text:p>
          </table:table-cell>
          <table:table-cell office:value-type="float" office:value="0.0002712305">
            <text:p>2.71E-004</text:p>
          </table:table-cell>
          <table:table-cell office:value-type="float" office:value="27860">
            <text:p>2786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2">
          <table:table-cell/>
          <table:table-cell table:style-name="ce5" table:formula="of:=MIN([.B2:.B11])" office:value-type="float" office:value="46.6143099179">
            <text:p>46.614310</text:p>
          </table:table-cell>
          <table:table-cell table:style-name="ce7" table:formula="of:=MIN([.C2:.C11])" office:value-type="float" office:value="0.0002378212">
            <text:p>2.38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6.8990318501">
            <text:p>46.899032</text:p>
          </table:table-cell>
          <table:table-cell table:style-name="ce7" table:formula="of:=MAX([.C2:.C11])" office:value-type="float" office:value="0.000286695">
            <text:p>2.87E-004</text:p>
          </table:table-cell>
          <table:table-cell table:number-columns-repeated="3"/>
        </table:table-row>
      </table:table>
      <table:table table:name="angle-45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2.2081341742">
            <text:p>52.21</text:p>
          </table:table-cell>
          <table:table-cell office:value-type="float" office:value="0.0002707201">
            <text:p>2.71E-004</text:p>
          </table:table-cell>
          <table:table-cell office:value-type="float" office:value="20082">
            <text:p>20082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.1605146315">
            <text:p>52.16</text:p>
          </table:table-cell>
          <table:table-cell office:value-type="float" office:value="0.000285136">
            <text:p>2.85E-004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.1786716322">
            <text:p>52.18</text:p>
          </table:table-cell>
          <table:table-cell office:value-type="float" office:value="0.0002714432">
            <text:p>2.71E-004</text:p>
          </table:table-cell>
          <table:table-cell office:value-type="float" office:value="7363">
            <text:p>7363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.2262826644">
            <text:p>52.23</text:p>
          </table:table-cell>
          <table:table-cell office:value-type="float" office:value="0.0002876693">
            <text:p>2.88E-004</text:p>
          </table:table-cell>
          <table:table-cell office:value-type="float" office:value="10206">
            <text:p>10206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float" office:value="55.1843148103">
            <text:p>55.18</text:p>
          </table:table-cell>
          <table:table-cell table:style-name="ce12" office:value-type="float" office:value="0.0004291184">
            <text:p>4.29E-004</text:p>
          </table:table-cell>
          <table:table-cell office:value-type="float" office:value="10149">
            <text:p>10149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 office:value-type="string">
            <text:p>left disclina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.2309819886">
            <text:p>52.23</text:p>
          </table:table-cell>
          <table:table-cell office:value-type="float" office:value="0.0002747337">
            <text:p>2.75E-004</text:p>
          </table:table-cell>
          <table:table-cell office:value-type="float" office:value="8228">
            <text:p>8228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.2115550801">
            <text:p>52.21</text:p>
          </table:table-cell>
          <table:table-cell table:style-name="ce14" office:value-type="float" office:value="0.0002621208">
            <text:p>2.62E-004</text:p>
          </table:table-cell>
          <table:table-cell office:value-type="float" office:value="10592">
            <text:p>10592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.5153724058">
            <text:p>52.52</text:p>
          </table:table-cell>
          <table:table-cell office:value-type="float" office:value="0.0002872486">
            <text:p>2.87E-004</text:p>
          </table:table-cell>
          <table:table-cell office:value-type="float" office:value="8301">
            <text:p>8301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.8521551512">
            <text:p>52.85</text:p>
          </table:table-cell>
          <table:table-cell office:value-type="float" office:value="0.0003179653">
            <text:p>3.18E-004</text:p>
          </table:table-cell>
          <table:table-cell office:value-type="float" office:value="22499">
            <text:p>22499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6" office:value-type="float" office:value="52.1293373519">
            <text:p>52.13</text:p>
          </table:table-cell>
          <table:table-cell office:value-type="float" office:value="0.0002664676">
            <text:p>2.66E-004</text:p>
          </table:table-cell>
          <table:table-cell office:value-type="float" office:value="22774">
            <text:p>22774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/>
          <table:table-cell table:style-name="ce10" table:formula="of:=MIN([.B2:.B11])" office:value-type="float" office:value="52.1293373519">
            <text:p>52.13</text:p>
          </table:table-cell>
          <table:table-cell table:style-name="ce7" table:formula="of:=MIN([.C2:.C11])" office:value-type="float" office:value="0.0002621208">
            <text:p>2.62E-004</text:p>
          </table:table-cell>
          <table:table-cell table:number-columns-repeated="4"/>
        </table:table-row>
        <table:table-row table:style-name="ro2">
          <table:table-cell/>
          <table:table-cell table:style-name="ce10" table:formula="of:=MAX([.B2:.B11])" office:value-type="float" office:value="55.1843148103">
            <text:p>55.18</text:p>
          </table:table-cell>
          <table:table-cell table:style-name="ce7" table:formula="of:=MAX([.C2:.C11])" office:value-type="float" office:value="0.0004291184">
            <text:p>4.29E-004</text:p>
          </table:table-cell>
          <table:table-cell table:number-columns-repeated="4"/>
        </table:table-row>
      </table:table>
      <table:table table:name="angle-5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46.6707215373">
            <text:p>46.670722</text:p>
          </table:table-cell>
          <table:table-cell office:value-type="float" office:value="0.0002925299">
            <text:p>2.93E-004</text:p>
          </table:table-cell>
          <table:table-cell office:value-type="float" office:value="21023">
            <text:p>2102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2.9286943879">
            <text:p>52.928694</text:p>
          </table:table-cell>
          <table:table-cell table:style-name="ce12" office:value-type="float" office:value="0.0005942929">
            <text:p>5.94E-004</text:p>
          </table:table-cell>
          <table:table-cell office:value-type="float" office:value="7644">
            <text:p>7644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889365683">
            <text:p>46.888937</text:p>
          </table:table-cell>
          <table:table-cell office:value-type="float" office:value="0.0002954806">
            <text:p>2.95E-004</text:p>
          </table:table-cell>
          <table:table-cell office:value-type="float" office:value="30041">
            <text:p>30041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47.6601962392">
            <text:p>47.660196</text:p>
          </table:table-cell>
          <table:table-cell table:style-name="ce8" office:value-type="float" office:value="0.0003301681">
            <text:p>3.30E-004</text:p>
          </table:table-cell>
          <table:table-cell office:value-type="float" office:value="10952">
            <text:p>10952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7138917296">
            <text:p>46.713892</text:p>
          </table:table-cell>
          <table:table-cell table:style-name="ce14" office:value-type="float" office:value="0.0002816699">
            <text:p>2.82E-004</text:p>
          </table:table-cell>
          <table:table-cell office:value-type="float" office:value="6789">
            <text:p>6789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7082403857">
            <text:p>46.708240</text:p>
          </table:table-cell>
          <table:table-cell office:value-type="float" office:value="0.0002941646">
            <text:p>2.94E-004</text:p>
          </table:table-cell>
          <table:table-cell office:value-type="float" office:value="21149">
            <text:p>2114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9.8705381611">
            <text:p>49.870538</text:p>
          </table:table-cell>
          <table:table-cell table:style-name="ce8" office:value-type="float" office:value="0.0004467533">
            <text:p>4.47E-004</text:p>
          </table:table-cell>
          <table:table-cell office:value-type="float" office:value="4228">
            <text:p>4228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48.1696992872">
            <text:p>48.169699</text:p>
          </table:table-cell>
          <table:table-cell table:style-name="ce8" office:value-type="float" office:value="0.0003484868">
            <text:p>3.48E-004</text:p>
          </table:table-cell>
          <table:table-cell office:value-type="float" office:value="21487">
            <text:p>21487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49.5484489377">
            <text:p>49.548449</text:p>
          </table:table-cell>
          <table:table-cell table:style-name="ce8" office:value-type="float" office:value="0.0004216773">
            <text:p>4.22E-004</text:p>
          </table:table-cell>
          <table:table-cell office:value-type="float" office:value="19907">
            <text:p>19907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535864818">
            <text:p>46.853586</text:p>
          </table:table-cell>
          <table:table-cell office:value-type="float" office:value="0.0003067984">
            <text:p>3.07E-004</text:p>
          </table:table-cell>
          <table:table-cell office:value-type="float" office:value="24452">
            <text:p>24452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6707215373">
            <text:p>46.670722</text:p>
          </table:table-cell>
          <table:table-cell table:style-name="ce7" table:formula="of:=MIN([.C2:.C11])" office:value-type="float" office:value="0.0002816699">
            <text:p>2.8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2.9286943879">
            <text:p>52.928694</text:p>
          </table:table-cell>
          <table:table-cell table:style-name="ce7" table:formula="of:=MAX([.C2:.C12])" office:value-type="float" office:value="0.0005942929">
            <text:p>5.94E-004</text:p>
          </table:table-cell>
          <table:table-cell table:number-columns-repeated="4"/>
        </table:table-row>
      </table:table>
      <table:table table:name="angle-55" table:style-name="ta1" table:print="false">
        <table:table-column table:style-name="co7" table:default-cell-style-name="Default"/>
        <table:table-column table:style-name="co2" table:default-cell-style-name="ce3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8.8807201576">
            <text:p>48.880720</text:p>
          </table:table-cell>
          <table:table-cell table:style-name="ce12" office:value-type="float" office:value="0.0004993583">
            <text:p>4.99E-004</text:p>
          </table:table-cell>
          <table:table-cell office:value-type="float" office:value="18027">
            <text:p>18027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disclinations formed away from p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3815346507">
            <text:p>47.381535</text:p>
          </table:table-cell>
          <table:table-cell office:value-type="float" office:value="0.0004225485">
            <text:p>4.23E-004</text:p>
          </table:table-cell>
          <table:table-cell office:value-type="float" office:value="2096">
            <text:p>2096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1 disclination (right) far from pb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45.0954029218">
            <text:p>45.095403</text:p>
          </table:table-cell>
          <table:table-cell office:value-type="float" office:value="0.0003123195">
            <text:p>3.12E-004</text:p>
          </table:table-cell>
          <table:table-cell office:value-type="float" office:value="26875">
            <text:p>2687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1688865501">
            <text:p>47.168887</text:p>
          </table:table-cell>
          <table:table-cell office:value-type="float" office:value="0.000417827">
            <text:p>4.18E-004</text:p>
          </table:table-cell>
          <table:table-cell office:value-type="float" office:value="24408">
            <text:p>24408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307121129">
            <text:p>47.307121</text:p>
          </table:table-cell>
          <table:table-cell office:value-type="float" office:value="0.0004239224">
            <text:p>4.24E-004</text:p>
          </table:table-cell>
          <table:table-cell office:value-type="float" office:value="27454">
            <text:p>27454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left disclina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45.4990843563">
            <text:p>45.499084</text:p>
          </table:table-cell>
          <table:table-cell office:value-type="float" office:value="0.0003328518">
            <text:p>3.33E-004</text:p>
          </table:table-cell>
          <table:table-cell office:value-type="float" office:value="29222">
            <text:p>2922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45.1219090586">
            <text:p>45.121909</text:p>
          </table:table-cell>
          <table:table-cell table:style-name="ce14" office:value-type="float" office:value="0.0003018566">
            <text:p>3.02E-004</text:p>
          </table:table-cell>
          <table:table-cell office:value-type="float" office:value="31823">
            <text:p>31823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6793062238">
            <text:p>48.679306</text:p>
          </table:table-cell>
          <table:table-cell office:value-type="float" office:value="0.000488115">
            <text:p>4.88E-004</text:p>
          </table:table-cell>
          <table:table-cell office:value-type="float" office:value="4611">
            <text:p>4611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disclinations formed away from p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1988507246">
            <text:p>47.198851</text:p>
          </table:table-cell>
          <table:table-cell office:value-type="float" office:value="0.0004160388">
            <text:p>4.16E-004</text:p>
          </table:table-cell>
          <table:table-cell office:value-type="float" office:value="22385">
            <text:p>2238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5.0749531309">
            <text:p>45.074953</text:p>
          </table:table-cell>
          <table:table-cell office:value-type="float" office:value="0.0003096293">
            <text:p>3.10E-004</text:p>
          </table:table-cell>
          <table:table-cell office:value-type="float" office:value="19497">
            <text:p>19497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5.0749531309">
            <text:p>45.074953</text:p>
          </table:table-cell>
          <table:table-cell table:style-name="ce7" table:formula="of:=MIN([.C2:.C11])" office:value-type="float" office:value="0.0003018566">
            <text:p>3.0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8807201576">
            <text:p>48.880720</text:p>
          </table:table-cell>
          <table:table-cell table:style-name="ce7" table:formula="of:=MAX([.C2:.C11])" office:value-type="float" office:value="0.0004993583">
            <text:p>4.99E-004</text:p>
          </table:table-cell>
          <table:table-cell table:number-columns-repeated="4"/>
        </table:table-row>
      </table:table>
      <table:table table:name="angle-60" table:style-name="ta1" table:print="false">
        <table:table-column table:style-name="co7" table:default-cell-style-name="Default"/>
        <table:table-column table:style-name="co2" table:default-cell-style-name="ce2"/>
        <table:table-column table:style-name="co9" table:default-cell-style-name="ce6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1008765195">
            <text:p>46.100877</text:p>
          </table:table-cell>
          <table:table-cell office:value-type="float" office:value="0.0003328584">
            <text:p>3.33E-004</text:p>
          </table:table-cell>
          <table:table-cell office:value-type="float" office:value="17506">
            <text:p>17506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1.0421231533">
            <text:p>51.042123</text:p>
          </table:table-cell>
          <table:table-cell table:style-name="ce12" office:value-type="float" office:value="0.0005519778">
            <text:p>5.52E-004</text:p>
          </table:table-cell>
          <table:table-cell office:value-type="float" office:value="14174">
            <text:p>14174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 office:value-type="string">
            <text:p>2 EXTRA disclinations formed away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9.0953657179">
            <text:p>49.095366</text:p>
          </table:table-cell>
          <table:table-cell office:value-type="float" office:value="0.0004780117">
            <text:p>4.78E-004</text:p>
          </table:table-cell>
          <table:table-cell office:value-type="float" office:value="2875">
            <text:p>2875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3157070265">
            <text:p>46.315707</text:p>
          </table:table-cell>
          <table:table-cell office:value-type="float" office:value="0.0003466729">
            <text:p>3.47E-004</text:p>
          </table:table-cell>
          <table:table-cell office:value-type="float" office:value="9685">
            <text:p>9685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1584984701">
            <text:p>46.158498</text:p>
          </table:table-cell>
          <table:table-cell office:value-type="float" office:value="0.0003379641">
            <text:p>3.38E-004</text:p>
          </table:table-cell>
          <table:table-cell office:value-type="float" office:value="13063">
            <text:p>13063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49.2916070347">
            <text:p>49.291607</text:p>
          </table:table-cell>
          <table:table-cell office:value-type="float" office:value="0.0004867295">
            <text:p>4.87E-004</text:p>
          </table:table-cell>
          <table:table-cell office:value-type="float" office:value="20303">
            <text:p>20303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1452494557">
            <text:p>46.145249</text:p>
          </table:table-cell>
          <table:table-cell table:style-name="ce14" office:value-type="float" office:value="0.0003225737">
            <text:p>3.23E-004</text:p>
          </table:table-cell>
          <table:table-cell office:value-type="float" office:value="12015">
            <text:p>1201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6.0939609333">
            <text:p>46.093961</text:p>
          </table:table-cell>
          <table:table-cell office:value-type="float" office:value="0.0003306677">
            <text:p>3.31E-004</text:p>
          </table:table-cell>
          <table:table-cell office:value-type="float" office:value="20180">
            <text:p>20180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47.5987083497">
            <text:p>47.598708</text:p>
          </table:table-cell>
          <table:table-cell office:value-type="float" office:value="0.0004024233">
            <text:p>4.02E-004</text:p>
          </table:table-cell>
          <table:table-cell office:value-type="float" office:value="15556">
            <text:p>1555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disclination formed far from pb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1000802926">
            <text:p>46.100080</text:p>
          </table:table-cell>
          <table:table-cell office:value-type="float" office:value="0.0003288053">
            <text:p>3.29E-004</text:p>
          </table:table-cell>
          <table:table-cell office:value-type="float" office:value="22646">
            <text:p>22646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0939609333">
            <text:p>46.093961</text:p>
          </table:table-cell>
          <table:table-cell table:style-name="ce7" table:formula="of:=MIN([.C2:.C11])" office:value-type="float" office:value="0.0003225737">
            <text:p>3.23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0421231533">
            <text:p>51.042123</text:p>
          </table:table-cell>
          <table:table-cell table:style-name="ce7" table:formula="of:=MAX([.C2:.C11])" office:value-type="float" office:value="0.0005519778">
            <text:p>5.52E-00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</table:table>
      <table:table table:name="angle-65" table:style-name="ta1" table:print="false">
        <table:table-column table:style-name="co7" table:default-cell-style-name="Default"/>
        <table:table-column table:style-name="co2" table:default-cell-style-name="ce3"/>
        <table:table-column table:style-name="co9" table:default-cell-style-name="ce8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3682626003">
            <text:p>47.368263</text:p>
          </table:table-cell>
          <table:table-cell office:value-type="float" office:value="0.00042603">
            <text:p>4.26E-004</text:p>
          </table:table-cell>
          <table:table-cell office:value-type="float" office:value="11009">
            <text:p>1100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016534415">
            <text:p>46.901653</text:p>
          </table:table-cell>
          <table:table-cell office:value-type="float" office:value="0.0004165184">
            <text:p>4.17E-004</text:p>
          </table:table-cell>
          <table:table-cell office:value-type="float" office:value="14131">
            <text:p>14131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3123361512">
            <text:p>52.312336</text:p>
          </table:table-cell>
          <table:table-cell office:value-type="float" office:value="0.0006649545">
            <text:p>6.65E-004</text:p>
          </table:table-cell>
          <table:table-cell office:value-type="float" office:value="7850">
            <text:p>7850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5254158513">
            <text:p>47.525416</text:p>
          </table:table-cell>
          <table:table-cell office:value-type="float" office:value="0.0004467579">
            <text:p>4.47E-004</text:p>
          </table:table-cell>
          <table:table-cell office:value-type="float" office:value="5382">
            <text:p>538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3368114912">
            <text:p>47.336811</text:p>
          </table:table-cell>
          <table:table-cell office:value-type="float" office:value="0.0004288054">
            <text:p>4.29E-004</text:p>
          </table:table-cell>
          <table:table-cell office:value-type="float" office:value="1495">
            <text:p>1495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.4515472582">
            <text:p>52.451547</text:p>
          </table:table-cell>
          <table:table-cell office:value-type="float" office:value="0.0006774931">
            <text:p>6.77E-004</text:p>
          </table:table-cell>
          <table:table-cell office:value-type="float" office:value="29444">
            <text:p>2944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extra disclinations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5.7996726989">
            <text:p>45.799673</text:p>
          </table:table-cell>
          <table:table-cell table:style-name="ce14" office:value-type="float" office:value="0.0003612359">
            <text:p>3.61E-004</text:p>
          </table:table-cell>
          <table:table-cell office:value-type="float" office:value="6545">
            <text:p>6545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float" office:value="52.9908394565">
            <text:p>52.990839</text:p>
          </table:table-cell>
          <table:table-cell table:style-name="ce12" office:value-type="float" office:value="0.0006989396">
            <text:p>6.99E-004</text:p>
          </table:table-cell>
          <table:table-cell office:value-type="float" office:value="10009">
            <text:p>10009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0296661542">
            <text:p>47.029666</text:p>
          </table:table-cell>
          <table:table-cell office:value-type="float" office:value="0.0004170468">
            <text:p>4.17E-004</text:p>
          </table:table-cell>
          <table:table-cell office:value-type="float" office:value="22498">
            <text:p>22498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0491725152">
            <text:p>47.049173</text:p>
          </table:table-cell>
          <table:table-cell office:value-type="float" office:value="0.0004247018">
            <text:p>4.25E-004</text:p>
          </table:table-cell>
          <table:table-cell office:value-type="float" office:value="29194">
            <text:p>29194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5.7996726989">
            <text:p>45.799673</text:p>
          </table:table-cell>
          <table:table-cell table:style-name="ce7" table:formula="of:=MIN([.C2:.C11])" office:value-type="float" office:value="0.0003612359">
            <text:p>3.6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2.9908394565">
            <text:p>52.990839</text:p>
          </table:table-cell>
          <table:table-cell table:style-name="ce7" table:formula="of:=MAX([.C2:.C11])" office:value-type="float" office:value="0.0006989396">
            <text:p>6.99E-004</text:p>
          </table:table-cell>
          <table:table-cell table:number-columns-repeated="4"/>
        </table:table-row>
      </table:table>
      <table:table table:name="angle-70" table:style-name="ta1" table:print="false">
        <table:table-column table:style-name="co7" table:default-cell-style-name="Default"/>
        <table:table-column table:style-name="co12" table:default-cell-style-name="ce3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45.1847381547">
            <text:p>45.184738</text:p>
          </table:table-cell>
          <table:table-cell table:style-name="ce6" office:value-type="float" office:value="0.0003700296">
            <text:p>3.70E-004</text:p>
          </table:table-cell>
          <table:table-cell office:value-type="float" office:value="18815">
            <text:p>18815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2849351704">
            <text:p>46.284935</text:p>
          </table:table-cell>
          <table:table-cell office:value-type="float" office:value="0.0004383178">
            <text:p>4.38E-004</text:p>
          </table:table-cell>
          <table:table-cell office:value-type="float" office:value="28107">
            <text:p>2810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left disclina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877169817">
            <text:p>46.387717</text:p>
          </table:table-cell>
          <table:table-cell office:value-type="float" office:value="0.0004464976">
            <text:p>4.46E-004</text:p>
          </table:table-cell>
          <table:table-cell office:value-type="float" office:value="12445">
            <text:p>1244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4792472162">
            <text:p>46.479247</text:p>
          </table:table-cell>
          <table:table-cell office:value-type="float" office:value="0.0004536793">
            <text:p>4.54E-004</text:p>
          </table:table-cell>
          <table:table-cell office:value-type="float" office:value="10789">
            <text:p>10789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9021967571">
            <text:p>45.902197</text:p>
          </table:table-cell>
          <table:table-cell office:value-type="float" office:value="0.0004216472">
            <text:p>4.22E-004</text:p>
          </table:table-cell>
          <table:table-cell office:value-type="float" office:value="6476">
            <text:p>647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47.9525355433">
            <text:p>47.952536</text:p>
          </table:table-cell>
          <table:table-cell table:style-name="ce12" office:value-type="float" office:value="0.0005217346">
            <text:p>5.22E-004</text:p>
          </table:table-cell>
          <table:table-cell office:value-type="float" office:value="4901">
            <text:p>4901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243210521">
            <text:p>47.243211</text:p>
          </table:table-cell>
          <table:table-cell office:value-type="float" office:value="0.0004895018">
            <text:p>4.90E-004</text:p>
          </table:table-cell>
          <table:table-cell office:value-type="float" office:value="30218">
            <text:p>3021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5.0012487774">
            <text:p>45.001249</text:p>
          </table:table-cell>
          <table:table-cell table:style-name="ce14" office:value-type="float" office:value="0.0003657473">
            <text:p>3.66E-004</text:p>
          </table:table-cell>
          <table:table-cell office:value-type="float" office:value="14067">
            <text:p>1406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3347166309">
            <text:p>45.334717</text:p>
          </table:table-cell>
          <table:table-cell office:value-type="float" office:value="0.0003809652">
            <text:p>3.81E-004</text:p>
          </table:table-cell>
          <table:table-cell office:value-type="float" office:value="29181">
            <text:p>29181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left disclination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6632251632">
            <text:p>45.663225</text:p>
          </table:table-cell>
          <table:table-cell office:value-type="float" office:value="0.0004128588">
            <text:p>4.13E-004</text:p>
          </table:table-cell>
          <table:table-cell office:value-type="float" office:value="21490">
            <text:p>2149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right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5.0012487774">
            <text:p>45.001249</text:p>
          </table:table-cell>
          <table:table-cell table:style-name="ce7" table:formula="of:=MIN([.C2:.C11])" office:value-type="float" office:value="0.0003657473">
            <text:p>3.66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1:.B11])" office:value-type="float" office:value="47.9525355433">
            <text:p>47.952536</text:p>
          </table:table-cell>
          <table:table-cell table:style-name="ce7" table:formula="of:=MAX([.C1:.C11])" office:value-type="float" office:value="0.0005217346">
            <text:p>5.22E-004</text:p>
          </table:table-cell>
          <table:table-cell table:number-columns-repeated="4"/>
        </table:table-row>
      </table:table>
      <table:table table:name="angle-75" table:style-name="ta1" table:print="false">
        <table:table-column table:style-name="co7" table:default-cell-style-name="Default"/>
        <table:table-column table:style-name="co12" table:default-cell-style-name="ce3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50.673904633">
            <text:p>50.673905</text:p>
          </table:table-cell>
          <table:table-cell table:style-name="ce12" office:value-type="float" office:value="0.0007351903">
            <text:p>7.35E-004</text:p>
          </table:table-cell>
          <table:table-cell office:value-type="float" office:value="15777">
            <text:p>15777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3 disclinations formed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4622757689">
            <text:p>49.462276</text:p>
          </table:table-cell>
          <table:table-cell office:value-type="float" office:value="0.0006743217">
            <text:p>6.74E-004</text:p>
          </table:table-cell>
          <table:table-cell office:value-type="float" office:value="20021">
            <text:p>20021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ormed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43.6577496361">
            <text:p>43.657750</text:p>
          </table:table-cell>
          <table:table-cell table:style-name="ce6" office:value-type="float" office:value="0.0004061697">
            <text:p>4.06E-004</text:p>
          </table:table-cell>
          <table:table-cell office:value-type="float" office:value="12770">
            <text:p>12770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6206221749">
            <text:p>44.620622</text:p>
          </table:table-cell>
          <table:table-cell office:value-type="float" office:value="0.0004503715">
            <text:p>4.50E-004</text:p>
          </table:table-cell>
          <table:table-cell office:value-type="float" office:value="26379">
            <text:p>26379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1605802562">
            <text:p>45.160580</text:p>
          </table:table-cell>
          <table:table-cell office:value-type="float" office:value="0.0004786509">
            <text:p>4.79E-004</text:p>
          </table:table-cell>
          <table:table-cell office:value-type="float" office:value="28558">
            <text:p>28558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.5840798865">
            <text:p>45.584080</text:p>
          </table:table-cell>
          <table:table-cell office:value-type="float" office:value="0.0004979531">
            <text:p>4.98E-004</text:p>
          </table:table-cell>
          <table:table-cell office:value-type="float" office:value="29692">
            <text:p>29692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2 disclinations formed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3.648699435">
            <text:p>43.648699</text:p>
          </table:table-cell>
          <table:table-cell table:style-name="ce14" office:value-type="float" office:value="0.0004016165">
            <text:p>4.02E-004</text:p>
          </table:table-cell>
          <table:table-cell office:value-type="float" office:value="17276">
            <text:p>17276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6786444279">
            <text:p>44.678644</text:p>
          </table:table-cell>
          <table:table-cell office:value-type="float" office:value="0.0004540881">
            <text:p>4.54E-004</text:p>
          </table:table-cell>
          <table:table-cell office:value-type="float" office:value="24631">
            <text:p>2463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9575567468">
            <text:p>45.957557</text:p>
          </table:table-cell>
          <table:table-cell office:value-type="float" office:value="0.0005175498">
            <text:p>5.18E-004</text:p>
          </table:table-cell>
          <table:table-cell office:value-type="float" office:value="25861">
            <text:p>2586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8393099456">
            <text:p>44.839310</text:p>
          </table:table-cell>
          <table:table-cell office:value-type="float" office:value="0.0004640719">
            <text:p>4.64E-004</text:p>
          </table:table-cell>
          <table:table-cell office:value-type="float" office:value="28354">
            <text:p>2835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3.648699435">
            <text:p>43.648699</text:p>
          </table:table-cell>
          <table:table-cell table:style-name="ce7" table:formula="of:=MIN([.C2:.C11])" office:value-type="float" office:value="0.0004016165">
            <text:p>4.0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0.673904633">
            <text:p>50.673905</text:p>
          </table:table-cell>
          <table:table-cell table:style-name="ce7" table:formula="of:=MAX([.C2:.C11])" office:value-type="float" office:value="0.0007351903">
            <text:p>7.35E-004</text:p>
          </table:table-cell>
          <table:table-cell table:number-columns-repeated="4"/>
        </table:table-row>
      </table:table>
      <table:table table:name="angle-8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9.2343104668">
            <text:p>49.234310</text:p>
          </table:table-cell>
          <table:table-cell table:style-name="ce12" office:value-type="float" office:value="0.0007113707">
            <text:p>7.11E-004</text:p>
          </table:table-cell>
          <table:table-cell office:value-type="float" office:value="8870">
            <text:p>8870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np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3464361509">
            <text:p>44.346436</text:p>
          </table:table-cell>
          <table:table-cell office:value-type="float" office:value="0.0004828677">
            <text:p>4.83E-004</text:p>
          </table:table-cell>
          <table:table-cell office:value-type="float" office:value="22746">
            <text:p>22746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624141495">
            <text:p>44.762414</text:p>
          </table:table-cell>
          <table:table-cell office:value-type="float" office:value="0.0005009675">
            <text:p>5.01E-004</text:p>
          </table:table-cell>
          <table:table-cell office:value-type="float" office:value="24677">
            <text:p>24677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6855333115">
            <text:p>45.685533</text:p>
          </table:table-cell>
          <table:table-cell office:value-type="float" office:value="0.000547075">
            <text:p>5.47E-004</text:p>
          </table:table-cell>
          <table:table-cell office:value-type="float" office:value="11723">
            <text:p>11723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8432678333">
            <text:p>44.843268</text:p>
          </table:table-cell>
          <table:table-cell office:value-type="float" office:value="0.0005037438">
            <text:p>5.04E-004</text:p>
          </table:table-cell>
          <table:table-cell office:value-type="float" office:value="9106">
            <text:p>9106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948915593">
            <text:p>44.948916</text:p>
          </table:table-cell>
          <table:table-cell office:value-type="float" office:value="0.0005093977">
            <text:p>5.09E-004</text:p>
          </table:table-cell>
          <table:table-cell office:value-type="float" office:value="4715">
            <text:p>471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43.7271232868">
            <text:p>43.727123</text:p>
          </table:table-cell>
          <table:table-cell office:value-type="float" office:value="0.0004489916">
            <text:p>4.49E-004</text:p>
          </table:table-cell>
          <table:table-cell office:value-type="float" office:value="16072">
            <text:p>16072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2548480775">
            <text:p>44.254848</text:p>
          </table:table-cell>
          <table:table-cell office:value-type="float" office:value="0.0004792102">
            <text:p>4.79E-004</text:p>
          </table:table-cell>
          <table:table-cell office:value-type="float" office:value="24910">
            <text:p>24910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7367185059">
            <text:p>43.736719</text:p>
          </table:table-cell>
          <table:table-cell table:style-name="ce14" office:value-type="float" office:value="0.0004489153">
            <text:p>4.49E-004</text:p>
          </table:table-cell>
          <table:table-cell office:value-type="float" office:value="24065">
            <text:p>24065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6256247132">
            <text:p>44.625625</text:p>
          </table:table-cell>
          <table:table-cell office:value-type="float" office:value="0.0004956903">
            <text:p>4.96E-004</text:p>
          </table:table-cell>
          <table:table-cell office:value-type="float" office:value="30431">
            <text:p>30431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3.7271232868">
            <text:p>43.727123</text:p>
          </table:table-cell>
          <table:table-cell table:style-name="ce7" table:formula="of:=MIN([.C2:.C11])" office:value-type="float" office:value="0.0004489153">
            <text:p>4.4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2343104668">
            <text:p>49.234310</text:p>
          </table:table-cell>
          <table:table-cell table:style-name="ce7" table:formula="of:=MAX([.C2:.C11])" office:value-type="float" office:value="0.0007113707">
            <text:p>7.11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NEED TO DO AGAIN</text:p>
          </table:table-cell>
          <table:table-cell table:style-name="Default"/>
          <table:table-cell table:number-columns-repeated="4"/>
        </table:table-row>
      </table:table>
      <table:table table:name="angle-80-redo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.3202276058">
            <text:p>43.320228</text:p>
          </table:table-cell>
          <table:table-cell office:value-type="float" office:value="0.0004161555">
            <text:p>4.16E-004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1 disclination far-ish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44.9021162607">
            <text:p>44.902116</text:p>
          </table:table-cell>
          <table:table-cell table:style-name="ce12" office:value-type="float" office:value="0.0005096346">
            <text:p>5.10E-004</text:p>
          </table:table-cell>
          <table:table-cell office:value-type="float" office:value="28580">
            <text:p>2858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6869710423">
            <text:p>43.686971</text:p>
          </table:table-cell>
          <table:table-cell office:value-type="float" office:value="0.00043762">
            <text:p>4.38E-004</text:p>
          </table:table-cell>
          <table:table-cell office:value-type="float" office:value="31459">
            <text:p>31459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8541225625">
            <text:p>43.854123</text:p>
          </table:table-cell>
          <table:table-cell office:value-type="float" office:value="0.0004560335">
            <text:p>4.56E-004</text:p>
          </table:table-cell>
          <table:table-cell office:value-type="float" office:value="2072">
            <text:p>2072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.6107893761">
            <text:p>43.610789</text:p>
          </table:table-cell>
          <table:table-cell office:value-type="float" office:value="0.0004410958">
            <text:p>4.41E-004</text:p>
          </table:table-cell>
          <table:table-cell office:value-type="float" office:value="17972">
            <text:p>17972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8835530086">
            <text:p>43.883553</text:p>
          </table:table-cell>
          <table:table-cell office:value-type="float" office:value="0.0004600226">
            <text:p>4.60E-004</text:p>
          </table:table-cell>
          <table:table-cell office:value-type="float" office:value="15510">
            <text:p>15510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6017902308">
            <text:p>43.601790</text:p>
          </table:table-cell>
          <table:table-cell office:value-type="float" office:value="0.0004385212">
            <text:p>4.39E-004</text:p>
          </table:table-cell>
          <table:table-cell office:value-type="float" office:value="22356">
            <text:p>22356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1887338602">
            <text:p>44.188734</text:p>
          </table:table-cell>
          <table:table-cell office:value-type="float" office:value="0.0004731735">
            <text:p>4.73E-004</text:p>
          </table:table-cell>
          <table:table-cell office:value-type="float" office:value="14607">
            <text:p>14607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3.2692176213">
            <text:p>43.269218</text:p>
          </table:table-cell>
          <table:table-cell table:style-name="ce14" office:value-type="float" office:value="0.00041178">
            <text:p>4.12E-004</text:p>
          </table:table-cell>
          <table:table-cell office:value-type="float" office:value="4608">
            <text:p>4608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1609757596">
            <text:p>44.160976</text:p>
          </table:table-cell>
          <table:table-cell office:value-type="float" office:value="0.0004703803">
            <text:p>4.70E-004</text:p>
          </table:table-cell>
          <table:table-cell office:value-type="float" office:value="15512">
            <text:p>15512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2692176213">
            <text:p>43.269218</text:p>
          </table:table-cell>
          <table:table-cell table:style-name="ce7" table:formula="of:=MIN([.C2:.C11])" office:value-type="float" office:value="0.00041178">
            <text:p>4.1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4.9021162607">
            <text:p>44.902116</text:p>
          </table:table-cell>
          <table:table-cell table:style-name="ce7" table:formula="of:=MAX([.C2:.C11])" office:value-type="float" office:value="0.0005096346">
            <text:p>5.10E-004</text:p>
          </table:table-cell>
          <table:table-cell table:number-columns-repeated="4"/>
        </table:table-row>
      </table:table>
      <table:table table:name="angle-85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2142944977">
            <text:p>47.214294</text:p>
          </table:table-cell>
          <table:table-cell office:value-type="float" office:value="0.000508979">
            <text:p>5.09E-004</text:p>
          </table:table-cell>
          <table:table-cell office:value-type="float" office:value="13549">
            <text:p>1354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842004427">
            <text:p>46.984200</text:p>
          </table:table-cell>
          <table:table-cell office:value-type="float" office:value="0.0004996597">
            <text:p>5.00E-004</text:p>
          </table:table-cell>
          <table:table-cell office:value-type="float" office:value="8832">
            <text:p>8832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992136124">
            <text:p>46.992136</text:p>
          </table:table-cell>
          <table:table-cell office:value-type="float" office:value="0.0004995908">
            <text:p>5.00E-004</text:p>
          </table:table-cell>
          <table:table-cell office:value-type="float" office:value="12372">
            <text:p>12372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5041672285">
            <text:p>46.504167</text:p>
          </table:table-cell>
          <table:table-cell office:value-type="float" office:value="0.0004731023">
            <text:p>4.73E-004</text:p>
          </table:table-cell>
          <table:table-cell office:value-type="float" office:value="4475">
            <text:p>4475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1588384411">
            <text:p>47.158838</text:p>
          </table:table-cell>
          <table:table-cell office:value-type="float" office:value="0.0005070079">
            <text:p>5.07E-004</text:p>
          </table:table-cell>
          <table:table-cell office:value-type="float" office:value="24771">
            <text:p>24771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0666892757">
            <text:p>47.066689</text:p>
          </table:table-cell>
          <table:table-cell office:value-type="float" office:value="0.0005018247">
            <text:p>5.02E-004</text:p>
          </table:table-cell>
          <table:table-cell office:value-type="float" office:value="2302">
            <text:p>230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46.1950725386">
            <text:p>46.195073</text:p>
          </table:table-cell>
          <table:table-cell table:style-name="ce14" office:value-type="float" office:value="0.0004538287">
            <text:p>4.54E-004</text:p>
          </table:table-cell>
          <table:table-cell office:value-type="float" office:value="1877">
            <text:p>1877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7" office:value-type="float" office:value="47.6162144847">
            <text:p>47.616214</text:p>
          </table:table-cell>
          <table:table-cell table:style-name="ce12" office:value-type="float" office:value="0.0005301755">
            <text:p>5.30E-004</text:p>
          </table:table-cell>
          <table:table-cell office:value-type="float" office:value="12843">
            <text:p>12843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47.1895247866">
            <text:p>47.189525</text:p>
          </table:table-cell>
          <table:table-cell office:value-type="float" office:value="0.000509317">
            <text:p>5.09E-004</text:p>
          </table:table-cell>
          <table:table-cell office:value-type="float" office:value="22451">
            <text:p>22451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.3921812975">
            <text:p>46.392181</text:p>
          </table:table-cell>
          <table:table-cell office:value-type="float" office:value="0.0004659471">
            <text:p>4.66E-004</text:p>
          </table:table-cell>
          <table:table-cell office:value-type="float" office:value="13346">
            <text:p>13346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1950725386">
            <text:p>46.195073</text:p>
          </table:table-cell>
          <table:table-cell table:style-name="ce7" table:formula="of:=MIN([.C2:.C11])" office:value-type="float" office:value="0.0004538287">
            <text:p>4.5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6162144847">
            <text:p>47.616214</text:p>
          </table:table-cell>
          <table:table-cell table:style-name="ce7" table:formula="of:=MAX([.C2:.C11])" office:value-type="float" office:value="0.0005301755">
            <text:p>5.30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NEED TO DO again!</text:p>
          </table:table-cell>
          <table:table-cell table:style-name="Default"/>
          <table:table-cell table:number-columns-repeated="4"/>
        </table:table-row>
      </table:table>
      <table:table table:name="angle-85-redo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.8868636959">
            <text:p>46.886864</text:p>
          </table:table-cell>
          <table:table-cell office:value-type="float" office:value="0.0004947553">
            <text:p>4.95E-004</text:p>
          </table:table-cell>
          <table:table-cell office:value-type="float" office:value="29365">
            <text:p>29365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4405480626">
            <text:p>46.440548</text:p>
          </table:table-cell>
          <table:table-cell office:value-type="float" office:value="0.0004726462">
            <text:p>4.73E-004</text:p>
          </table:table-cell>
          <table:table-cell office:value-type="float" office:value="12943">
            <text:p>12943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969601363">
            <text:p>46.969601</text:p>
          </table:table-cell>
          <table:table-cell office:value-type="float" office:value="0.0004979439">
            <text:p>4.98E-004</text:p>
          </table:table-cell>
          <table:table-cell office:value-type="float" office:value="20356">
            <text:p>20356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862452366">
            <text:p>46.862452</text:p>
          </table:table-cell>
          <table:table-cell office:value-type="float" office:value="0.0004909007">
            <text:p>4.91E-004</text:p>
          </table:table-cell>
          <table:table-cell office:value-type="float" office:value="15892">
            <text:p>15892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3938770672">
            <text:p>46.393877</text:p>
          </table:table-cell>
          <table:table-cell office:value-type="float" office:value="0.0004686281">
            <text:p>4.69E-004</text:p>
          </table:table-cell>
          <table:table-cell office:value-type="float" office:value="11838">
            <text:p>11838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6.3709625037">
            <text:p>46.370963</text:p>
          </table:table-cell>
          <table:table-cell table:style-name="ce14" office:value-type="float" office:value="0.0004682912">
            <text:p>4.68E-004</text:p>
          </table:table-cell>
          <table:table-cell office:value-type="float" office:value="31266">
            <text:p>31266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8481015621">
            <text:p>46.848102</text:p>
          </table:table-cell>
          <table:table-cell office:value-type="float" office:value="0.000492141">
            <text:p>4.92E-004</text:p>
          </table:table-cell>
          <table:table-cell office:value-type="float" office:value="2721">
            <text:p>2721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1" office:value-type="float" office:value="47.084164694">
            <text:p>47.084165</text:p>
          </table:table-cell>
          <table:table-cell table:style-name="ce12" office:value-type="float" office:value="0.0004997747">
            <text:p>5.00E-004</text:p>
          </table:table-cell>
          <table:table-cell office:value-type="float" office:value="32238">
            <text:p>32238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6349425326">
            <text:p>46.634943</text:p>
          </table:table-cell>
          <table:table-cell office:value-type="float" office:value="0.0004818316">
            <text:p>4.82E-004</text:p>
          </table:table-cell>
          <table:table-cell office:value-type="float" office:value="9826">
            <text:p>9826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216059501">
            <text:p>46.821606</text:p>
          </table:table-cell>
          <table:table-cell office:value-type="float" office:value="0.0004882498">
            <text:p>4.88E-004</text:p>
          </table:table-cell>
          <table:table-cell office:value-type="float" office:value="25303">
            <text:p>25303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3709625037">
            <text:p>46.370963</text:p>
          </table:table-cell>
          <table:table-cell table:style-name="ce7" table:formula="of:=MIN([.C2:.C11])" office:value-type="float" office:value="0.0004682912">
            <text:p>4.6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084164694">
            <text:p>47.084165</text:p>
          </table:table-cell>
          <table:table-cell table:style-name="ce7" table:formula="of:=MAX([.C2:.C11])" office:value-type="float" office:value="0.0004997747">
            <text:p>5.00E-004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office:value-type="string">
            <text:p>BAD RUNS</text:p>
          </table:table-cell>
          <table:table-cell table:style-name="Default"/>
          <table:table-cell table:number-columns-repeated="4"/>
        </table:table-row>
      </table:table>
      <table:table table:name="angle-9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.9043837948">
            <text:p>52.904384</text:p>
          </table:table-cell>
          <table:table-cell office:value-type="float" office:value="0.0005098692">
            <text:p>5.10E-004</text:p>
          </table:table-cell>
          <table:table-cell office:value-type="float" office:value="24013">
            <text:p>24013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6593475383">
            <text:p>52.659348</text:p>
          </table:table-cell>
          <table:table-cell office:value-type="float" office:value="0.0004990653">
            <text:p>4.99E-004</text:p>
          </table:table-cell>
          <table:table-cell office:value-type="float" office:value="2252">
            <text:p>225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922567003">
            <text:p>52.692257</text:p>
          </table:table-cell>
          <table:table-cell office:value-type="float" office:value="0.0005020493">
            <text:p>5.02E-004</text:p>
          </table:table-cell>
          <table:table-cell office:value-type="float" office:value="25095">
            <text:p>2509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6419965566">
            <text:p>52.641997</text:p>
          </table:table-cell>
          <table:table-cell office:value-type="float" office:value="0.0004995075">
            <text:p>5.00E-004</text:p>
          </table:table-cell>
          <table:table-cell office:value-type="float" office:value="8930">
            <text:p>8930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1460259283">
            <text:p>53.146026</text:p>
          </table:table-cell>
          <table:table-cell office:value-type="float" office:value="0.0005232249">
            <text:p>5.23E-004</text:p>
          </table:table-cell>
          <table:table-cell office:value-type="float" office:value="12699">
            <text:p>12699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.1371935812">
            <text:p>53.137194</text:p>
          </table:table-cell>
          <table:table-cell office:value-type="float" office:value="0.0005229995">
            <text:p>5.23E-004</text:p>
          </table:table-cell>
          <table:table-cell office:value-type="float" office:value="25782">
            <text:p>2578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.1325582054">
            <text:p>53.132558</text:p>
          </table:table-cell>
          <table:table-cell office:value-type="float" office:value="0.0005235825">
            <text:p>5.24E-004</text:p>
          </table:table-cell>
          <table:table-cell office:value-type="float" office:value="22405">
            <text:p>22405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float" office:value="52.4808939377">
            <text:p>52.480894</text:p>
          </table:table-cell>
          <table:table-cell table:style-name="ce14" office:value-type="float" office:value="0.0004911344">
            <text:p>4.91E-004</text:p>
          </table:table-cell>
          <table:table-cell office:value-type="float" office:value="20070">
            <text:p>20070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58.4968944695">
            <text:p>58.496894</text:p>
          </table:table-cell>
          <table:table-cell table:style-name="ce12" office:value-type="float" office:value="0.000775969">
            <text:p>7.76E-004</text:p>
          </table:table-cell>
          <table:table-cell office:value-type="float" office:value="10977">
            <text:p>10977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3 disclinations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.2667850945">
            <text:p>53.266785</text:p>
          </table:table-cell>
          <table:table-cell office:value-type="float" office:value="0.000528997">
            <text:p>5.29E-004</text:p>
          </table:table-cell>
          <table:table-cell office:value-type="float" office:value="27744">
            <text:p>27744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/>
          <table:table-cell table:style-name="ce5" table:formula="of:=MIN([.B1:.B11])" office:value-type="float" office:value="52.4808939377">
            <text:p>52.480894</text:p>
          </table:table-cell>
          <table:table-cell table:style-name="ce7" table:formula="of:=MIN([.C1:.C11])" office:value-type="float" office:value="0.0004911344">
            <text:p>4.9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8.4968944695">
            <text:p>58.496894</text:p>
          </table:table-cell>
          <table:table-cell table:style-name="ce7" table:formula="of:=MAX([.C2:.C11])" office:value-type="float" office:value="0.000775969">
            <text:p>7.76E-004</text:p>
          </table:table-cell>
          <table:table-cell table:number-columns-repeated="4"/>
        </table:table-row>
      </table:table>
      <table:table table:name="angle-90-redo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.5134407527">
            <text:p>52.513441</text:p>
          </table:table-cell>
          <table:table-cell office:value-type="float" office:value="0.00049291">
            <text:p>4.93E-004</text:p>
          </table:table-cell>
          <table:table-cell office:value-type="float" office:value="8916">
            <text:p>8916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5026261367">
            <text:p>52.502626</text:p>
          </table:table-cell>
          <table:table-cell office:value-type="float" office:value="0.0004914718">
            <text:p>4.91E-004</text:p>
          </table:table-cell>
          <table:table-cell office:value-type="float" office:value="30728">
            <text:p>30728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5599370937">
            <text:p>52.559937</text:p>
          </table:table-cell>
          <table:table-cell office:value-type="float" office:value="0.0004952779">
            <text:p>4.95E-004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617250535">
            <text:p>52.617251</text:p>
          </table:table-cell>
          <table:table-cell office:value-type="float" office:value="0.000497009">
            <text:p>4.97E-004</text:p>
          </table:table-cell>
          <table:table-cell office:value-type="float" office:value="7684">
            <text:p>7684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.6984358574">
            <text:p>52.698436</text:p>
          </table:table-cell>
          <table:table-cell office:value-type="float" office:value="0.0005007206">
            <text:p>5.01E-004</text:p>
          </table:table-cell>
          <table:table-cell office:value-type="float" office:value="10836">
            <text:p>1083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2"/>
          <table:table-cell office:value-type="string">
            <text:p>4&amp;7 look similar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52.7603316784">
            <text:p>52.760332</text:p>
          </table:table-cell>
          <table:table-cell table:style-name="ce12" office:value-type="float" office:value="0.0005046753">
            <text:p>5.05E-004</text:p>
          </table:table-cell>
          <table:table-cell office:value-type="float" office:value="721">
            <text:p>721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.4923519975">
            <text:p>52.492352</text:p>
          </table:table-cell>
          <table:table-cell office:value-type="float" office:value="0.0004918712">
            <text:p>4.92E-004</text:p>
          </table:table-cell>
          <table:table-cell office:value-type="float" office:value="6890">
            <text:p>6890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.5800877115">
            <text:p>52.580088</text:p>
          </table:table-cell>
          <table:table-cell office:value-type="float" office:value="0.0004960832">
            <text:p>4.96E-004</text:p>
          </table:table-cell>
          <table:table-cell office:value-type="float" office:value="23853">
            <text:p>23853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float" office:value="52.4460551209">
            <text:p>52.446055</text:p>
          </table:table-cell>
          <table:table-cell table:style-name="ce14" office:value-type="float" office:value="0.0004881626">
            <text:p>4.88E-004</text:p>
          </table:table-cell>
          <table:table-cell office:value-type="float" office:value="28968">
            <text:p>28968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.7234774901">
            <text:p>52.723477</text:p>
          </table:table-cell>
          <table:table-cell office:value-type="float" office:value="0.0005036194">
            <text:p>5.04E-004</text:p>
          </table:table-cell>
          <table:table-cell office:value-type="float" office:value="7170">
            <text:p>7170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2 discliantions far-ish from np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IN([.B1:.B11])" office:value-type="float" office:value="52.4460551209">
            <text:p>52.446055</text:p>
          </table:table-cell>
          <table:table-cell table:style-name="ce7" table:formula="of:=MIN([.C1:.C11])" office:value-type="float" office:value="0.0004881626">
            <text:p>4.88E-004</text:p>
          </table:table-cell>
          <table:table-cell table:number-columns-repeated="7"/>
        </table:table-row>
        <table:table-row table:style-name="ro2">
          <table:table-cell/>
          <table:table-cell table:style-name="ce5" table:formula="of:=MAX([.B2:.B11])" office:value-type="float" office:value="52.7603316784">
            <text:p>52.760332</text:p>
          </table:table-cell>
          <table:table-cell table:style-name="ce7" table:formula="of:=MAX([.C2:.C11])" office:value-type="float" office:value="0.0005046753">
            <text:p>5.05E-004</text:p>
          </table:table-cell>
          <table:table-cell table:number-columns-repeated="7"/>
        </table:table-row>
      </table:table>
      <table:table table:name="angle-95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5482888866">
            <text:p>47.548289</text:p>
          </table:table-cell>
          <table:table-cell office:value-type="float" office:value="0.0004872247">
            <text:p>4.87E-004</text:p>
          </table:table-cell>
          <table:table-cell office:value-type="float" office:value="11459">
            <text:p>1145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7546115874">
            <text:p>47.754612</text:p>
          </table:table-cell>
          <table:table-cell office:value-type="float" office:value="0.0004982011">
            <text:p>4.98E-004</text:p>
          </table:table-cell>
          <table:table-cell office:value-type="float" office:value="5987">
            <text:p>59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45287124">
            <text:p>47.645287</text:p>
          </table:table-cell>
          <table:table-cell office:value-type="float" office:value="0.0004914703">
            <text:p>4.91E-004</text:p>
          </table:table-cell>
          <table:table-cell office:value-type="float" office:value="23447">
            <text:p>23447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8985711502">
            <text:p>47.898571</text:p>
          </table:table-cell>
          <table:table-cell office:value-type="float" office:value="0.0005034395">
            <text:p>5.03E-004</text:p>
          </table:table-cell>
          <table:table-cell office:value-type="float" office:value="14785">
            <text:p>14785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float" office:value="47.9675144667">
            <text:p>47.967514</text:p>
          </table:table-cell>
          <table:table-cell table:style-name="ce12" office:value-type="float" office:value="0.0005086478">
            <text:p>5.09E-004</text:p>
          </table:table-cell>
          <table:table-cell office:value-type="float" office:value="27994">
            <text:p>27994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4705495074">
            <text:p>47.470550</text:p>
          </table:table-cell>
          <table:table-cell office:value-type="float" office:value="0.000484618">
            <text:p>4.85E-004</text:p>
          </table:table-cell>
          <table:table-cell office:value-type="float" office:value="956">
            <text:p>956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5190821151">
            <text:p>47.519082</text:p>
          </table:table-cell>
          <table:table-cell office:value-type="float" office:value="0.0004871911">
            <text:p>4.87E-004</text:p>
          </table:table-cell>
          <table:table-cell office:value-type="float" office:value="27217">
            <text:p>27217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8069891424">
            <text:p>47.806989</text:p>
          </table:table-cell>
          <table:table-cell office:value-type="float" office:value="0.0005004843">
            <text:p>5.00E-004</text:p>
          </table:table-cell>
          <table:table-cell office:value-type="float" office:value="21949">
            <text:p>21949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float" office:value="47.2630174549">
            <text:p>47.263017</text:p>
          </table:table-cell>
          <table:table-cell table:style-name="ce14" office:value-type="float" office:value="0.0004709654">
            <text:p>4.71E-004</text:p>
          </table:table-cell>
          <table:table-cell office:value-type="float" office:value="27307">
            <text:p>27307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4044441254">
            <text:p>47.404444</text:p>
          </table:table-cell>
          <table:table-cell office:value-type="float" office:value="0.0004801021">
            <text:p>4.80E-004</text:p>
          </table:table-cell>
          <table:table-cell office:value-type="float" office:value="31792">
            <text:p>31792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7.2630174549">
            <text:p>47.263017</text:p>
          </table:table-cell>
          <table:table-cell table:style-name="ce7" table:formula="of:=MIN([.C2:.C11])" office:value-type="float" office:value="0.0004709654">
            <text:p>4.7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9675144667">
            <text:p>47.967514</text:p>
          </table:table-cell>
          <table:table-cell table:style-name="ce7" table:formula="of:=MAX([.C2:.C11])" office:value-type="float" office:value="0.0005086478">
            <text:p>5.09E-004</text:p>
          </table:table-cell>
          <table:table-cell table:number-columns-repeated="4"/>
        </table:table-row>
      </table:table>
      <table:table table:name="angle-95-redo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8.103372224">
            <text:p>48.103372</text:p>
          </table:table-cell>
          <table:table-cell table:style-name="ce12" office:value-type="float" office:value="0.0005147588">
            <text:p>5.15E-004</text:p>
          </table:table-cell>
          <table:table-cell office:value-type="float" office:value="11425">
            <text:p>11425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float" office:value="47.1903039063">
            <text:p>47.190304</text:p>
          </table:table-cell>
          <table:table-cell table:style-name="ce14" office:value-type="float" office:value="0.0004693163">
            <text:p>4.69E-004</text:p>
          </table:table-cell>
          <table:table-cell office:value-type="float" office:value="30446">
            <text:p>30446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74895352">
            <text:p>47.774895</text:p>
          </table:table-cell>
          <table:table-cell office:value-type="float" office:value="0.0004995083">
            <text:p>5.00E-004</text:p>
          </table:table-cell>
          <table:table-cell office:value-type="float" office:value="2982">
            <text:p>2982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1603991249">
            <text:p>47.160399</text:p>
          </table:table-cell>
          <table:table-cell office:value-type="float" office:value="0.0004697937">
            <text:p>4.70E-004</text:p>
          </table:table-cell>
          <table:table-cell office:value-type="float" office:value="10117">
            <text:p>10117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4130975393">
            <text:p>47.413098</text:p>
          </table:table-cell>
          <table:table-cell office:value-type="float" office:value="0.0004812815">
            <text:p>4.81E-004</text:p>
          </table:table-cell>
          <table:table-cell office:value-type="float" office:value="32519">
            <text:p>3251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6489379724">
            <text:p>47.648938</text:p>
          </table:table-cell>
          <table:table-cell office:value-type="float" office:value="0.0004935703">
            <text:p>4.94E-004</text:p>
          </table:table-cell>
          <table:table-cell office:value-type="float" office:value="20954">
            <text:p>20954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401424456">
            <text:p>47.401424</text:p>
          </table:table-cell>
          <table:table-cell office:value-type="float" office:value="0.0004780362">
            <text:p>4.78E-004</text:p>
          </table:table-cell>
          <table:table-cell office:value-type="float" office:value="25628">
            <text:p>25628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6604928485">
            <text:p>47.660493</text:p>
          </table:table-cell>
          <table:table-cell office:value-type="float" office:value="0.0004921396">
            <text:p>4.92E-004</text:p>
          </table:table-cell>
          <table:table-cell office:value-type="float" office:value="22107">
            <text:p>22107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2290869925">
            <text:p>47.229087</text:p>
          </table:table-cell>
          <table:table-cell office:value-type="float" office:value="0.0004730627">
            <text:p>4.73E-004</text:p>
          </table:table-cell>
          <table:table-cell office:value-type="float" office:value="2794">
            <text:p>2794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.1931585977">
            <text:p>47.193159</text:p>
          </table:table-cell>
          <table:table-cell office:value-type="float" office:value="0.0004692354">
            <text:p>4.69E-004</text:p>
          </table:table-cell>
          <table:table-cell office:value-type="float" office:value="30237">
            <text:p>30237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?</text:p>
          </table:table-cell>
        </table:table-row>
        <table:table-row table:style-name="ro2">
          <table:table-cell/>
          <table:table-cell table:style-name="ce5" table:formula="of:=MIN([.B2:.B11])" office:value-type="float" office:value="47.1603991249">
            <text:p>47.160399</text:p>
          </table:table-cell>
          <table:table-cell table:style-name="ce7" table:formula="of:=MIN([.C2:.C11])" office:value-type="float" office:value="0.0004692354">
            <text:p>4.6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103372224">
            <text:p>48.103372</text:p>
          </table:table-cell>
          <table:table-cell table:style-name="ce7" table:formula="of:=MAX([.C2:.C11])" office:value-type="float" office:value="0.0005147588">
            <text:p>5.15E-004</text:p>
          </table:table-cell>
          <table:table-cell table:number-columns-repeated="4"/>
        </table:table-row>
      </table:table>
      <table:table table:name="angle-100" table:style-name="ta2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5766241902">
            <text:p>50.576624</text:p>
          </table:table-cell>
          <table:table-cell office:value-type="float" office:value="0.0007463162">
            <text:p>7.46E-004</text:p>
          </table:table-cell>
          <table:table-cell office:value-type="float" office:value="12098">
            <text:p>1209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4875448102">
            <text:p>44.487545</text:p>
          </table:table-cell>
          <table:table-cell office:value-type="float" office:value="0.0004625683">
            <text:p>4.63E-004</text:p>
          </table:table-cell>
          <table:table-cell office:value-type="float" office:value="21813">
            <text:p>21813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3741785782">
            <text:p>45.374179</text:p>
          </table:table-cell>
          <table:table-cell office:value-type="float" office:value="0.0004970144">
            <text:p>4.97E-004</text:p>
          </table:table-cell>
          <table:table-cell office:value-type="float" office:value="28049">
            <text:p>28049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float" office:value="51.6771433408">
            <text:p>51.677143</text:p>
          </table:table-cell>
          <table:table-cell table:style-name="ce12" office:value-type="float" office:value="0.0008027819">
            <text:p>8.03E-004</text:p>
          </table:table-cell>
          <table:table-cell office:value-type="float" office:value="15908">
            <text:p>15908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4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5243483813">
            <text:p>45.524348</text:p>
          </table:table-cell>
          <table:table-cell office:value-type="float" office:value="0.0005108015">
            <text:p>5.11E-004</text:p>
          </table:table-cell>
          <table:table-cell office:value-type="float" office:value="21954">
            <text:p>2195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44.0752025515">
            <text:p>44.075203</text:p>
          </table:table-cell>
          <table:table-cell table:style-name="ce14" office:value-type="float" office:value="0.0004414994">
            <text:p>4.41E-004</text:p>
          </table:table-cell>
          <table:table-cell office:value-type="float" office:value="24285">
            <text:p>2428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 boun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.2957279195">
            <text:p>44.295728</text:p>
          </table:table-cell>
          <table:table-cell office:value-type="float" office:value="0.0004540331">
            <text:p>4.54E-004</text:p>
          </table:table-cell>
          <table:table-cell office:value-type="float" office:value="11721">
            <text:p>11721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6777268312">
            <text:p>45.677727</text:p>
          </table:table-cell>
          <table:table-cell office:value-type="float" office:value="0.0005185027">
            <text:p>5.19E-004</text:p>
          </table:table-cell>
          <table:table-cell office:value-type="float" office:value="24397">
            <text:p>24397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4246053731">
            <text:p>45.424605</text:p>
          </table:table-cell>
          <table:table-cell office:value-type="float" office:value="0.0005071943">
            <text:p>5.07E-004</text:p>
          </table:table-cell>
          <table:table-cell office:value-type="float" office:value="22397">
            <text:p>22397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.9066692492">
            <text:p>49.906669</text:p>
          </table:table-cell>
          <table:table-cell office:value-type="float" office:value="0.0007129459">
            <text:p>7.13E-004</text:p>
          </table:table-cell>
          <table:table-cell office:value-type="float" office:value="20378">
            <text:p>20378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4.0752025515">
            <text:p>44.075203</text:p>
          </table:table-cell>
          <table:table-cell table:style-name="ce7" table:formula="of:=MIN([.C2:.C11])" office:value-type="float" office:value="0.0004414994">
            <text:p>4.41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6771433408">
            <text:p>51.677143</text:p>
          </table:table-cell>
          <table:table-cell table:style-name="ce7" table:formula="of:=MAX([.C2:.C11])" office:value-type="float" office:value="0.0008027819">
            <text:p>8.03E-004</text:p>
          </table:table-cell>
          <table:table-cell table:number-columns-repeated="4"/>
        </table:table-row>
      </table:table>
      <table:table table:name="angle-100-redo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.5602100163">
            <text:p>44.560210</text:p>
          </table:table-cell>
          <table:table-cell office:value-type="float" office:value="0.0004517454">
            <text:p>4.52E-004</text:p>
          </table:table-cell>
          <table:table-cell office:value-type="float" office:value="4851">
            <text:p>4851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1 disclination far-ish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0775408177">
            <text:p>44.077541</text:p>
          </table:table-cell>
          <table:table-cell office:value-type="float" office:value="0.0004352554">
            <text:p>4.35E-004</text:p>
          </table:table-cell>
          <table:table-cell office:value-type="float" office:value="32160">
            <text:p>3216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1 disclination far-ish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025620601">
            <text:p>44.402562</text:p>
          </table:table-cell>
          <table:table-cell office:value-type="float" office:value="0.0004555092">
            <text:p>4.56E-004</text:p>
          </table:table-cell>
          <table:table-cell office:value-type="float" office:value="10412">
            <text:p>10412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8717240873">
            <text:p>44.871724</text:p>
          </table:table-cell>
          <table:table-cell office:value-type="float" office:value="0.0004818562">
            <text:p>4.82E-004</text:p>
          </table:table-cell>
          <table:table-cell office:value-type="float" office:value="25207">
            <text:p>25207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6888214312">
            <text:p>44.688821</text:p>
          </table:table-cell>
          <table:table-cell office:value-type="float" office:value="0.0004726402">
            <text:p>4.73E-004</text:p>
          </table:table-cell>
          <table:table-cell office:value-type="float" office:value="15284">
            <text:p>1528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4621583092">
            <text:p>44.462158</text:p>
          </table:table-cell>
          <table:table-cell office:value-type="float" office:value="0.0004579609">
            <text:p>4.58E-004</text:p>
          </table:table-cell>
          <table:table-cell office:value-type="float" office:value="22251">
            <text:p>22251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float" office:value="45.0579836756">
            <text:p>45.057984</text:p>
          </table:table-cell>
          <table:table-cell table:style-name="ce12" office:value-type="float" office:value="0.0004895126">
            <text:p>4.90E-004</text:p>
          </table:table-cell>
          <table:table-cell office:value-type="float" office:value="23706">
            <text:p>23706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3439358595">
            <text:p>44.343936</text:p>
          </table:table-cell>
          <table:table-cell office:value-type="float" office:value="0.0004545872">
            <text:p>4.55E-004</text:p>
          </table:table-cell>
          <table:table-cell office:value-type="float" office:value="18005">
            <text:p>18005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3.9331160403">
            <text:p>43.933116</text:p>
          </table:table-cell>
          <table:table-cell table:style-name="ce14" office:value-type="float" office:value="0.0004291827">
            <text:p>4.29E-004</text:p>
          </table:table-cell>
          <table:table-cell office:value-type="float" office:value="21721">
            <text:p>21721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3510853308">
            <text:p>44.351085</text:p>
          </table:table-cell>
          <table:table-cell office:value-type="float" office:value="0.000454438">
            <text:p>4.54E-004</text:p>
          </table:table-cell>
          <table:table-cell office:value-type="float" office:value="765">
            <text:p>765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9331160403">
            <text:p>43.933116</text:p>
          </table:table-cell>
          <table:table-cell table:style-name="ce7" table:formula="of:=MIN([.C2:.C11])" office:value-type="float" office:value="0.0004291827">
            <text:p>4.2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0579836756">
            <text:p>45.057984</text:p>
          </table:table-cell>
          <table:table-cell table:style-name="ce7" table:formula="of:=MAX([.C2:.C11])" office:value-type="float" office:value="0.0004895126">
            <text:p>4.90E-004</text:p>
          </table:table-cell>
          <table:table-cell table:number-columns-repeated="4"/>
        </table:table-row>
      </table:table>
      <table:table table:name="angle-10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.2859436337">
            <text:p>44.285944</text:p>
          </table:table-cell>
          <table:table-cell table:style-name="ce14" office:value-type="float" office:value="0.0003987392">
            <text:p>3.99E-004</text:p>
          </table:table-cell>
          <table:table-cell office:value-type="float" office:value="9348">
            <text:p>934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51.7311093897">
            <text:p>51.731109</text:p>
          </table:table-cell>
          <table:table-cell table:style-name="ce12" office:value-type="float" office:value="0.000767567">
            <text:p>7.68E-004</text:p>
          </table:table-cell>
          <table:table-cell office:value-type="float" office:value="17975">
            <text:p>17975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839253278">
            <text:p>46.383925</text:p>
          </table:table-cell>
          <table:table-cell office:value-type="float" office:value="0.0005162094">
            <text:p>5.16E-004</text:p>
          </table:table-cell>
          <table:table-cell office:value-type="float" office:value="21252">
            <text:p>21252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1067813641">
            <text:p>46.106781</text:p>
          </table:table-cell>
          <table:table-cell office:value-type="float" office:value="0.0005020017">
            <text:p>5.02E-004</text:p>
          </table:table-cell>
          <table:table-cell office:value-type="float" office:value="10625">
            <text:p>10625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5675436065">
            <text:p>44.567544</text:p>
          </table:table-cell>
          <table:table-cell office:value-type="float" office:value="0.0004154091">
            <text:p>4.15E-004</text:p>
          </table:table-cell>
          <table:table-cell office:value-type="float" office:value="17504">
            <text:p>17504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7103702166">
            <text:p>44.710370</text:p>
          </table:table-cell>
          <table:table-cell office:value-type="float" office:value="0.0004346152">
            <text:p>4.35E-004</text:p>
          </table:table-cell>
          <table:table-cell office:value-type="float" office:value="15967">
            <text:p>15967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1490291849">
            <text:p>44.149029</text:p>
          </table:table-cell>
          <table:table-cell office:value-type="float" office:value="0.0004049234">
            <text:p>4.05E-004</text:p>
          </table:table-cell>
          <table:table-cell office:value-type="float" office:value="24601">
            <text:p>24601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3" office:value-type="float" office:value="44.1056496514">
            <text:p>44.105650</text:p>
          </table:table-cell>
          <table:table-cell office:value-type="float" office:value="0.0004041994">
            <text:p>4.04E-004</text:p>
          </table:table-cell>
          <table:table-cell office:value-type="float" office:value="10048">
            <text:p>1004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.8408718873">
            <text:p>46.840872</text:p>
          </table:table-cell>
          <table:table-cell office:value-type="float" office:value="0.000535081">
            <text:p>5.35E-004</text:p>
          </table:table-cell>
          <table:table-cell office:value-type="float" office:value="321">
            <text:p>32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6670533305">
            <text:p>45.667053</text:p>
          </table:table-cell>
          <table:table-cell office:value-type="float" office:value="0.0004826632">
            <text:p>4.83E-004</text:p>
          </table:table-cell>
          <table:table-cell office:value-type="float" office:value="25880">
            <text:p>2588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4.1056496514">
            <text:p>44.105650</text:p>
          </table:table-cell>
          <table:table-cell table:style-name="ce7" table:formula="of:=MIN([.C2:.C11])" office:value-type="float" office:value="0.0003987392">
            <text:p>3.9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1.7311093897">
            <text:p>51.731109</text:p>
          </table:table-cell>
          <table:table-cell table:style-name="ce7" table:formula="of:=MAX([.C2:.C11])" office:value-type="float" office:value="0.000767567">
            <text:p>7.68E-004</text:p>
          </table:table-cell>
          <table:table-cell table:number-columns-repeated="4"/>
        </table:table-row>
      </table:table>
      <table:table table:name="angle-11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8716840389">
            <text:p>46.871684</text:p>
          </table:table-cell>
          <table:table-cell office:value-type="float" office:value="0.000453715">
            <text:p>4.54E-004</text:p>
          </table:table-cell>
          <table:table-cell office:value-type="float" office:value="27659">
            <text:p>27659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47.5640361869">
            <text:p>47.564036</text:p>
          </table:table-cell>
          <table:table-cell table:style-name="ce12" office:value-type="float" office:value="0.0004844514">
            <text:p>4.84E-004</text:p>
          </table:table-cell>
          <table:table-cell office:value-type="float" office:value="12264">
            <text:p>12264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2161025444">
            <text:p>46.216103</text:p>
          </table:table-cell>
          <table:table-cell office:value-type="float" office:value="0.0004172589">
            <text:p>4.17E-004</text:p>
          </table:table-cell>
          <table:table-cell office:value-type="float" office:value="23856">
            <text:p>23856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.4851961968">
            <text:p>45.485196</text:p>
          </table:table-cell>
          <table:table-cell office:value-type="float" office:value="0.0003717395">
            <text:p>3.72E-004</text:p>
          </table:table-cell>
          <table:table-cell office:value-type="float" office:value="21257">
            <text:p>21257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.7489970635">
            <text:p>45.748997</text:p>
          </table:table-cell>
          <table:table-cell office:value-type="float" office:value="0.0003993021">
            <text:p>3.99E-004</text:p>
          </table:table-cell>
          <table:table-cell office:value-type="float" office:value="19467">
            <text:p>19467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2120756272">
            <text:p>45.212076</text:p>
          </table:table-cell>
          <table:table-cell office:value-type="float" office:value="0.0003614695">
            <text:p>3.61E-004</text:p>
          </table:table-cell>
          <table:table-cell office:value-type="float" office:value="6963">
            <text:p>6963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.7153880532">
            <text:p>45.715388</text:p>
          </table:table-cell>
          <table:table-cell office:value-type="float" office:value="0.00039419">
            <text:p>3.94E-004</text:p>
          </table:table-cell>
          <table:table-cell office:value-type="float" office:value="10081">
            <text:p>10081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3309303493">
            <text:p>46.330930</text:p>
          </table:table-cell>
          <table:table-cell office:value-type="float" office:value="0.0004154092">
            <text:p>4.15E-004</text:p>
          </table:table-cell>
          <table:table-cell office:value-type="float" office:value="27627">
            <text:p>2762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5.1226440107">
            <text:p>45.122644</text:p>
          </table:table-cell>
          <table:table-cell table:style-name="ce14" office:value-type="float" office:value="0.0003541936">
            <text:p>3.54E-004</text:p>
          </table:table-cell>
          <table:table-cell office:value-type="float" office:value="17287">
            <text:p>1728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210745404">
            <text:p>47.210745</text:p>
          </table:table-cell>
          <table:table-cell office:value-type="float" office:value="0.0004668265">
            <text:p>4.67E-004</text:p>
          </table:table-cell>
          <table:table-cell office:value-type="float" office:value="20855">
            <text:p>20855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5.1226440107">
            <text:p>45.122644</text:p>
          </table:table-cell>
          <table:table-cell table:style-name="ce7" table:formula="of:=MIN([.C2:.C11])" office:value-type="float" office:value="0.0003541936">
            <text:p>3.5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5640361869">
            <text:p>47.564036</text:p>
          </table:table-cell>
          <table:table-cell table:style-name="ce7" table:formula="of:=MAX([.C2:.C11])" office:value-type="float" office:value="0.0004844514">
            <text:p>4.84E-004</text:p>
          </table:table-cell>
          <table:table-cell table:number-columns-repeated="4"/>
        </table:table-row>
      </table:table>
      <table:table table:name="angle-11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2052206257">
            <text:p>48.205221</text:p>
          </table:table-cell>
          <table:table-cell office:value-type="float" office:value="0.0004600437">
            <text:p>4.60E-004</text:p>
          </table:table-cell>
          <table:table-cell office:value-type="float" office:value="22208">
            <text:p>2220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float" office:value="46.1602636983">
            <text:p>46.160264</text:p>
          </table:table-cell>
          <table:table-cell table:style-name="ce14" office:value-type="float" office:value="0.0003472935">
            <text:p>3.47E-004</text:p>
          </table:table-cell>
          <table:table-cell office:value-type="float" office:value="14417">
            <text:p>1441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8834574094">
            <text:p>46.883457</text:p>
          </table:table-cell>
          <table:table-cell office:value-type="float" office:value="0.0004019094">
            <text:p>4.02E-004</text:p>
          </table:table-cell>
          <table:table-cell office:value-type="float" office:value="14752">
            <text:p>14752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6220954813">
            <text:p>47.622095</text:p>
          </table:table-cell>
          <table:table-cell office:value-type="float" office:value="0.0004360682">
            <text:p>4.36E-004</text:p>
          </table:table-cell>
          <table:table-cell office:value-type="float" office:value="4366">
            <text:p>4366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0990086616">
            <text:p>47.099009</text:p>
          </table:table-cell>
          <table:table-cell office:value-type="float" office:value="0.0004094081">
            <text:p>4.09E-004</text:p>
          </table:table-cell>
          <table:table-cell office:value-type="float" office:value="23269">
            <text:p>23269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float" office:value="48.3182584838">
            <text:p>48.318258</text:p>
          </table:table-cell>
          <table:table-cell table:style-name="ce12" office:value-type="float" office:value="0.0004680613">
            <text:p>4.68E-004</text:p>
          </table:table-cell>
          <table:table-cell office:value-type="float" office:value="10312">
            <text:p>10312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boundar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2683772275">
            <text:p>47.268377</text:p>
          </table:table-cell>
          <table:table-cell office:value-type="float" office:value="0.0004174639">
            <text:p>4.17E-004</text:p>
          </table:table-cell>
          <table:table-cell office:value-type="float" office:value="8478">
            <text:p>847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8640951239">
            <text:p>46.864095</text:p>
          </table:table-cell>
          <table:table-cell office:value-type="float" office:value="0.0003966847">
            <text:p>3.97E-004</text:p>
          </table:table-cell>
          <table:table-cell office:value-type="float" office:value="23638">
            <text:p>23638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280332716">
            <text:p>46.280333</text:p>
          </table:table-cell>
          <table:table-cell office:value-type="float" office:value="0.0003671508">
            <text:p>3.67E-004</text:p>
          </table:table-cell>
          <table:table-cell office:value-type="float" office:value="17593">
            <text:p>17593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8685221793">
            <text:p>47.868522</text:p>
          </table:table-cell>
          <table:table-cell office:value-type="float" office:value="0.0004397419">
            <text:p>4.40E-004</text:p>
          </table:table-cell>
          <table:table-cell office:value-type="float" office:value="4220">
            <text:p>422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1602636983">
            <text:p>46.160264</text:p>
          </table:table-cell>
          <table:table-cell table:style-name="ce7" table:formula="of:=MIN([.C2:.C11])" office:value-type="float" office:value="0.0003472935">
            <text:p>3.47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8.3182584838">
            <text:p>48.318258</text:p>
          </table:table-cell>
          <table:table-cell table:style-name="ce7" table:formula="of:=MAX([.C2:.C11])" office:value-type="float" office:value="0.0004680613">
            <text:p>4.68E-004</text:p>
          </table:table-cell>
          <table:table-cell table:number-columns-repeated="4"/>
        </table:table-row>
      </table:table>
      <table:table table:name="angle-12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2291230121">
            <text:p>50.229123</text:p>
          </table:table-cell>
          <table:table-cell office:value-type="float" office:value="0.0005165338">
            <text:p>5.17E-004</text:p>
          </table:table-cell>
          <table:table-cell office:value-type="float" office:value="31912">
            <text:p>31912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2930289089">
            <text:p>48.293029</text:p>
          </table:table-cell>
          <table:table-cell office:value-type="float" office:value="0.0004242431">
            <text:p>4.24E-004</text:p>
          </table:table-cell>
          <table:table-cell office:value-type="float" office:value="28371">
            <text:p>28371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4301115839">
            <text:p>47.430112</text:p>
          </table:table-cell>
          <table:table-cell office:value-type="float" office:value="0.0003675253">
            <text:p>3.68E-004</text:p>
          </table:table-cell>
          <table:table-cell office:value-type="float" office:value="22844">
            <text:p>22844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1786156525">
            <text:p>52.178616</text:p>
          </table:table-cell>
          <table:table-cell office:value-type="float" office:value="0.0005950043">
            <text:p>5.95E-004</text:p>
          </table:table-cell>
          <table:table-cell office:value-type="float" office:value="5206">
            <text:p>5206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634030187">
            <text:p>48.634030</text:p>
          </table:table-cell>
          <table:table-cell office:value-type="float" office:value="0.0004350355">
            <text:p>4.35E-004</text:p>
          </table:table-cell>
          <table:table-cell office:value-type="float" office:value="14414">
            <text:p>14414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.4667087082">
            <text:p>51.466709</text:p>
          </table:table-cell>
          <table:table-cell office:value-type="float" office:value="0.0005736283">
            <text:p>5.74E-004</text:p>
          </table:table-cell>
          <table:table-cell office:value-type="float" office:value="27338">
            <text:p>27338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pb boundary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6.5933416843">
            <text:p>46.593342</text:p>
          </table:table-cell>
          <table:table-cell table:style-name="ce14" office:value-type="float" office:value="0.0003354761">
            <text:p>3.35E-004</text:p>
          </table:table-cell>
          <table:table-cell office:value-type="float" office:value="28774">
            <text:p>28774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4116781555">
            <text:p>48.411678</text:p>
          </table:table-cell>
          <table:table-cell office:value-type="float" office:value="0.0004304445">
            <text:p>4.30E-004</text:p>
          </table:table-cell>
          <table:table-cell office:value-type="float" office:value="16425">
            <text:p>16425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53.6923764476">
            <text:p>53.692376</text:p>
          </table:table-cell>
          <table:table-cell table:style-name="ce12" office:value-type="float" office:value="0.0006805985">
            <text:p>6.81E-004</text:p>
          </table:table-cell>
          <table:table-cell office:value-type="float" office:value="23666">
            <text:p>2366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pb bounda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2286192755">
            <text:p>47.228619</text:p>
          </table:table-cell>
          <table:table-cell office:value-type="float" office:value="0.0003573382">
            <text:p>3.57E-004</text:p>
          </table:table-cell>
          <table:table-cell office:value-type="float" office:value="29622">
            <text:p>29622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/>
          <table:table-cell table:style-name="ce5" table:formula="of:=MIN([.B2:.B11])" office:value-type="float" office:value="46.5933416843">
            <text:p>46.593342</text:p>
          </table:table-cell>
          <table:table-cell table:style-name="ce7" table:formula="of:=MIN([.C2:.C11])" office:value-type="float" office:value="0.0003354761">
            <text:p>3.35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3.6923764476">
            <text:p>53.692376</text:p>
          </table:table-cell>
          <table:table-cell table:style-name="ce7" table:formula="of:=MAX([.C2:.C11])" office:value-type="float" office:value="0.0006805985">
            <text:p>6.81E-004</text:p>
          </table:table-cell>
          <table:table-cell table:number-columns-repeated="4"/>
        </table:table-row>
      </table:table>
      <table:table table:name="angle-12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4964110602">
            <text:p>47.496411</text:p>
          </table:table-cell>
          <table:table-cell office:value-type="float" office:value="0.0003964126">
            <text:p>3.96E-004</text:p>
          </table:table-cell>
          <table:table-cell office:value-type="float" office:value="30171">
            <text:p>30171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.6462344649">
            <text:p>45.646234</text:p>
          </table:table-cell>
          <table:table-cell office:value-type="float" office:value="0.0003174253">
            <text:p>3.17E-004</text:p>
          </table:table-cell>
          <table:table-cell office:value-type="float" office:value="6280">
            <text:p>6280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13" office:value-type="float" office:value="45.4858583757">
            <text:p>45.485858</text:p>
          </table:table-cell>
          <table:table-cell table:style-name="ce14" office:value-type="float" office:value="0.0003120176">
            <text:p>3.12E-004</text:p>
          </table:table-cell>
          <table:table-cell office:value-type="float" office:value="8366">
            <text:p>8366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.6342417214">
            <text:p>45.634242</text:p>
          </table:table-cell>
          <table:table-cell office:value-type="float" office:value="0.0003196825">
            <text:p>3.20E-004</text:p>
          </table:table-cell>
          <table:table-cell office:value-type="float" office:value="13889">
            <text:p>13889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float" office:value="47.6346591259">
            <text:p>47.634659</text:p>
          </table:table-cell>
          <table:table-cell table:style-name="ce12" office:value-type="float" office:value="0.0004166978">
            <text:p>4.17E-004</text:p>
          </table:table-cell>
          <table:table-cell office:value-type="float" office:value="11005">
            <text:p>11005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1 discliantion far from pb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6725856666">
            <text:p>45.672586</text:p>
          </table:table-cell>
          <table:table-cell office:value-type="float" office:value="0.0003237084">
            <text:p>3.24E-004</text:p>
          </table:table-cell>
          <table:table-cell office:value-type="float" office:value="9341">
            <text:p>9341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.9142548074">
            <text:p>45.914255</text:p>
          </table:table-cell>
          <table:table-cell office:value-type="float" office:value="0.0003382112">
            <text:p>3.38E-004</text:p>
          </table:table-cell>
          <table:table-cell office:value-type="float" office:value="17074">
            <text:p>17074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.9613935871">
            <text:p>45.961394</text:p>
          </table:table-cell>
          <table:table-cell office:value-type="float" office:value="0.0003343413">
            <text:p>3.34E-004</text:p>
          </table:table-cell>
          <table:table-cell office:value-type="float" office:value="22694">
            <text:p>22694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.6171883103">
            <text:p>45.617188</text:p>
          </table:table-cell>
          <table:table-cell office:value-type="float" office:value="0.0003143342">
            <text:p>3.14E-004</text:p>
          </table:table-cell>
          <table:table-cell office:value-type="float" office:value="20398">
            <text:p>20398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5.7619571689">
            <text:p>45.761957</text:p>
          </table:table-cell>
          <table:table-cell office:value-type="float" office:value="0.0003260735">
            <text:p>3.26E-004</text:p>
          </table:table-cell>
          <table:table-cell office:value-type="float" office:value="15118">
            <text:p>1511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5.4858583757">
            <text:p>45.485858</text:p>
          </table:table-cell>
          <table:table-cell table:style-name="ce7" table:formula="of:=MIN([.C2:.C11])" office:value-type="float" office:value="0.0003120176">
            <text:p>3.1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6346591259">
            <text:p>47.634659</text:p>
          </table:table-cell>
          <table:table-cell table:style-name="ce7" table:formula="of:=MAX([.C2:.C11])" office:value-type="float" office:value="0.0004166978">
            <text:p>4.17E-004</text:p>
          </table:table-cell>
          <table:table-cell table:number-columns-repeated="4"/>
        </table:table-row>
      </table:table>
      <table:table table:name="angle-13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4643961384">
            <text:p>48.464396</text:p>
          </table:table-cell>
          <table:table-cell office:value-type="float" office:value="0.0003586374">
            <text:p>3.59E-004</text:p>
          </table:table-cell>
          <table:table-cell office:value-type="float" office:value="17610">
            <text:p>1761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2721693596">
            <text:p>49.272169</text:p>
          </table:table-cell>
          <table:table-cell office:value-type="float" office:value="0.0003973165">
            <text:p>3.97E-004</text:p>
          </table:table-cell>
          <table:table-cell office:value-type="float" office:value="27552">
            <text:p>27552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7.4853991683">
            <text:p>47.485399</text:p>
          </table:table-cell>
          <table:table-cell office:value-type="float" office:value="0.0003111305">
            <text:p>3.11E-004</text:p>
          </table:table-cell>
          <table:table-cell office:value-type="float" office:value="7555">
            <text:p>7555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float" office:value="49.981777234">
            <text:p>49.981777</text:p>
          </table:table-cell>
          <table:table-cell table:style-name="ce12" office:value-type="float" office:value="0.0004281521">
            <text:p>4.28E-004</text:p>
          </table:table-cell>
          <table:table-cell office:value-type="float" office:value="28881">
            <text:p>28881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.4209151394">
            <text:p>47.420915</text:p>
          </table:table-cell>
          <table:table-cell office:value-type="float" office:value="0.0003112578">
            <text:p>3.11E-004</text:p>
          </table:table-cell>
          <table:table-cell office:value-type="float" office:value="28294">
            <text:p>28294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7.4019965925">
            <text:p>47.401997</text:p>
          </table:table-cell>
          <table:table-cell office:value-type="float" office:value="0.0003087783">
            <text:p>3.09E-004</text:p>
          </table:table-cell>
          <table:table-cell office:value-type="float" office:value="25028">
            <text:p>25028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.2447568177">
            <text:p>47.244757</text:p>
          </table:table-cell>
          <table:table-cell office:value-type="float" office:value="0.0002928353">
            <text:p>2.93E-004</text:p>
          </table:table-cell>
          <table:table-cell office:value-type="float" office:value="30655">
            <text:p>3065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298923712">
            <text:p>48.298924</text:p>
          </table:table-cell>
          <table:table-cell office:value-type="float" office:value="0.0003490506">
            <text:p>3.49E-004</text:p>
          </table:table-cell>
          <table:table-cell office:value-type="float" office:value="6582">
            <text:p>6582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.6721525923">
            <text:p>47.672153</text:p>
          </table:table-cell>
          <table:table-cell office:value-type="float" office:value="0.0003210821">
            <text:p>3.21E-004</text:p>
          </table:table-cell>
          <table:table-cell office:value-type="float" office:value="18212">
            <text:p>18212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7.1355916579">
            <text:p>47.135592</text:p>
          </table:table-cell>
          <table:table-cell table:style-name="ce14" office:value-type="float" office:value="0.000288195">
            <text:p>2.88E-004</text:p>
          </table:table-cell>
          <table:table-cell office:value-type="float" office:value="23298">
            <text:p>23298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7.1355916579">
            <text:p>47.135592</text:p>
          </table:table-cell>
          <table:table-cell table:style-name="ce7" table:formula="of:=MIN([.C2:.C11])" office:value-type="float" office:value="0.000288195">
            <text:p>2.8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981777234">
            <text:p>49.981777</text:p>
          </table:table-cell>
          <table:table-cell table:style-name="ce7" table:formula="of:=MAX([.C2:.C11])" office:value-type="float" office:value="0.0004281521">
            <text:p>4.28E-004</text:p>
          </table:table-cell>
          <table:table-cell table:number-columns-repeated="4"/>
        </table:table-row>
      </table:table>
      <table:table table:name="angle-13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52.081475618">
            <text:p>52.081476</text:p>
          </table:table-cell>
          <table:table-cell table:style-name="ce14" office:value-type="float" office:value="0.0002743068">
            <text:p>2.74E-004</text:p>
          </table:table-cell>
          <table:table-cell office:value-type="float" office:value="28930">
            <text:p>28930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2.5140412675">
            <text:p>52.514041</text:p>
          </table:table-cell>
          <table:table-cell office:value-type="float" office:value="0.0003040861">
            <text:p>3.04E-004</text:p>
          </table:table-cell>
          <table:table-cell office:value-type="float" office:value="16646">
            <text:p>16646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float" office:value="55.2866288923">
            <text:p>55.286629</text:p>
          </table:table-cell>
          <table:table-cell table:style-name="ce12" office:value-type="float" office:value="0.0004329026">
            <text:p>4.33E-004</text:p>
          </table:table-cell>
          <table:table-cell office:value-type="float" office:value="27345">
            <text:p>27345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.3539480537">
            <text:p>52.353948</text:p>
          </table:table-cell>
          <table:table-cell office:value-type="float" office:value="0.0002931423">
            <text:p>2.93E-004</text:p>
          </table:table-cell>
          <table:table-cell office:value-type="float" office:value="6884">
            <text:p>6884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.7734337024">
            <text:p>54.773434</text:p>
          </table:table-cell>
          <table:table-cell office:value-type="float" office:value="0.0003966876">
            <text:p>3.97E-004</text:p>
          </table:table-cell>
          <table:table-cell office:value-type="float" office:value="25626">
            <text:p>25626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.2239609908">
            <text:p>52.223961</text:p>
          </table:table-cell>
          <table:table-cell office:value-type="float" office:value="0.0002854239">
            <text:p>2.85E-004</text:p>
          </table:table-cell>
          <table:table-cell office:value-type="float" office:value="19327">
            <text:p>19327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.0181828813">
            <text:p>54.018183</text:p>
          </table:table-cell>
          <table:table-cell office:value-type="float" office:value="0.0003725849">
            <text:p>3.73E-004</text:p>
          </table:table-cell>
          <table:table-cell office:value-type="float" office:value="32020">
            <text:p>32020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 office:value-type="string">
            <text:p>1 disclination far from boundar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.1902883336">
            <text:p>52.190288</text:p>
          </table:table-cell>
          <table:table-cell office:value-type="float" office:value="0.0002869692">
            <text:p>2.87E-004</text:p>
          </table:table-cell>
          <table:table-cell office:value-type="float" office:value="29177">
            <text:p>29177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.2212723062">
            <text:p>52.221272</text:p>
          </table:table-cell>
          <table:table-cell office:value-type="float" office:value="0.0002750541">
            <text:p>2.75E-004</text:p>
          </table:table-cell>
          <table:table-cell office:value-type="float" office:value="7315">
            <text:p>7315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.1690572941">
            <text:p>52.169057</text:p>
          </table:table-cell>
          <table:table-cell office:value-type="float" office:value="0.0002848533">
            <text:p>2.85E-004</text:p>
          </table:table-cell>
          <table:table-cell office:value-type="float" office:value="8046">
            <text:p>8046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52.081475618">
            <text:p>52.081476</text:p>
          </table:table-cell>
          <table:table-cell table:style-name="ce7" table:formula="of:=MIN([.C2:.C11])" office:value-type="float" office:value="0.0002743068">
            <text:p>2.74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55.2866288923">
            <text:p>55.286629</text:p>
          </table:table-cell>
          <table:table-cell table:style-name="ce7" table:formula="of:=MAX([.C2:.C11])" office:value-type="float" office:value="0.0004329026">
            <text:p>4.33E-004</text:p>
          </table:table-cell>
          <table:table-cell table:number-columns-repeated="4"/>
        </table:table-row>
      </table:table>
      <table:table table:name="angle-14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5953158266">
            <text:p>47.595316</text:p>
          </table:table-cell>
          <table:table-cell office:value-type="float" office:value="0.0003052546">
            <text:p>3.05E-004</text:p>
          </table:table-cell>
          <table:table-cell office:value-type="float" office:value="9457">
            <text:p>9457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7536640468">
            <text:p>46.753664</text:p>
          </table:table-cell>
          <table:table-cell office:value-type="float" office:value="0.0002736639">
            <text:p>2.74E-004</text:p>
          </table:table-cell>
          <table:table-cell office:value-type="float" office:value="7403">
            <text:p>7403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8641946765">
            <text:p>46.864195</text:p>
          </table:table-cell>
          <table:table-cell office:value-type="float" office:value="0.0002679305">
            <text:p>2.68E-004</text:p>
          </table:table-cell>
          <table:table-cell office:value-type="float" office:value="24502">
            <text:p>24502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7356535881">
            <text:p>46.735654</text:p>
          </table:table-cell>
          <table:table-cell office:value-type="float" office:value="0.0002750952">
            <text:p>2.75E-004</text:p>
          </table:table-cell>
          <table:table-cell office:value-type="float" office:value="6268">
            <text:p>6268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119542979">
            <text:p>46.911954</text:p>
          </table:table-cell>
          <table:table-cell office:value-type="float" office:value="0.0002775736">
            <text:p>2.78E-004</text:p>
          </table:table-cell>
          <table:table-cell office:value-type="float" office:value="18233">
            <text:p>18233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7391791106">
            <text:p>46.739179</text:p>
          </table:table-cell>
          <table:table-cell office:value-type="float" office:value="0.000273439">
            <text:p>2.73E-004</text:p>
          </table:table-cell>
          <table:table-cell office:value-type="float" office:value="21240">
            <text:p>21240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9846145733">
            <text:p>46.984615</text:p>
          </table:table-cell>
          <table:table-cell office:value-type="float" office:value="0.0002759672">
            <text:p>2.76E-004</text:p>
          </table:table-cell>
          <table:table-cell office:value-type="float" office:value="14085">
            <text:p>1408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float" office:value="49.7716388112">
            <text:p>49.771639</text:p>
          </table:table-cell>
          <table:table-cell table:style-name="ce12" office:value-type="float" office:value="0.0004062153">
            <text:p>4.06E-004</text:p>
          </table:table-cell>
          <table:table-cell office:value-type="float" office:value="5638">
            <text:p>563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boundary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6.724098509">
            <text:p>46.724099</text:p>
          </table:table-cell>
          <table:table-cell table:style-name="ce14" office:value-type="float" office:value="0.0002464906">
            <text:p>2.46E-004</text:p>
          </table:table-cell>
          <table:table-cell office:value-type="float" office:value="2283">
            <text:p>228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8942305877">
            <text:p>46.894231</text:p>
          </table:table-cell>
          <table:table-cell office:value-type="float" office:value="0.0002690605">
            <text:p>2.69E-004</text:p>
          </table:table-cell>
          <table:table-cell office:value-type="float" office:value="11829">
            <text:p>11829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6.724098509">
            <text:p>46.724099</text:p>
          </table:table-cell>
          <table:table-cell table:style-name="ce7" table:formula="of:=MIN([.C2:.C11])" office:value-type="float" office:value="0.0002464906">
            <text:p>2.46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9.7716388112">
            <text:p>49.771639</text:p>
          </table:table-cell>
          <table:table-cell table:style-name="ce7" table:formula="of:=MAX([.C2:.C11])" office:value-type="float" office:value="0.0004062153">
            <text:p>4.06E-004</text:p>
          </table:table-cell>
          <table:table-cell table:number-columns-repeated="4"/>
        </table:table-row>
      </table:table>
      <table:table table:name="angle-14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.3860210238">
            <text:p>44.386021</text:p>
          </table:table-cell>
          <table:table-cell office:value-type="float" office:value="0.0002597466">
            <text:p>2.60E-004</text:p>
          </table:table-cell>
          <table:table-cell office:value-type="float" office:value="12629">
            <text:p>1262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4477855156">
            <text:p>44.447786</text:p>
          </table:table-cell>
          <table:table-cell office:value-type="float" office:value="0.0002600441">
            <text:p>2.60E-004</text:p>
          </table:table-cell>
          <table:table-cell office:value-type="float" office:value="8602">
            <text:p>860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float" office:value="47.3198314775">
            <text:p>47.319831</text:p>
          </table:table-cell>
          <table:table-cell table:style-name="ce12" office:value-type="float" office:value="0.0004055254">
            <text:p>4.06E-004</text:p>
          </table:table-cell>
          <table:table-cell office:value-type="float" office:value="26817">
            <text:p>26817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3475463875">
            <text:p>44.347546</text:p>
          </table:table-cell>
          <table:table-cell office:value-type="float" office:value="0.0002611209">
            <text:p>2.61E-004</text:p>
          </table:table-cell>
          <table:table-cell office:value-type="float" office:value="15461">
            <text:p>15461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.4373582398">
            <text:p>44.437358</text:p>
          </table:table-cell>
          <table:table-cell office:value-type="float" office:value="0.0002445999">
            <text:p>2.45E-004</text:p>
          </table:table-cell>
          <table:table-cell office:value-type="float" office:value="7016">
            <text:p>701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.674821118">
            <text:p>44.674821</text:p>
          </table:table-cell>
          <table:table-cell office:value-type="float" office:value="0.0002788723">
            <text:p>2.79E-004</text:p>
          </table:table-cell>
          <table:table-cell office:value-type="float" office:value="15088">
            <text:p>15088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1793433766">
            <text:p>45.179343</text:p>
          </table:table-cell>
          <table:table-cell office:value-type="float" office:value="0.0003018422">
            <text:p>3.02E-004</text:p>
          </table:table-cell>
          <table:table-cell office:value-type="float" office:value="13818">
            <text:p>13818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1 disclination slightly away from np boundar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5219657226">
            <text:p>46.521966</text:p>
          </table:table-cell>
          <table:table-cell office:value-type="float" office:value="0.0003650976">
            <text:p>3.65E-004</text:p>
          </table:table-cell>
          <table:table-cell office:value-type="float" office:value="30458">
            <text:p>30458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.0012446824">
            <text:p>46.001245</text:p>
          </table:table-cell>
          <table:table-cell office:value-type="float" office:value="0.0003267299">
            <text:p>3.27E-004</text:p>
          </table:table-cell>
          <table:table-cell office:value-type="float" office:value="1246">
            <text:p>1246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 boundary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4.3273086952">
            <text:p>44.327309</text:p>
          </table:table-cell>
          <table:table-cell table:style-name="ce14" office:value-type="float" office:value="0.0002376705">
            <text:p>2.38E-004</text:p>
          </table:table-cell>
          <table:table-cell office:value-type="float" office:value="18758">
            <text:p>1875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3273086952">
            <text:p>44.327309</text:p>
          </table:table-cell>
          <table:table-cell table:style-name="ce7" table:formula="of:=MIN([.C2:.C11])" office:value-type="float" office:value="0.0002376705">
            <text:p>2.38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3198314775">
            <text:p>47.319831</text:p>
          </table:table-cell>
          <table:table-cell table:style-name="ce7" table:formula="of:=MAX([.C2:.C11])" office:value-type="float" office:value="0.0004055254">
            <text:p>4.06E-004</text:p>
          </table:table-cell>
          <table:table-cell table:number-columns-repeated="4"/>
        </table:table-row>
      </table:table>
      <table:table table:name="angle-15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47.3862066831">
            <text:p>47.386207</text:p>
          </table:table-cell>
          <table:table-cell table:style-name="ce12" office:value-type="float" office:value="0.0003814074">
            <text:p>3.81E-004</text:p>
          </table:table-cell>
          <table:table-cell office:value-type="float" office:value="10119">
            <text:p>10119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1 disclination far from pb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8050511653">
            <text:p>44.805051</text:p>
          </table:table-cell>
          <table:table-cell office:value-type="float" office:value="0.0002420519">
            <text:p>2.42E-004</text:p>
          </table:table-cell>
          <table:table-cell office:value-type="float" office:value="30707">
            <text:p>30707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.7149489664">
            <text:p>44.714949</text:p>
          </table:table-cell>
          <table:table-cell office:value-type="float" office:value="0.0002285893">
            <text:p>2.29E-004</text:p>
          </table:table-cell>
          <table:table-cell office:value-type="float" office:value="20281">
            <text:p>2028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.9033601085">
            <text:p>44.903360</text:p>
          </table:table-cell>
          <table:table-cell table:style-name="ce14" office:value-type="float" office:value="0.0002167758">
            <text:p>2.17E-004</text:p>
          </table:table-cell>
          <table:table-cell office:value-type="float" office:value="5827">
            <text:p>5827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13" office:value-type="float" office:value="44.6993430265">
            <text:p>44.699343</text:p>
          </table:table-cell>
          <table:table-cell office:value-type="float" office:value="0.000245291">
            <text:p>2.45E-004</text:p>
          </table:table-cell>
          <table:table-cell office:value-type="float" office:value="5957">
            <text:p>5957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.0361174331">
            <text:p>45.036117</text:p>
          </table:table-cell>
          <table:table-cell office:value-type="float" office:value="0.0002506677">
            <text:p>2.51E-004</text:p>
          </table:table-cell>
          <table:table-cell office:value-type="float" office:value="25611">
            <text:p>25611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.8445663968">
            <text:p>44.844566</text:p>
          </table:table-cell>
          <table:table-cell office:value-type="float" office:value="0.0002568964">
            <text:p>2.57E-004</text:p>
          </table:table-cell>
          <table:table-cell office:value-type="float" office:value="27161">
            <text:p>27161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.7692556035">
            <text:p>44.769256</text:p>
          </table:table-cell>
          <table:table-cell office:value-type="float" office:value="0.000221726">
            <text:p>2.22E-004</text:p>
          </table:table-cell>
          <table:table-cell office:value-type="float" office:value="534">
            <text:p>534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.8287235607">
            <text:p>44.828724</text:p>
          </table:table-cell>
          <table:table-cell office:value-type="float" office:value="0.0002423083">
            <text:p>2.42E-004</text:p>
          </table:table-cell>
          <table:table-cell office:value-type="float" office:value="30195">
            <text:p>30195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.7338369428">
            <text:p>44.733837</text:p>
          </table:table-cell>
          <table:table-cell office:value-type="float" office:value="0.0002488746">
            <text:p>2.49E-004</text:p>
          </table:table-cell>
          <table:table-cell office:value-type="float" office:value="12137">
            <text:p>12137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4.6993430265">
            <text:p>44.699343</text:p>
          </table:table-cell>
          <table:table-cell table:style-name="ce7" table:formula="of:=MIN([.C2:.C11])" office:value-type="float" office:value="0.0002167758">
            <text:p>2.17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7.3862066831">
            <text:p>47.386207</text:p>
          </table:table-cell>
          <table:table-cell table:style-name="ce7" table:formula="of:=MAX([.C2:.C11])" office:value-type="float" office:value="0.0003814074">
            <text:p>3.81E-004</text:p>
          </table:table-cell>
          <table:table-cell table:number-columns-repeated="4"/>
        </table:table-row>
      </table:table>
      <table:table table:name="angle-15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.7992381217">
            <text:p>43.799238</text:p>
          </table:table-cell>
          <table:table-cell office:value-type="float" office:value="0.0002436012">
            <text:p>2.44E-004</text:p>
          </table:table-cell>
          <table:table-cell office:value-type="float" office:value="25327">
            <text:p>25327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.6199453184">
            <text:p>43.619945</text:p>
          </table:table-cell>
          <table:table-cell office:value-type="float" office:value="0.0002410786">
            <text:p>2.41E-004</text:p>
          </table:table-cell>
          <table:table-cell office:value-type="float" office:value="32023">
            <text:p>32023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3.6874662041">
            <text:p>43.687466</text:p>
          </table:table-cell>
          <table:table-cell office:value-type="float" office:value="0.0002448205">
            <text:p>2.45E-004</text:p>
          </table:table-cell>
          <table:table-cell office:value-type="float" office:value="23515">
            <text:p>2351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.6967395321">
            <text:p>43.696740</text:p>
          </table:table-cell>
          <table:table-cell office:value-type="float" office:value="0.000245545">
            <text:p>2.46E-004</text:p>
          </table:table-cell>
          <table:table-cell office:value-type="float" office:value="18722">
            <text:p>18722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.6277487782">
            <text:p>43.627749</text:p>
          </table:table-cell>
          <table:table-cell office:value-type="float" office:value="0.0002436127">
            <text:p>2.44E-004</text:p>
          </table:table-cell>
          <table:table-cell office:value-type="float" office:value="30336">
            <text:p>3033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.7695451162">
            <text:p>43.769545</text:p>
          </table:table-cell>
          <table:table-cell office:value-type="float" office:value="0.0002473233">
            <text:p>2.47E-004</text:p>
          </table:table-cell>
          <table:table-cell office:value-type="float" office:value="7720">
            <text:p>7720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13" office:value-type="float" office:value="43.5348973903">
            <text:p>43.534897</text:p>
          </table:table-cell>
          <table:table-cell table:style-name="ce14" office:value-type="float" office:value="0.0002202835">
            <text:p>2.20E-004</text:p>
          </table:table-cell>
          <table:table-cell office:value-type="float" office:value="30350">
            <text:p>30350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.6557784982">
            <text:p>43.655778</text:p>
          </table:table-cell>
          <table:table-cell office:value-type="float" office:value="0.0002451589">
            <text:p>2.45E-004</text:p>
          </table:table-cell>
          <table:table-cell office:value-type="float" office:value="17120">
            <text:p>1712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7192950807">
            <text:p>43.719295</text:p>
          </table:table-cell>
          <table:table-cell office:value-type="float" office:value="0.0002334674">
            <text:p>2.33E-004</text:p>
          </table:table-cell>
          <table:table-cell office:value-type="float" office:value="6010">
            <text:p>6010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float" office:value="44.4434696205">
            <text:p>44.443470</text:p>
          </table:table-cell>
          <table:table-cell table:style-name="ce12" office:value-type="float" office:value="0.0002803656">
            <text:p>2.80E-004</text:p>
          </table:table-cell>
          <table:table-cell office:value-type="float" office:value="14848">
            <text:p>14848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/>
          <table:table-cell table:style-name="ce5" table:formula="of:=MIN([.B2:.B11])" office:value-type="float" office:value="43.5348973903">
            <text:p>43.534897</text:p>
          </table:table-cell>
          <table:table-cell table:style-name="ce7" table:formula="of:=MIN([.C2:.C11])" office:value-type="float" office:value="0.0002202835">
            <text:p>2.20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4.4434696205">
            <text:p>44.443470</text:p>
          </table:table-cell>
          <table:table-cell table:style-name="ce7" table:formula="of:=MAX([.C2:.C11])" office:value-type="float" office:value="0.0002803656">
            <text:p>2.80E-004</text:p>
          </table:table-cell>
          <table:table-cell table:number-columns-repeated="4"/>
        </table:table-row>
      </table:table>
      <table:table table:name="angle-16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.3681437645">
            <text:p>42.368144</text:p>
          </table:table-cell>
          <table:table-cell office:value-type="float" office:value="0.0002183045">
            <text:p>2.18E-004</text:p>
          </table:table-cell>
          <table:table-cell office:value-type="float" office:value="28488">
            <text:p>2848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970203259">
            <text:p>42.197020</text:p>
          </table:table-cell>
          <table:table-cell office:value-type="float" office:value="0.000203041">
            <text:p>2.03E-004</text:p>
          </table:table-cell>
          <table:table-cell office:value-type="float" office:value="21706">
            <text:p>2170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603632983">
            <text:p>44.760363</text:p>
          </table:table-cell>
          <table:table-cell office:value-type="float" office:value="0.0003292">
            <text:p>3.29E-004</text:p>
          </table:table-cell>
          <table:table-cell office:value-type="float" office:value="26798">
            <text:p>26798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.486034974">
            <text:p>42.486035</text:p>
          </table:table-cell>
          <table:table-cell office:value-type="float" office:value="0.0002257616">
            <text:p>2.26E-004</text:p>
          </table:table-cell>
          <table:table-cell office:value-type="float" office:value="16460">
            <text:p>16460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2906304443">
            <text:p>42.290630</text:p>
          </table:table-cell>
          <table:table-cell office:value-type="float" office:value="0.0002191724">
            <text:p>2.19E-004</text:p>
          </table:table-cell>
          <table:table-cell office:value-type="float" office:value="18182">
            <text:p>18182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2849149822">
            <text:p>42.284915</text:p>
          </table:table-cell>
          <table:table-cell office:value-type="float" office:value="0.0002190729">
            <text:p>2.19E-004</text:p>
          </table:table-cell>
          <table:table-cell office:value-type="float" office:value="19548">
            <text:p>1954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float" office:value="45.9483707229">
            <text:p>45.948371</text:p>
          </table:table-cell>
          <table:table-cell table:style-name="ce12" office:value-type="float" office:value="0.0004077889">
            <text:p>4.08E-004</text:p>
          </table:table-cell>
          <table:table-cell office:value-type="float" office:value="11448">
            <text:p>1144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1752126171">
            <text:p>42.175213</text:p>
          </table:table-cell>
          <table:table-cell table:style-name="ce14" office:value-type="float" office:value="0.0001820276">
            <text:p>1.82E-004</text:p>
          </table:table-cell>
          <table:table-cell office:value-type="float" office:value="29747">
            <text:p>2974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.2391160019">
            <text:p>42.239116</text:p>
          </table:table-cell>
          <table:table-cell office:value-type="float" office:value="0.0002297491">
            <text:p>2.30E-004</text:p>
          </table:table-cell>
          <table:table-cell office:value-type="float" office:value="26117">
            <text:p>2611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float" office:value="42.148360017">
            <text:p>42.148360</text:p>
          </table:table-cell>
          <table:table-cell office:value-type="float" office:value="0.0002152222">
            <text:p>2.15E-004</text:p>
          </table:table-cell>
          <table:table-cell office:value-type="float" office:value="4127">
            <text:p>4127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2.148360017">
            <text:p>42.148360</text:p>
          </table:table-cell>
          <table:table-cell table:style-name="ce7" table:formula="of:=MIN([.C2:.C11])" office:value-type="float" office:value="0.0001820276">
            <text:p>1.82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5.9483707229">
            <text:p>45.948371</text:p>
          </table:table-cell>
          <table:table-cell table:style-name="ce7" table:formula="of:=MAX([.C2:.C11])" office:value-type="float" office:value="0.0004077889">
            <text:p>4.08E-004</text:p>
          </table:table-cell>
          <table:table-cell table:number-columns-repeated="4"/>
        </table:table-row>
      </table:table>
      <table:table table:name="angle-16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.5268306396">
            <text:p>40.526831</text:p>
          </table:table-cell>
          <table:table-cell office:value-type="float" office:value="0.0002367263">
            <text:p>2.37E-004</text:p>
          </table:table-cell>
          <table:table-cell office:value-type="float" office:value="17062">
            <text:p>17062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.7427228885">
            <text:p>40.742723</text:p>
          </table:table-cell>
          <table:table-cell office:value-type="float" office:value="0.0002330089">
            <text:p>2.33E-004</text:p>
          </table:table-cell>
          <table:table-cell office:value-type="float" office:value="24259">
            <text:p>24259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.5240502261">
            <text:p>40.524050</text:p>
          </table:table-cell>
          <table:table-cell table:style-name="ce14" office:value-type="float" office:value="0.0001886788">
            <text:p>1.89E-004</text:p>
          </table:table-cell>
          <table:table-cell office:value-type="float" office:value="30399">
            <text:p>30399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.4059974341">
            <text:p>40.405997</text:p>
          </table:table-cell>
          <table:table-cell office:value-type="float" office:value="0.0002305504">
            <text:p>2.31E-004</text:p>
          </table:table-cell>
          <table:table-cell office:value-type="float" office:value="29850">
            <text:p>2985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.3896925697">
            <text:p>40.389693</text:p>
          </table:table-cell>
          <table:table-cell office:value-type="float" office:value="0.0002100063">
            <text:p>2.10E-004</text:p>
          </table:table-cell>
          <table:table-cell office:value-type="float" office:value="17961">
            <text:p>17961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13" office:value-type="float" office:value="40.2999482685">
            <text:p>40.299948</text:p>
          </table:table-cell>
          <table:table-cell office:value-type="float" office:value="0.0002091796">
            <text:p>2.09E-004</text:p>
          </table:table-cell>
          <table:table-cell office:value-type="float" office:value="19588">
            <text:p>19588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3423554729">
            <text:p>40.342355</text:p>
          </table:table-cell>
          <table:table-cell office:value-type="float" office:value="0.0002124355">
            <text:p>2.12E-004</text:p>
          </table:table-cell>
          <table:table-cell office:value-type="float" office:value="15827">
            <text:p>15827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344916063">
            <text:p>40.344916</text:p>
          </table:table-cell>
          <table:table-cell office:value-type="float" office:value="0.0001959936">
            <text:p>1.96E-004</text:p>
          </table:table-cell>
          <table:table-cell office:value-type="float" office:value="4507">
            <text:p>4507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float" office:value="43.2092177296">
            <text:p>43.209218</text:p>
          </table:table-cell>
          <table:table-cell table:style-name="ce12" office:value-type="float" office:value="0.000348415">
            <text:p>3.48E-004</text:p>
          </table:table-cell>
          <table:table-cell office:value-type="float" office:value="3171">
            <text:p>317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4733001241">
            <text:p>40.473300</text:p>
          </table:table-cell>
          <table:table-cell office:value-type="float" office:value="0.0002342722">
            <text:p>2.34E-004</text:p>
          </table:table-cell>
          <table:table-cell office:value-type="float" office:value="2338">
            <text:p>2338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/>
          <table:table-cell table:style-name="ce5" table:formula="of:=MIN([.B2:.B11])" office:value-type="float" office:value="40.2999482685">
            <text:p>40.299948</text:p>
          </table:table-cell>
          <table:table-cell table:style-name="ce7" table:formula="of:=MIN([.C2:.C11])" office:value-type="float" office:value="0.0001886788">
            <text:p>1.89E-004</text:p>
          </table:table-cell>
          <table:table-cell table:number-columns-repeated="4"/>
        </table:table-row>
        <table:table-row table:style-name="ro2">
          <table:table-cell/>
          <table:table-cell table:style-name="ce5" table:formula="of:=MAX([.B2:.B11])" office:value-type="float" office:value="43.2092177296">
            <text:p>43.209218</text:p>
          </table:table-cell>
          <table:table-cell table:style-name="ce7" table:formula="of:=MAX([.C2:.C11])" office:value-type="float" office:value="0.000348415">
            <text:p>3.48E-004</text:p>
          </table:table-cell>
          <table:table-cell table:number-columns-repeated="4"/>
        </table:table-row>
      </table:table>
      <table:table table:name="angle-170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3" office:value-type="float" office:value="39.3654159399">
            <text:p>39.365416</text:p>
          </table:table-cell>
          <table:table-cell office:value-type="float" office:value="0.0002198218">
            <text:p>2.20E-004</text:p>
          </table:table-cell>
          <table:table-cell office:value-type="float" office:value="30928">
            <text:p>30928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4213227596">
            <text:p>39.421323</text:p>
          </table:table-cell>
          <table:table-cell table:style-name="ce14" office:value-type="float" office:value="0.0001971987">
            <text:p>1.97E-004</text:p>
          </table:table-cell>
          <table:table-cell office:value-type="float" office:value="16230">
            <text:p>1623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.5548207615">
            <text:p>39.554821</text:p>
          </table:table-cell>
          <table:table-cell table:style-name="ce12" office:value-type="float" office:value="0.0002313175">
            <text:p>2.31E-004</text:p>
          </table:table-cell>
          <table:table-cell office:value-type="float" office:value="14085">
            <text:p>14085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.5833274505">
            <text:p>39.583327</text:p>
          </table:table-cell>
          <table:table-cell office:value-type="float" office:value="0.0002045141">
            <text:p>2.05E-004</text:p>
          </table:table-cell>
          <table:table-cell office:value-type="float" office:value="1543">
            <text:p>1543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1" office:value-type="float" office:value="39.6538996609">
            <text:p>39.653900</text:p>
          </table:table-cell>
          <table:table-cell office:value-type="float" office:value="0.0002063313">
            <text:p>2.06E-004</text:p>
          </table:table-cell>
          <table:table-cell office:value-type="float" office:value="16770">
            <text:p>16770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4734485662">
            <text:p>39.473449</text:p>
          </table:table-cell>
          <table:table-cell office:value-type="float" office:value="0.0002036118">
            <text:p>2.04E-004</text:p>
          </table:table-cell>
          <table:table-cell office:value-type="float" office:value="18716">
            <text:p>18716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.3957853167">
            <text:p>39.395785</text:p>
          </table:table-cell>
          <table:table-cell office:value-type="float" office:value="0.0002156306">
            <text:p>2.16E-004</text:p>
          </table:table-cell>
          <table:table-cell office:value-type="float" office:value="2494">
            <text:p>2494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.4785322174">
            <text:p>39.478532</text:p>
          </table:table-cell>
          <table:table-cell office:value-type="float" office:value="0.0002256254">
            <text:p>2.26E-004</text:p>
          </table:table-cell>
          <table:table-cell office:value-type="float" office:value="25030">
            <text:p>25030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.5758605542">
            <text:p>39.575861</text:p>
          </table:table-cell>
          <table:table-cell office:value-type="float" office:value="0.0002259546">
            <text:p>2.26E-004</text:p>
          </table:table-cell>
          <table:table-cell office:value-type="float" office:value="20930">
            <text:p>20930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.489189747">
            <text:p>39.489190</text:p>
          </table:table-cell>
          <table:table-cell office:value-type="float" office:value="0.0002184882">
            <text:p>2.18E-004</text:p>
          </table:table-cell>
          <table:table-cell office:value-type="float" office:value="20566">
            <text:p>20566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/>
          <table:table-cell table:style-name="ce5" table:formula="of:=MIN([.B2:.B11])" office:value-type="float" office:value="39.3654159399">
            <text:p>39.365416</text:p>
          </table:table-cell>
          <table:table-cell table:style-name="ce7" table:formula="of:=MIN([.C2:.C11])" office:value-type="float" office:value="0.0001971987">
            <text:p>1.97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2])" office:value-type="float" office:value="39.6538996609">
            <text:p>39.653900</text:p>
          </table:table-cell>
          <table:table-cell table:style-name="ce7" table:formula="of:=MAX([.C2:.C12])" office:value-type="float" office:value="0.0002313175">
            <text:p>2.31E-004</text:p>
          </table:table-cell>
          <table:table-cell table:number-columns-repeated="3"/>
        </table:table-row>
      </table:table>
      <table:table table:name="angle-175" table:style-name="ta1" table:print="false">
        <table:table-column table:style-name="co7" table:default-cell-style-name="Default"/>
        <table:table-column table:style-name="co12" table:default-cell-style-name="ce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2">
          <table:table-cell office:value-type="string">
            <text:p>#[run]</text:p>
          </table:table-cell>
          <table:table-cell table:style-name="Default"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1.9830625177">
            <text:p>41.983063</text:p>
          </table:table-cell>
          <table:table-cell table:style-name="ce14" office:value-type="float" office:value="0.0002023685">
            <text:p>2.02E-004</text:p>
          </table:table-cell>
          <table:table-cell office:value-type="float" office:value="20473">
            <text:p>20473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.1550094478">
            <text:p>42.155009</text:p>
          </table:table-cell>
          <table:table-cell office:value-type="float" office:value="0.0002279334">
            <text:p>2.28E-004</text:p>
          </table:table-cell>
          <table:table-cell office:value-type="float" office:value="23008">
            <text:p>23008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100303101">
            <text:p>42.100303</text:p>
          </table:table-cell>
          <table:table-cell office:value-type="float" office:value="0.000206951">
            <text:p>2.07E-004</text:p>
          </table:table-cell>
          <table:table-cell office:value-type="float" office:value="25817">
            <text:p>25817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1" office:value-type="float" office:value="42.4307300426">
            <text:p>42.430730</text:p>
          </table:table-cell>
          <table:table-cell table:style-name="ce12" office:value-type="float" office:value="0.0002413584">
            <text:p>2.41E-004</text:p>
          </table:table-cell>
          <table:table-cell office:value-type="float" office:value="11750">
            <text:p>11750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.1611719577">
            <text:p>42.161172</text:p>
          </table:table-cell>
          <table:table-cell office:value-type="float" office:value="0.0002087687">
            <text:p>2.09E-004</text:p>
          </table:table-cell>
          <table:table-cell office:value-type="float" office:value="5519">
            <text:p>551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.0533856446">
            <text:p>42.053386</text:p>
          </table:table-cell>
          <table:table-cell office:value-type="float" office:value="0.0002046805">
            <text:p>2.05E-004</text:p>
          </table:table-cell>
          <table:table-cell office:value-type="float" office:value="8402">
            <text:p>840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.0991106769">
            <text:p>42.099111</text:p>
          </table:table-cell>
          <table:table-cell office:value-type="float" office:value="0.0002278789">
            <text:p>2.28E-004</text:p>
          </table:table-cell>
          <table:table-cell office:value-type="float" office:value="21209">
            <text:p>21209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.2084149642">
            <text:p>42.208415</text:p>
          </table:table-cell>
          <table:table-cell office:value-type="float" office:value="0.0002275698">
            <text:p>2.28E-004</text:p>
          </table:table-cell>
          <table:table-cell office:value-type="float" office:value="7579">
            <text:p>7579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3" office:value-type="float" office:value="41.9233613375">
            <text:p>41.923361</text:p>
          </table:table-cell>
          <table:table-cell office:value-type="float" office:value="0.0002131597">
            <text:p>2.13E-004</text:p>
          </table:table-cell>
          <table:table-cell office:value-type="float" office:value="2435">
            <text:p>2435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.107847141">
            <text:p>42.107847</text:p>
          </table:table-cell>
          <table:table-cell office:value-type="float" office:value="0.0002066805">
            <text:p>2.07E-004</text:p>
          </table:table-cell>
          <table:table-cell office:value-type="float" office:value="27648">
            <text:p>27648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</table:table-row>
        <table:table-row table:style-name="ro2">
          <table:table-cell/>
          <table:table-cell table:style-name="ce5" table:formula="of:=MIN([.B2:.B11])" office:value-type="float" office:value="41.9233613375">
            <text:p>41.923361</text:p>
          </table:table-cell>
          <table:table-cell table:style-name="ce7" table:formula="of:=MIN([.C2:.C11])" office:value-type="float" office:value="0.0002023685">
            <text:p>2.02E-004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MAX([.B2:.B11])" office:value-type="float" office:value="42.4307300426">
            <text:p>42.430730</text:p>
          </table:table-cell>
          <table:table-cell table:style-name="ce7" table:formula="of:=MAX([.C2:.C11])" office:value-type="float" office:value="0.0002413584">
            <text:p>2.41E-004</text:p>
          </table:table-cell>
          <table:table-cell table:number-columns-repeated="3"/>
        </table:table-row>
      </table:table>
      <table:table table:name="minen plot" table:style-name="ta1" table:print="false">
        <table:table-column table:style-name="co6" table:default-cell-style-name="Default"/>
        <table:table-column table:style-name="co6" table:default-cell-style-name="ce2"/>
        <table:table-column table:style-name="co6" table:default-cell-style-name="ce6"/>
        <table:table-column table:style-name="co6" table:default-cell-style-name="ce1"/>
        <table:table-column table:style-name="co6" table:number-columns-repeated="7" table:default-cell-style-name="Default"/>
        <table:table-row table:style-name="ro3">
          <table:table-cell office:value-type="string">
            <text:p>angle</text:p>
          </table:table-cell>
          <table:table-cell table:style-name="Default" office:value-type="string">
            <text:p>best totalE</text:p>
          </table:table-cell>
          <table:table-cell table:style-name="Default" office:value-type="string">
            <text:p>best noNP E</text:p>
          </table:table-cell>
          <table:table-cell table:style-name="Default" office:value-type="string">
            <text:p>Num NP cells</text:p>
          </table:table-cell>
          <table:table-cell table:number-columns-repeated="7"/>
        </table:table-row>
        <table:table-row table:style-name="ro3">
          <table:table-cell office:value-type="float" office:value="0">
            <text:p>0</text:p>
          </table:table-cell>
          <table:table-cell table:formula="of:=INDIRECT(CONCATENATE(&quot;angle-&quot;;[.A2];&quot;.B12&quot;))" office:value-type="float" office:value="46.8066538701">
            <text:p>46.806654</text:p>
          </table:table-cell>
          <table:table-cell table:formula="of:=INDIRECT(CONCATENATE(&quot;angle-&quot;;[.A2];&quot;.C12&quot;))" office:value-type="float" office:value="0.000197728">
            <text:p>1.98E-004</text:p>
          </table:table-cell>
          <table:table-cell table:formula="of:=INDIRECT(CONCATENATE(&quot;angle-&quot;;[.A2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 table:formula="of:=INDIRECT(CONCATENATE(&quot;angle-&quot;;[.A3];&quot;.B12&quot;))" office:value-type="float" office:value="41.9636361285">
            <text:p>41.963636</text:p>
          </table:table-cell>
          <table:table-cell table:formula="of:=INDIRECT(CONCATENATE(&quot;angle-&quot;;[.A3];&quot;.C12&quot;))" office:value-type="float" office:value="0.0001863599">
            <text:p>1.86E-004</text:p>
          </table:table-cell>
          <table:table-cell table:formula="of:=INDIRECT(CONCATENATE(&quot;angle-&quot;;[.A3];&quot;.F2&quot;))" office:value-type="float" office:value="1291">
            <text:p>1291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table:formula="of:=INDIRECT(CONCATENATE(&quot;angle-&quot;;[.A4];&quot;.B12&quot;))" office:value-type="float" office:value="39.3512518875">
            <text:p>39.351252</text:p>
          </table:table-cell>
          <table:table-cell table:formula="of:=INDIRECT(CONCATENATE(&quot;angle-&quot;;[.A4];&quot;.C12&quot;))" office:value-type="float" office:value="0.0001992295">
            <text:p>1.99E-004</text:p>
          </table:table-cell>
          <table:table-cell table:formula="of:=INDIRECT(CONCATENATE(&quot;angle-&quot;;[.A4];&quot;.F2&quot;))" office:value-type="float" office:value="1289">
            <text:p>1289</text:p>
          </table:table-cell>
          <table:table-cell table:number-columns-repeated="7"/>
        </table:table-row>
        <table:table-row table:style-name="ro3">
          <table:table-cell office:value-type="float" office:value="15">
            <text:p>15</text:p>
          </table:table-cell>
          <table:table-cell table:formula="of:=INDIRECT(CONCATENATE(&quot;angle-&quot;;[.A5];&quot;.B12&quot;))" office:value-type="float" office:value="40.3373802406">
            <text:p>40.337380</text:p>
          </table:table-cell>
          <table:table-cell table:formula="of:=INDIRECT(CONCATENATE(&quot;angle-&quot;;[.A5];&quot;.C12&quot;))" office:value-type="float" office:value="0.0002099731">
            <text:p>2.10E-004</text:p>
          </table:table-cell>
          <table:table-cell table:formula="of:=INDIRECT(CONCATENATE(&quot;angle-&quot;;[.A5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20">
            <text:p>20</text:p>
          </table:table-cell>
          <table:table-cell table:formula="of:=INDIRECT(CONCATENATE(&quot;angle-&quot;;[.A6];&quot;.B12&quot;))" office:value-type="float" office:value="42.2375750752">
            <text:p>42.237575</text:p>
          </table:table-cell>
          <table:table-cell table:formula="of:=INDIRECT(CONCATENATE(&quot;angle-&quot;;[.A6];&quot;.C12&quot;))" office:value-type="float" office:value="0.0001958641">
            <text:p>1.96E-004</text:p>
          </table:table-cell>
          <table:table-cell table:formula="of:=INDIRECT(CONCATENATE(&quot;angle-&quot;;[.A6];&quot;.F2&quot;))" office:value-type="float" office:value="1299">
            <text:p>1299</text:p>
          </table:table-cell>
          <table:table-cell table:number-columns-repeated="7"/>
        </table:table-row>
        <table:table-row table:style-name="ro3">
          <table:table-cell office:value-type="float" office:value="25">
            <text:p>25</text:p>
          </table:table-cell>
          <table:table-cell table:formula="of:=INDIRECT(CONCATENATE(&quot;angle-&quot;;[.A7];&quot;.B12&quot;))" office:value-type="float" office:value="43.5217913344">
            <text:p>43.521791</text:p>
          </table:table-cell>
          <table:table-cell table:formula="of:=INDIRECT(CONCATENATE(&quot;angle-&quot;;[.A7];&quot;.C12&quot;))" office:value-type="float" office:value="0.0002197083">
            <text:p>2.20E-004</text:p>
          </table:table-cell>
          <table:table-cell table:formula="of:=INDIRECT(CONCATENATE(&quot;angle-&quot;;[.A7];&quot;.F2&quot;))" office:value-type="float" office:value="1299">
            <text:p>1299</text:p>
          </table:table-cell>
          <table:table-cell table:number-columns-repeated="7"/>
        </table:table-row>
        <table:table-row table:style-name="ro3">
          <table:table-cell office:value-type="float" office:value="30">
            <text:p>30</text:p>
          </table:table-cell>
          <table:table-cell table:formula="of:=INDIRECT(CONCATENATE(&quot;angle-&quot;;[.A8];&quot;.B12&quot;))" office:value-type="float" office:value="44.5657016388">
            <text:p>44.565702</text:p>
          </table:table-cell>
          <table:table-cell table:formula="of:=INDIRECT(CONCATENATE(&quot;angle-&quot;;[.A8];&quot;.C12&quot;))" office:value-type="float" office:value="0.0002207563">
            <text:p>2.21E-004</text:p>
          </table:table-cell>
          <table:table-cell table:formula="of:=INDIRECT(CONCATENATE(&quot;angle-&quot;;[.A8];&quot;.F2&quot;))" office:value-type="float" office:value="1303">
            <text:p>1303</text:p>
          </table:table-cell>
          <table:table-cell table:number-columns-repeated="7"/>
        </table:table-row>
        <table:table-row table:style-name="ro3">
          <table:table-cell office:value-type="float" office:value="35">
            <text:p>35</text:p>
          </table:table-cell>
          <table:table-cell table:formula="of:=INDIRECT(CONCATENATE(&quot;angle-&quot;;[.A9];&quot;.B12&quot;))" office:value-type="float" office:value="44.2443201831">
            <text:p>44.244320</text:p>
          </table:table-cell>
          <table:table-cell table:formula="of:=INDIRECT(CONCATENATE(&quot;angle-&quot;;[.A9];&quot;.C12&quot;))" office:value-type="float" office:value="0.0002193484">
            <text:p>2.19E-004</text:p>
          </table:table-cell>
          <table:table-cell table:formula="of:=INDIRECT(CONCATENATE(&quot;angle-&quot;;[.A9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40">
            <text:p>40</text:p>
          </table:table-cell>
          <table:table-cell table:formula="of:=INDIRECT(CONCATENATE(&quot;angle-&quot;;[.A10];&quot;.B12&quot;))" office:value-type="float" office:value="46.6143099179">
            <text:p>46.614310</text:p>
          </table:table-cell>
          <table:table-cell table:formula="of:=INDIRECT(CONCATENATE(&quot;angle-&quot;;[.A10];&quot;.C12&quot;))" office:value-type="float" office:value="0.0002378212">
            <text:p>2.38E-004</text:p>
          </table:table-cell>
          <table:table-cell table:formula="of:=INDIRECT(CONCATENATE(&quot;angle-&quot;;[.A10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45">
            <text:p>45</text:p>
          </table:table-cell>
          <table:table-cell table:formula="of:=INDIRECT(CONCATENATE(&quot;angle-&quot;;[.A11];&quot;.B12&quot;))" office:value-type="float" office:value="52.1293373519">
            <text:p>52.129337</text:p>
          </table:table-cell>
          <table:table-cell table:formula="of:=INDIRECT(CONCATENATE(&quot;angle-&quot;;[.A11];&quot;.C12&quot;))" office:value-type="float" office:value="0.0002621208">
            <text:p>2.62E-004</text:p>
          </table:table-cell>
          <table:table-cell table:formula="of:=INDIRECT(CONCATENATE(&quot;angle-&quot;;[.A11];&quot;.F2&quot;))" office:value-type="float" office:value="1307">
            <text:p>1307</text:p>
          </table:table-cell>
          <table:table-cell table:number-columns-repeated="7"/>
        </table:table-row>
        <table:table-row table:style-name="ro3">
          <table:table-cell office:value-type="float" office:value="50">
            <text:p>50</text:p>
          </table:table-cell>
          <table:table-cell table:formula="of:=INDIRECT(CONCATENATE(&quot;angle-&quot;;[.A12];&quot;.B12&quot;))" office:value-type="float" office:value="46.6707215373">
            <text:p>46.670722</text:p>
          </table:table-cell>
          <table:table-cell table:formula="of:=INDIRECT(CONCATENATE(&quot;angle-&quot;;[.A12];&quot;.C12&quot;))" office:value-type="float" office:value="0.0002816699">
            <text:p>2.82E-004</text:p>
          </table:table-cell>
          <table:table-cell table:formula="of:=INDIRECT(CONCATENATE(&quot;angle-&quot;;[.A12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55">
            <text:p>55</text:p>
          </table:table-cell>
          <table:table-cell table:formula="of:=INDIRECT(CONCATENATE(&quot;angle-&quot;;[.A13];&quot;.B12&quot;))" office:value-type="float" office:value="45.0749531309">
            <text:p>45.074953</text:p>
          </table:table-cell>
          <table:table-cell table:formula="of:=INDIRECT(CONCATENATE(&quot;angle-&quot;;[.A13];&quot;.C12&quot;))" office:value-type="float" office:value="0.0003018566">
            <text:p>3.02E-004</text:p>
          </table:table-cell>
          <table:table-cell table:formula="of:=INDIRECT(CONCATENATE(&quot;angle-&quot;;[.A13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60">
            <text:p>60</text:p>
          </table:table-cell>
          <table:table-cell table:formula="of:=INDIRECT(CONCATENATE(&quot;angle-&quot;;[.A14];&quot;.B12&quot;))" office:value-type="float" office:value="46.0939609333">
            <text:p>46.093961</text:p>
          </table:table-cell>
          <table:table-cell table:formula="of:=INDIRECT(CONCATENATE(&quot;angle-&quot;;[.A14];&quot;.C12&quot;))" office:value-type="float" office:value="0.0003225737">
            <text:p>3.23E-004</text:p>
          </table:table-cell>
          <table:table-cell table:formula="of:=INDIRECT(CONCATENATE(&quot;angle-&quot;;[.A14];&quot;.F2&quot;))" office:value-type="float" office:value="1303">
            <text:p>1303</text:p>
          </table:table-cell>
          <table:table-cell table:number-columns-repeated="7"/>
        </table:table-row>
        <table:table-row table:style-name="ro3">
          <table:table-cell office:value-type="float" office:value="65">
            <text:p>65</text:p>
          </table:table-cell>
          <table:table-cell table:formula="of:=INDIRECT(CONCATENATE(&quot;angle-&quot;;[.A15];&quot;.B12&quot;))" office:value-type="float" office:value="45.7996726989">
            <text:p>45.799673</text:p>
          </table:table-cell>
          <table:table-cell table:formula="of:=INDIRECT(CONCATENATE(&quot;angle-&quot;;[.A15];&quot;.C12&quot;))" office:value-type="float" office:value="0.0003612359">
            <text:p>3.61E-004</text:p>
          </table:table-cell>
          <table:table-cell table:formula="of:=INDIRECT(CONCATENATE(&quot;angle-&quot;;[.A15];&quot;.F2&quot;))" office:value-type="float" office:value="1299">
            <text:p>1299</text:p>
          </table:table-cell>
          <table:table-cell table:number-columns-repeated="7"/>
        </table:table-row>
        <table:table-row table:style-name="ro3">
          <table:table-cell office:value-type="float" office:value="70">
            <text:p>70</text:p>
          </table:table-cell>
          <table:table-cell table:formula="of:=INDIRECT(CONCATENATE(&quot;angle-&quot;;[.A16];&quot;.B12&quot;))" office:value-type="float" office:value="45.0012487774">
            <text:p>45.001249</text:p>
          </table:table-cell>
          <table:table-cell table:formula="of:=INDIRECT(CONCATENATE(&quot;angle-&quot;;[.A16];&quot;.C12&quot;))" office:value-type="float" office:value="0.0003657473">
            <text:p>3.66E-004</text:p>
          </table:table-cell>
          <table:table-cell table:formula="of:=INDIRECT(CONCATENATE(&quot;angle-&quot;;[.A16];&quot;.F2&quot;))" office:value-type="float" office:value="1299">
            <text:p>1299</text:p>
          </table:table-cell>
          <table:table-cell table:number-columns-repeated="2"/>
          <table:table-cell>
            <draw:frame table:end-cell-address="'minen plot'.R41" table:end-x="0.809cm" table:end-y="0.056cm" draw:z-index="1" draw:style-name="gr1" svg:width="23.473cm" svg:height="11.094cm" svg:x="2.176cm" svg:y="0.121cm">
              <draw:object draw:notify-on-update-of-ranges="'minen plot'.A2:'minen plot'.A37 'minen plot'.C2:'minen plot'.C37 'minen plot'.A18:'minen plot'.A22 'minen plot'.C18:'minen plot'.C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3">
          <table:table-cell office:value-type="float" office:value="75">
            <text:p>75</text:p>
          </table:table-cell>
          <table:table-cell table:formula="of:=INDIRECT(CONCATENATE(&quot;angle-&quot;;[.A17];&quot;.B12&quot;))" office:value-type="float" office:value="43.648699435">
            <text:p>43.648699</text:p>
          </table:table-cell>
          <table:table-cell table:formula="of:=INDIRECT(CONCATENATE(&quot;angle-&quot;;[.A17];&quot;.C12&quot;))" office:value-type="float" office:value="0.0004016165">
            <text:p>4.02E-004</text:p>
          </table:table-cell>
          <table:table-cell table:formula="of:=INDIRECT(CONCATENATE(&quot;angle-&quot;;[.A17];&quot;.F2&quot;))" office:value-type="float" office:value="1295">
            <text:p>1295</text:p>
          </table:table-cell>
          <table:table-cell table:number-columns-repeated="7"/>
        </table:table-row>
        <table:table-row table:style-name="ro3">
          <table:table-cell office:value-type="float" office:value="80">
            <text:p>80</text:p>
          </table:table-cell>
          <table:table-cell table:formula="of:=INDIRECT(CONCATENATE(&quot;angle-&quot;;[.A18];&quot;.B12&quot;))" office:value-type="float" office:value="43.7271232868">
            <text:p>43.727123</text:p>
          </table:table-cell>
          <table:table-cell table:formula="of:=INDIRECT(CONCATENATE(&quot;angle-&quot;;[.A18];&quot;.C12&quot;))" office:value-type="float" office:value="0.0004489153">
            <text:p>4.49E-004</text:p>
          </table:table-cell>
          <table:table-cell table:formula="of:=INDIRECT(CONCATENATE(&quot;angle-&quot;;[.A18];&quot;.F2&quot;))" office:value-type="float" office:value="1289">
            <text:p>1289</text:p>
          </table:table-cell>
          <table:table-cell table:number-columns-repeated="7"/>
        </table:table-row>
        <table:table-row table:style-name="ro3">
          <table:table-cell office:value-type="float" office:value="85">
            <text:p>85</text:p>
          </table:table-cell>
          <table:table-cell table:formula="of:=INDIRECT(CONCATENATE(&quot;angle-&quot;;[.A19];&quot;.B12&quot;))" office:value-type="float" office:value="46.1950725386">
            <text:p>46.195073</text:p>
          </table:table-cell>
          <table:table-cell table:formula="of:=INDIRECT(CONCATENATE(&quot;angle-&quot;;[.A19];&quot;.C12&quot;))" office:value-type="float" office:value="0.0004538287">
            <text:p>4.54E-004</text:p>
          </table:table-cell>
          <table:table-cell table:formula="of:=INDIRECT(CONCATENATE(&quot;angle-&quot;;[.A19];&quot;.F2&quot;))" office:value-type="float" office:value="1291">
            <text:p>1291</text:p>
          </table:table-cell>
          <table:table-cell table:number-columns-repeated="7"/>
        </table:table-row>
        <table:table-row table:style-name="ro3">
          <table:table-cell office:value-type="float" office:value="90">
            <text:p>90</text:p>
          </table:table-cell>
          <table:table-cell table:formula="of:=INDIRECT(CONCATENATE(&quot;angle-&quot;;[.A20];&quot;.B12&quot;))" office:value-type="float" office:value="52.4808939377">
            <text:p>52.480894</text:p>
          </table:table-cell>
          <table:table-cell table:formula="of:=INDIRECT(CONCATENATE(&quot;angle-&quot;;[.A20];&quot;.C12&quot;))" office:value-type="float" office:value="0.0004911344">
            <text:p>4.91E-004</text:p>
          </table:table-cell>
          <table:table-cell table:formula="of:=INDIRECT(CONCATENATE(&quot;angle-&quot;;[.A20];&quot;.F2&quot;))" office:value-type="float" office:value="1301">
            <text:p>1301</text:p>
          </table:table-cell>
          <table:table-cell table:number-columns-repeated="7"/>
        </table:table-row>
        <table:table-row table:style-name="ro3">
          <table:table-cell office:value-type="float" office:value="95">
            <text:p>95</text:p>
          </table:table-cell>
          <table:table-cell table:formula="of:=INDIRECT(CONCATENATE(&quot;angle-&quot;;[.A21];&quot;.B12&quot;))" office:value-type="float" office:value="47.2630174549">
            <text:p>47.263017</text:p>
          </table:table-cell>
          <table:table-cell table:formula="of:=INDIRECT(CONCATENATE(&quot;angle-&quot;;[.A21];&quot;.C12&quot;))" office:value-type="float" office:value="0.0004709654">
            <text:p>4.71E-004</text:p>
          </table:table-cell>
          <table:table-cell table:style-name="ce6" table:formula="of:=INDIRECT(CONCATENATE(&quot;angle-&quot;;[.A21];&quot;.F2&quot;))" office:value-type="float" office:value="1291">
            <text:p>1.29E+003</text:p>
          </table:table-cell>
          <table:table-cell table:number-columns-repeated="7"/>
        </table:table-row>
        <table:table-row table:style-name="ro3">
          <table:table-cell office:value-type="float" office:value="100">
            <text:p>100</text:p>
          </table:table-cell>
          <table:table-cell table:formula="of:=INDIRECT(CONCATENATE(&quot;angle-&quot;;[.A22];&quot;.B12&quot;))" office:value-type="float" office:value="44.0752025515">
            <text:p>44.075203</text:p>
          </table:table-cell>
          <table:table-cell table:formula="of:=INDIRECT(CONCATENATE(&quot;angle-&quot;;[.A22];&quot;.C12&quot;))" office:value-type="float" office:value="0.0004414994">
            <text:p>4.41E-004</text:p>
          </table:table-cell>
          <table:table-cell table:style-name="ce6" table:formula="of:=INDIRECT(CONCATENATE(&quot;angle-&quot;;[.A22];&quot;.F2&quot;))" office:value-type="float" office:value="1289">
            <text:p>1.29E+003</text:p>
          </table:table-cell>
          <table:table-cell table:number-columns-repeated="7"/>
        </table:table-row>
        <table:table-row table:style-name="ro3">
          <table:table-cell office:value-type="float" office:value="105">
            <text:p>105</text:p>
          </table:table-cell>
          <table:table-cell table:formula="of:=INDIRECT(CONCATENATE(&quot;angle-&quot;;[.A23];&quot;.B12&quot;))" office:value-type="float" office:value="44.1056496514">
            <text:p>44.105650</text:p>
          </table:table-cell>
          <table:table-cell table:formula="of:=INDIRECT(CONCATENATE(&quot;angle-&quot;;[.A23];&quot;.C12&quot;))" office:value-type="float" office:value="0.0003987392">
            <text:p>3.99E-004</text:p>
          </table:table-cell>
          <table:table-cell table:style-name="ce6" table:formula="of:=INDIRECT(CONCATENATE(&quot;angle-&quot;;[.A23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10">
            <text:p>110</text:p>
          </table:table-cell>
          <table:table-cell table:formula="of:=INDIRECT(CONCATENATE(&quot;angle-&quot;;[.A24];&quot;.B12&quot;))" office:value-type="float" office:value="45.1226440107">
            <text:p>45.122644</text:p>
          </table:table-cell>
          <table:table-cell table:formula="of:=INDIRECT(CONCATENATE(&quot;angle-&quot;;[.A24];&quot;.C12&quot;))" office:value-type="float" office:value="0.0003541936">
            <text:p>3.54E-004</text:p>
          </table:table-cell>
          <table:table-cell table:style-name="ce6" table:formula="of:=INDIRECT(CONCATENATE(&quot;angle-&quot;;[.A24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15">
            <text:p>115</text:p>
          </table:table-cell>
          <table:table-cell table:formula="of:=INDIRECT(CONCATENATE(&quot;angle-&quot;;[.A25];&quot;.B12&quot;))" office:value-type="float" office:value="46.1602636983">
            <text:p>46.160264</text:p>
          </table:table-cell>
          <table:table-cell table:formula="of:=INDIRECT(CONCATENATE(&quot;angle-&quot;;[.A25];&quot;.C12&quot;))" office:value-type="float" office:value="0.0003472935">
            <text:p>3.47E-004</text:p>
          </table:table-cell>
          <table:table-cell table:style-name="ce6" table:formula="of:=INDIRECT(CONCATENATE(&quot;angle-&quot;;[.A25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20">
            <text:p>120</text:p>
          </table:table-cell>
          <table:table-cell table:formula="of:=INDIRECT(CONCATENATE(&quot;angle-&quot;;[.A26];&quot;.B12&quot;))" office:value-type="float" office:value="46.5933416843">
            <text:p>46.593342</text:p>
          </table:table-cell>
          <table:table-cell table:formula="of:=INDIRECT(CONCATENATE(&quot;angle-&quot;;[.A26];&quot;.C12&quot;))" office:value-type="float" office:value="0.0003354761">
            <text:p>3.35E-004</text:p>
          </table:table-cell>
          <table:table-cell table:style-name="ce6" table:formula="of:=INDIRECT(CONCATENATE(&quot;angle-&quot;;[.A26];&quot;.F2&quot;))" office:value-type="float" office:value="1303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25">
            <text:p>125</text:p>
          </table:table-cell>
          <table:table-cell table:formula="of:=INDIRECT(CONCATENATE(&quot;angle-&quot;;[.A27];&quot;.B12&quot;))" office:value-type="float" office:value="45.4858583757">
            <text:p>45.485858</text:p>
          </table:table-cell>
          <table:table-cell table:formula="of:=INDIRECT(CONCATENATE(&quot;angle-&quot;;[.A27];&quot;.C12&quot;))" office:value-type="float" office:value="0.0003120176">
            <text:p>3.12E-004</text:p>
          </table:table-cell>
          <table:table-cell table:style-name="ce6" table:formula="of:=INDIRECT(CONCATENATE(&quot;angle-&quot;;[.A27];&quot;.F2&quot;))" office:value-type="float" office:value="1301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30">
            <text:p>130</text:p>
          </table:table-cell>
          <table:table-cell table:formula="of:=INDIRECT(CONCATENATE(&quot;angle-&quot;;[.A28];&quot;.B12&quot;))" office:value-type="float" office:value="47.1355916579">
            <text:p>47.135592</text:p>
          </table:table-cell>
          <table:table-cell table:formula="of:=INDIRECT(CONCATENATE(&quot;angle-&quot;;[.A28];&quot;.C12&quot;))" office:value-type="float" office:value="0.000288195">
            <text:p>2.88E-004</text:p>
          </table:table-cell>
          <table:table-cell table:style-name="ce6" table:formula="of:=INDIRECT(CONCATENATE(&quot;angle-&quot;;[.A28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35">
            <text:p>135</text:p>
          </table:table-cell>
          <table:table-cell table:formula="of:=INDIRECT(CONCATENATE(&quot;angle-&quot;;[.A29];&quot;.B12&quot;))" office:value-type="float" office:value="52.081475618">
            <text:p>52.081476</text:p>
          </table:table-cell>
          <table:table-cell table:formula="of:=INDIRECT(CONCATENATE(&quot;angle-&quot;;[.A29];&quot;.C12&quot;))" office:value-type="float" office:value="0.0002743068">
            <text:p>2.74E-004</text:p>
          </table:table-cell>
          <table:table-cell table:style-name="ce6" table:formula="of:=INDIRECT(CONCATENATE(&quot;angle-&quot;;[.A29];&quot;.F2&quot;))" office:value-type="float" office:value="1307">
            <text:p>1.31E+003</text:p>
          </table:table-cell>
          <table:table-cell table:number-columns-repeated="7"/>
        </table:table-row>
        <table:table-row table:style-name="ro3">
          <table:table-cell office:value-type="float" office:value="140">
            <text:p>140</text:p>
          </table:table-cell>
          <table:table-cell table:formula="of:=INDIRECT(CONCATENATE(&quot;angle-&quot;;[.A30];&quot;.B12&quot;))" office:value-type="float" office:value="46.724098509">
            <text:p>46.724099</text:p>
          </table:table-cell>
          <table:table-cell table:formula="of:=INDIRECT(CONCATENATE(&quot;angle-&quot;;[.A30];&quot;.C12&quot;))" office:value-type="float" office:value="0.0002464906">
            <text:p>2.46E-004</text:p>
          </table:table-cell>
          <table:table-cell table:style-name="ce6" table:formula="of:=INDIRECT(CONCATENATE(&quot;angle-&quot;;[.A30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45">
            <text:p>145</text:p>
          </table:table-cell>
          <table:table-cell table:formula="of:=INDIRECT(CONCATENATE(&quot;angle-&quot;;[.A31];&quot;.B12&quot;))" office:value-type="float" office:value="44.3273086952">
            <text:p>44.327309</text:p>
          </table:table-cell>
          <table:table-cell table:formula="of:=INDIRECT(CONCATENATE(&quot;angle-&quot;;[.A31];&quot;.C12&quot;))" office:value-type="float" office:value="0.0002376705">
            <text:p>2.38E-004</text:p>
          </table:table-cell>
          <table:table-cell table:style-name="ce6" table:formula="of:=INDIRECT(CONCATENATE(&quot;angle-&quot;;[.A31];&quot;.F2&quot;))" office:value-type="float" office:value="1301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50">
            <text:p>150</text:p>
          </table:table-cell>
          <table:table-cell table:formula="of:=INDIRECT(CONCATENATE(&quot;angle-&quot;;[.A32];&quot;.B12&quot;))" office:value-type="float" office:value="44.6993430265">
            <text:p>44.699343</text:p>
          </table:table-cell>
          <table:table-cell table:formula="of:=INDIRECT(CONCATENATE(&quot;angle-&quot;;[.A32];&quot;.C12&quot;))" office:value-type="float" office:value="0.0002167758">
            <text:p>2.17E-004</text:p>
          </table:table-cell>
          <table:table-cell table:style-name="ce6" table:formula="of:=INDIRECT(CONCATENATE(&quot;angle-&quot;;[.A32];&quot;.F2&quot;))" office:value-type="float" office:value="1303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55">
            <text:p>155</text:p>
          </table:table-cell>
          <table:table-cell table:formula="of:=INDIRECT(CONCATENATE(&quot;angle-&quot;;[.A33];&quot;.B12&quot;))" office:value-type="float" office:value="43.5348973903">
            <text:p>43.534897</text:p>
          </table:table-cell>
          <table:table-cell table:formula="of:=INDIRECT(CONCATENATE(&quot;angle-&quot;;[.A33];&quot;.C12&quot;))" office:value-type="float" office:value="0.0002202835">
            <text:p>2.20E-004</text:p>
          </table:table-cell>
          <table:table-cell table:style-name="ce6" table:formula="of:=INDIRECT(CONCATENATE(&quot;angle-&quot;;[.A33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60">
            <text:p>160</text:p>
          </table:table-cell>
          <table:table-cell table:formula="of:=INDIRECT(CONCATENATE(&quot;angle-&quot;;[.A34];&quot;.B12&quot;))" office:value-type="float" office:value="42.148360017">
            <text:p>42.148360</text:p>
          </table:table-cell>
          <table:table-cell table:formula="of:=INDIRECT(CONCATENATE(&quot;angle-&quot;;[.A34];&quot;.C12&quot;))" office:value-type="float" office:value="0.0001820276">
            <text:p>1.82E-004</text:p>
          </table:table-cell>
          <table:table-cell table:style-name="ce6" table:formula="of:=INDIRECT(CONCATENATE(&quot;angle-&quot;;[.A34];&quot;.F2&quot;))" office:value-type="float" office:value="1299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65">
            <text:p>165</text:p>
          </table:table-cell>
          <table:table-cell table:formula="of:=INDIRECT(CONCATENATE(&quot;angle-&quot;;[.A35];&quot;.B12&quot;))" office:value-type="float" office:value="40.2999482685">
            <text:p>40.299948</text:p>
          </table:table-cell>
          <table:table-cell table:formula="of:=INDIRECT(CONCATENATE(&quot;angle-&quot;;[.A35];&quot;.C12&quot;))" office:value-type="float" office:value="0.0001886788">
            <text:p>1.89E-004</text:p>
          </table:table-cell>
          <table:table-cell table:style-name="ce6" table:formula="of:=INDIRECT(CONCATENATE(&quot;angle-&quot;;[.A35];&quot;.F2&quot;))" office:value-type="float" office:value="1295">
            <text:p>1.30E+003</text:p>
          </table:table-cell>
          <table:table-cell table:number-columns-repeated="7"/>
        </table:table-row>
        <table:table-row table:style-name="ro3">
          <table:table-cell office:value-type="float" office:value="170">
            <text:p>170</text:p>
          </table:table-cell>
          <table:table-cell table:formula="of:=INDIRECT(CONCATENATE(&quot;angle-&quot;;[.A36];&quot;.B12&quot;))" office:value-type="float" office:value="39.3654159399">
            <text:p>39.365416</text:p>
          </table:table-cell>
          <table:table-cell table:formula="of:=INDIRECT(CONCATENATE(&quot;angle-&quot;;[.A36];&quot;.C12&quot;))" office:value-type="float" office:value="0.0001971987">
            <text:p>1.97E-004</text:p>
          </table:table-cell>
          <table:table-cell table:style-name="ce6" table:formula="of:=INDIRECT(CONCATENATE(&quot;angle-&quot;;[.A36];&quot;.F2&quot;))" office:value-type="float" office:value="1289">
            <text:p>1.29E+003</text:p>
          </table:table-cell>
          <table:table-cell table:number-columns-repeated="7"/>
        </table:table-row>
        <table:table-row table:style-name="ro3">
          <table:table-cell office:value-type="float" office:value="175">
            <text:p>175</text:p>
          </table:table-cell>
          <table:table-cell table:formula="of:=INDIRECT(CONCATENATE(&quot;angle-&quot;;[.A37];&quot;.B12&quot;))" office:value-type="float" office:value="41.9233613375">
            <text:p>41.923361</text:p>
          </table:table-cell>
          <table:table-cell table:formula="of:=INDIRECT(CONCATENATE(&quot;angle-&quot;;[.A37];&quot;.C12&quot;))" office:value-type="float" office:value="0.0002023685">
            <text:p>2.02E-004</text:p>
          </table:table-cell>
          <table:table-cell table:style-name="ce6" table:formula="of:=INDIRECT(CONCATENATE(&quot;angle-&quot;;[.A37];&quot;.F2&quot;))" office:value-type="float" office:value="1291">
            <text:p>1.29E+003</text:p>
          </table:table-cell>
          <table:table-cell table:number-columns-repeated="7"/>
        </table:table-row>
        <table:table-row table:style-name="ro3" table:number-rows-repeated="8">
          <table:table-cell/>
          <table:table-cell table:style-name="Default" table:number-columns-repeated="3"/>
          <table:table-cell table:number-columns-repeated="7"/>
        </table:table-row>
        <table:table-row table:style-name="ro3">
          <table:table-cell>
            <draw:frame table:end-cell-address="'minen plot'.K71" table:end-x="0.892cm" table:end-y="0.285cm" draw:z-index="0" draw:style-name="gr1" svg:width="23.473cm" svg:height="11.094cm" svg:x="0cm" svg:y="0.35cm">
              <draw:object draw:notify-on-update-of-ranges="'minen plot'.A2:'minen plot'.A37 'minen plot'.B2:'minen plot'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6"/>
          <table:table-cell>
            <draw:frame table:end-cell-address="'minen plot'.V70" table:end-x="0.279cm" table:end-y="0.393cm" draw:z-index="2" draw:style-name="gr1" svg:width="23.473cm" svg:height="11.073cm" svg:x="1.645cm" svg:y="0.033cm">
              <draw:object draw:notify-on-update-of-ranges="'minen plot'.A2:'minen plot'.A37 'minen plot'.D2:'minen plot'.D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numnp_beforefix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office:value-type="string">
            <text:p>#[angle]</text:p>
          </table:table-cell>
          <table:table-cell office:value-type="string">
            <text:p>[number_of_np_cells]</text:p>
          </table:table-cell>
          <table:table-cell/>
          <table:table-cell>
            <draw:frame table:end-cell-address="numnp_beforefix.T42" table:end-x="0.809cm" table:end-y="0.426cm" draw:z-index="0" draw:style-name="gr1" svg:width="36.849cm" svg:height="18.62cm" svg:x="0.09cm" svg:y="0.106cm">
              <draw:object draw:notify-on-update-of-ranges="numnp_beforefix.A2:numnp_beforefix.A182 numnp_beforefix.B2:numnp_beforefix.B1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1301">
            <text:p>1301</text:p>
          </table:table-cell>
          <table:table-cell table:number-columns-repeated="2"/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301">
            <text:p>130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15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23:51:43</meta:creation-date>
    <meta:editing-duration>PT1H7M2S</meta:editing-duration>
    <meta:editing-cycles>8</meta:editing-cycles>
    <meta:generator>LibreOffice/3.3$Linux LibreOffice_project/330m19$Build-202</meta:generator>
    <dc:date>2011-05-04T14:37:48</dc:date>
    <meta:document-statistic meta:table-count="43" meta:cell-count="35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8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3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1cm" chart:symbol-height="0.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74cm" svg:height="11.095cm" xlink:href=".." xlink:type="simple" chart:class="chart:scatter" chart:style-name="ch1">
        <chart:title svg:x="3.641cm" svg:y="0.356cm" chart:style-name="ch2">
          <text:p>Rotation of one elliptical nanoparticle with a homogeneous surface alignment</text:p>
        </chart:title>
        <chart:plot-area chart:style-name="ch3" table:cell-range-address="'minen plot'.A2:'minen plot'.B37" svg:x="1.477cm" svg:y="1.82cm" svg:width="21.059cm" svg:height="8.076cm">
          <chartooo:coordinate-region svg:x="2.566cm" svg:y="2.017cm" svg:width="19.693cm" svg:height="7.236cm"/>
          <chart:axis chart:dimension="x" chart:name="primary-x" chart:style-name="ch4">
            <chart:title svg:x="8.636cm" svg:y="10.118cm" chart:style-name="ch5">
              <text:p>Rotation angle with respect to x axis (Degrees)</text:p>
            </chart:title>
            <chart:grid chart:style-name="ch6" chart:class="major"/>
          </chart:axis>
          <chart:axis chart:dimension="y" chart:name="primary-y" chart:style-name="ch7">
            <chart:title svg:x="0.451cm" svg:y="8.508cm" chart:style-name="ch8">
              <text:p>Best minimised total energy of lattice</text:p>
            </chart:title>
            <chart:grid chart:style-name="ch6" chart:class="major"/>
          </chart:axis>
          <chart:series chart:style-name="ch9" chart:values-cell-range-address="'minen plot'.B2:'minen plot'.B37" chart:class="chart:scatter">
            <chart:domain table:cell-range-address="'minen plot'.A2:'minen plot'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46.8066538701">
                <text:p>46.8066538701</text:p>
                <draw:g>
                  <svg:desc>'minen plot'.B2:'minen plot'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1.9636361285">
                <text:p>41.9636361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.3512518875">
                <text:p>39.351251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.3373802406">
                <text:p>40.3373802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.2375750752">
                <text:p>42.2375750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3.5217913344">
                <text:p>43.5217913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4.5657016388">
                <text:p>44.5657016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4.2443201831">
                <text:p>44.2443201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6.6143099179">
                <text:p>46.6143099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2.1293373519">
                <text:p>52.1293373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6.6707215373">
                <text:p>46.6707215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5.0749531309">
                <text:p>45.0749531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6.0939609333">
                <text:p>46.0939609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5.7996726989">
                <text:p>45.7996726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5.0012487774">
                <text:p>45.0012487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3.648699435">
                <text:p>43.648699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3.7271232868">
                <text:p>43.7271232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6.1950725386">
                <text:p>46.1950725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52.4808939377">
                <text:p>52.4808939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7.2630174549">
                <text:p>47.2630174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4.0752025515">
                <text:p>44.0752025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44.1056496514">
                <text:p>44.1056496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45.1226440107">
                <text:p>45.1226440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46.1602636983">
                <text:p>46.1602636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46.5933416843">
                <text:p>46.5933416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45.4858583757">
                <text:p>45.4858583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47.1355916579">
                <text:p>47.1355916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52.081475618">
                <text:p>52.081475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46.724098509">
                <text:p>46.724098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44.3273086952">
                <text:p>44.3273086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44.6993430265">
                <text:p>44.6993430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43.5348973903">
                <text:p>43.5348973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42.148360017">
                <text:p>42.148360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40.2999482685">
                <text:p>40.2999482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39.3654159399">
                <text:p>39.3654159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41.9233613375">
                <text:p>41.9233613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8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1cm" chart:symbol-height="0.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74cm" svg:height="11.095cm" xlink:href=".." xlink:type="simple" chart:class="chart:scatter" chart:style-name="ch1">
        <chart:title svg:x="3.641cm" svg:y="0.356cm" chart:style-name="ch2">
          <text:p>Rotation of one elliptical nanoparticle with a homogeneous surface alignment</text:p>
        </chart:title>
        <chart:plot-area chart:style-name="ch3" table:cell-range-address="'minen plot'.A2:'minen plot'.A37 'minen plot'.C2:'minen plot'.C37" svg:x="1.477cm" svg:y="1.82cm" svg:width="21.059cm" svg:height="8.076cm">
          <chartooo:coordinate-region svg:x="3.378cm" svg:y="2.018cm" svg:width="18.881cm" svg:height="7.235cm"/>
          <chart:axis chart:dimension="x" chart:name="primary-x" chart:style-name="ch4">
            <chart:title svg:x="8.636cm" svg:y="10.118cm" chart:style-name="ch5">
              <text:p>Rotation angle with respect to x axis (Degrees)</text:p>
            </chart:title>
            <chart:grid chart:style-name="ch6" chart:class="major"/>
          </chart:axis>
          <chart:axis chart:dimension="y" chart:name="primary-y" chart:style-name="ch7">
            <chart:title svg:x="0.451cm" svg:y="9.948cm" chart:style-name="ch8">
              <text:p>Best minimised average energy of non nanoparticle cells</text:p>
            </chart:title>
            <chart:grid chart:style-name="ch6" chart:class="major"/>
          </chart:axis>
          <chart:series chart:style-name="ch9" chart:values-cell-range-address="'minen plot'.C2:'minen plot'.C37" chart:class="chart:scatter">
            <chart:domain table:cell-range-address="'minen plot'.A2:'minen plot'.A37"/>
            <chart:data-point chart:repeated="36"/>
          </chart:series>
          <chart:series chart:style-name="ch10" chart:values-cell-range-address="'minen plot'.C18:'minen plot'.C22" chart:class="chart:scatter">
            <chart:domain table:cell-range-address="'minen plot'.A18:'minen plot'.A22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0.000197728">
                <text:p>0.000197728</text:p>
                <draw:g>
                  <svg:desc>'minen plot'.C2:'minen plot'.C37</svg:desc>
                </draw:g>
              </table:table-cell>
              <table:table-cell office:value-type="float" office:value="80">
                <text:p>80</text:p>
                <draw:g>
                  <svg:desc>'minen plot'.A18:'minen plot'.A22</svg:desc>
                </draw:g>
              </table:table-cell>
              <table:table-cell office:value-type="float" office:value="0.0004489153">
                <text:p>0.0004489153</text:p>
                <draw:g>
                  <svg:desc>'minen plot'.C18:'minen plot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1863599">
                <text:p>0.0001863599</text:p>
              </table:table-cell>
              <table:table-cell office:value-type="float" office:value="85">
                <text:p>85</text:p>
              </table:table-cell>
              <table:table-cell office:value-type="float" office:value="0.0004538287">
                <text:p>0.0004538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1992295">
                <text:p>0.0001992295</text:p>
              </table:table-cell>
              <table:table-cell office:value-type="float" office:value="90">
                <text:p>90</text:p>
              </table:table-cell>
              <table:table-cell office:value-type="float" office:value="0.0004911344">
                <text:p>0.0004911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002099731">
                <text:p>0.0002099731</text:p>
              </table:table-cell>
              <table:table-cell office:value-type="float" office:value="95">
                <text:p>95</text:p>
              </table:table-cell>
              <table:table-cell office:value-type="float" office:value="0.0004709654">
                <text:p>0.0004709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1958641">
                <text:p>0.0001958641</text:p>
              </table:table-cell>
              <table:table-cell office:value-type="float" office:value="100">
                <text:p>100</text:p>
              </table:table-cell>
              <table:table-cell office:value-type="float" office:value="0.0004414994">
                <text:p>0.0004414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02197083">
                <text:p>0.000219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02207563">
                <text:p>0.000220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002193484">
                <text:p>0.000219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2378212">
                <text:p>0.000237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02621208">
                <text:p>0.000262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002816699">
                <text:p>0.00028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003018566">
                <text:p>0.000301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003225737">
                <text:p>0.000322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003612359">
                <text:p>0.000361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003657473">
                <text:p>0.000365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004016165">
                <text:p>0.0004016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004489153">
                <text:p>0.0004489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004538287">
                <text:p>0.000453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4911344">
                <text:p>0.000491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004709654">
                <text:p>0.000470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004414994">
                <text:p>0.000441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003987392">
                <text:p>0.000398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003541936">
                <text:p>0.000354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003472935">
                <text:p>0.000347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003354761">
                <text:p>0.000335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003120176">
                <text:p>0.000312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00288195">
                <text:p>0.00028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002743068">
                <text:p>0.000274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002464906">
                <text:p>0.0002464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002376705">
                <text:p>0.000237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0002167758">
                <text:p>0.000216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0002202835">
                <text:p>0.000220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001820276">
                <text:p>0.000182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0.0001886788">
                <text:p>0.000188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0001971987">
                <text:p>0.000197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0.0002023685">
                <text:p>0.000202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DC7CCDFB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18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cm" chart:symbol-height="0.2cm">
        <chart:symbol-image xlink:href="Pictures/2000000D000000DD000000DDDC7CCDFB.svm" xlink:type="simple" xlink:actuate="onLoad"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74cm" svg:height="11.074cm" xlink:href=".." xlink:type="simple" chart:class="chart:scatter" chart:style-name="ch1">
        <chart:title svg:x="7.804cm" svg:y="0.356cm" chart:style-name="ch2">
          <text:p>Rotation of one elliptical nanoparticle</text:p>
        </chart:title>
        <chart:plot-area chart:style-name="ch3" table:cell-range-address="'minen plot'.A2:'minen plot'.A37 'minen plot'.D2:'minen plot'.D37" svg:x="1.477cm" svg:y="1.82cm" svg:width="21.059cm" svg:height="8.055cm">
          <chartooo:coordinate-region svg:x="2.461cm" svg:y="2.018cm" svg:width="19.798cm" svg:height="7.215cm"/>
          <chart:axis chart:dimension="x" chart:name="primary-x" chart:style-name="ch4">
            <chart:title svg:x="8.636cm" svg:y="10.097cm" chart:style-name="ch5">
              <text:p>Rotation angle with respect to x axis (Degrees)</text:p>
            </chart:title>
            <chart:grid chart:style-name="ch6" chart:class="major"/>
          </chart:axis>
          <chart:axis chart:dimension="y" chart:name="primary-y" chart:style-name="ch7">
            <chart:title svg:x="0.451cm" svg:y="7.947cm" chart:style-name="ch8">
              <text:p>Number of nanoparticle cells</text:p>
            </chart:title>
            <chart:grid chart:style-name="ch6" chart:class="major"/>
          </chart:axis>
          <chart:series chart:style-name="ch9" chart:values-cell-range-address="'minen plot'.D2:'minen plot'.D37" chart:class="chart:scatter">
            <chart:domain table:cell-range-address="'minen plot'.A2:'minen plot'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en plot'.A2:'minen plot'.A37</svg:desc>
                </draw:g>
              </table:table-cell>
              <table:table-cell office:value-type="float" office:value="1301">
                <text:p>1301</text:p>
                <draw:g>
                  <svg:desc>'minen plot'.D2:'minen plot'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291">
                <text:p>12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6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85cm" svg:height="17.756cm" xlink:href=".." xlink:type="simple" chart:class="chart:scatter" chart:style-name="ch1">
        <chart:legend chart:legend-position="end" svg:x="34.533cm" svg:y="8.583cm" chart:style-name="ch2"/>
        <chart:plot-area chart:style-name="ch3" table:cell-range-address="numnp_beforefix.A2:numnp_beforefix.B182" svg:x="1.187cm" svg:y="1.555cm" svg:width="31.872cm" svg:height="15.426cm">
          <chartooo:coordinate-region svg:x="2.179cm" svg:y="1.754cm" svg:width="30.6cm" svg:height="14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mnp_beforefix.B2:numnp_beforefix.B182" chart:class="chart:scatter">
            <chart:domain table:cell-range-address="numnp_beforefix.A2:numnp_beforefix.A182"/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mnp_beforefix.A2:numnp_beforefix.A182</svg:desc>
                </draw:g>
              </table:table-cell>
              <table:table-cell office:value-type="float" office:value="1301">
                <text:p>1301</text:p>
                <draw:g>
                  <svg:desc>numnp_beforefix.B2:numnp_beforefix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01">
                <text:p>13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